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05E000000706CB33374AF083807.png" manifest:media-type="image/png"/>
  <manifest:file-entry manifest:full-path="Pictures/100002000000005B0000008534D416B2B82039BE.png" manifest:media-type="image/png"/>
  <manifest:file-entry manifest:full-path="Pictures/200000F50000077F00000B085A3BD32B62CA6C7F.svm" manifest:media-type="image/x-svm"/>
  <manifest:file-entry manifest:full-path="Pictures/10000200000000E1000000EB863099E96B8102EF.png" manifest:media-type="image/png"/>
  <manifest:file-entry manifest:full-path="Pictures/200001FA000012A000001357A238EE1977B8E5F3.svm" manifest:media-type="image/x-svm"/>
  <manifest:file-entry manifest:full-path="Pictures/10000201000000C8000001C25B7D12A43E0D9889.png" manifest:media-type="image/png"/>
  <manifest:file-entry manifest:full-path="Pictures/10000200000000BD000000E7A44DFC685FCEFAD7.png" manifest:media-type="image/png"/>
  <manifest:file-entry manifest:full-path="Pictures/10000200000000750000008C82335E73584F05C9.png" manifest:media-type="image/png"/>
  <manifest:file-entry manifest:full-path="Pictures/100002010000005B0000003B639F5B469952E7D3.png" manifest:media-type="image/png"/>
  <manifest:file-entry manifest:full-path="Pictures/2000008B000007AD0000093E228C695C21B07957.svm" manifest:media-type="image/x-svm"/>
  <manifest:file-entry manifest:full-path="Pictures/2000009500000F9100001307DD6BA0CEFF219467.svm" manifest:media-type="image/x-svm"/>
  <manifest:file-entry manifest:full-path="Pictures/1000020100000086000000869675B0A4C6EBE96D.png" manifest:media-type="image/png"/>
  <manifest:file-entry manifest:full-path="Pictures/10002AEA00000B0F00000B0F10C70DFA97492BDD.svg" manifest:media-type="image/svg+xml"/>
  <manifest:file-entry manifest:full-path="Pictures/200000EC000009B000000B8701B88B600CE79791.svm" manifest:media-type="image/x-svm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="" draw:marker-start-width="0.352cm" draw:marker-end="Rounded_20_short_20_Arrow" draw:marker-end-width="0.352cm" draw:fill="none" draw:fill-color="#729fcf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="" draw:marker-start-width="0.352cm" draw:marker-end="" draw:marker-end-width="0.352cm" draw:fill="none" draw:fill-color="#729fcf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-color="#e8f2a1" draw:opacity="60%" draw:textarea-horizontal-align="justify" draw:textarea-vertical-align="middle" draw:auto-grow-height="false" fo:min-height="2.798cm" fo:min-width="5.705cm"/>
    </style:style>
    <style:style style:name="gr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none" svg:stroke-color="#000000" draw:fill="none" draw:fill-color="#ffffff" fo:min-height="0.412cm"/>
    </style:style>
    <style:style style:name="gr17" style:family="graphic" style:parent-style-name="standard">
      <style:graphic-properties draw:stroke="none" draw:fill-color="#e8f2a1" draw:opacity="60%" draw:textarea-horizontal-align="justify" draw:textarea-vertical-align="middle" draw:auto-grow-height="false" fo:min-height="3.179cm" fo:min-width="1.387cm"/>
    </style:style>
    <style:style style:name="gr18" style:family="graphic" style:parent-style-name="standard">
      <style:graphic-properties draw:stroke="none" svg:stroke-width="0.081cm" svg:stroke-color="#7b3d00" draw:marker-start-width="0.321cm" draw:marker-end-width="0.321cm" draw:fill="solid" draw:fill-color="#ffd428" draw:opacity="25%" draw:textarea-horizontal-align="justify" draw:textarea-vertical-align="middle" draw:auto-grow-height="false" fo:min-height="2.718cm" fo:min-width="1.325cm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width="0.081cm" svg:stroke-color="#00a933" draw:marker-start-width="0.321cm" draw:marker-end-width="0.321cm" draw:fill="solid" draw:fill-color="#3faf46" draw:opacity="20%" draw:textarea-horizontal-align="justify" draw:textarea-vertical-align="middle" draw:auto-grow-height="false" fo:min-height="2.718cm" fo:min-width="16.7cm" fo:padding-top="0.165cm" fo:padding-bottom="0.165cm" fo:padding-left="0.29cm" fo:padding-right="0.29cm"/>
    </style:style>
    <style:style style:name="gr20" style:family="graphic" style:parent-style-name="standard">
      <style:graphic-properties draw:stroke="solid" svg:stroke-width="0.035cm" svg:stroke-color="#000000" draw:marker-start-width="0.252cm" draw:marker-end-width="0.252cm" draw:fill="solid" draw:fill-color="#eeeeee" draw:opacity="100%" draw:opacity-name="Transparency_20_1" draw:textarea-horizontal-align="justify" draw:textarea-vertical-align="middle" draw:auto-grow-height="false" fo:min-height="2.383cm" fo:min-width="27.896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width="0.081cm" svg:stroke-color="#be480a" draw:marker-start-width="0.321cm" draw:marker-end-width="0.321cm" draw:fill="solid" draw:fill-color="#ffff6d" draw:opacity="60%" draw:textarea-horizontal-align="justify" draw:textarea-vertical-align="middle" draw:auto-grow-height="false" fo:min-height="2.718cm" fo:min-width="16.692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width="0.081cm" svg:stroke-color="#7b3d00" draw:marker-start-width="0.321cm" draw:marker-end-width="0.321cm" draw:fill="solid" draw:fill-color="#5b277d" draw:opacity="25%" draw:textarea-horizontal-align="justify" draw:textarea-vertical-align="middle" draw:auto-grow-height="false" fo:min-height="2.718cm" fo:min-width="3.466cm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width="0.081cm" svg:stroke-color="#5983b0" draw:marker-start-width="0.321cm" draw:marker-end-width="0.321cm" draw:fill="solid" draw:fill-color="#729fcf" draw:opacity="20%" draw:textarea-horizontal-align="justify" draw:textarea-vertical-align="middle" draw:auto-grow-height="false" fo:min-height="6.147cm" fo:min-width="3.865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width="0.081cm" svg:stroke-color="#ce181e" draw:marker-start-width="0.321cm" draw:marker-end-width="0.321cm" draw:fill="solid" draw:fill-color="#bf0041" draw:opacity="10%" draw:textarea-horizontal-align="justify" draw:textarea-vertical-align="middle" draw:auto-grow-height="false" fo:min-height="2.618cm" fo:min-width="21.01cm" fo:padding-top="0.165cm" fo:padding-bottom="0.165cm" fo:padding-left="0.29cm" fo:padding-right="0.29cm"/>
    </style:style>
    <style:style style:name="gr2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>
      <style:graphic-properties draw:stroke="none" svg:stroke-color="#000000" draw:fill="none" draw:fill-color="#ffffff" fo:min-height="0.823cm"/>
    </style:style>
    <style:style style:name="gr10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>
      <style:graphic-properties draw:stroke="none" svg:stroke-color="#000000" draw:fill="none" draw:fill-color="#ffffff" fo:min-height="0.437cm"/>
    </style:style>
    <style:style style:name="gr11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2" style:family="graphic" style:parent-style-name="standard">
      <style:graphic-properties draw:stroke="none" svg:stroke-color="#000000" draw:fill="none" draw:fill-color="#ffffff" fo:min-height="0.458cm"/>
    </style:style>
    <style:style style:name="gr50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7" style:family="graphic" style:parent-style-name="standard">
      <style:graphic-properties draw:stroke="none" svg:stroke-color="#000000" draw:fill="none" draw:fill-color="#ffffff" fo:min-height="0.436cm"/>
    </style:style>
    <style:style style:name="gr52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6" style:family="graphic" style:parent-style-name="objectwithoutfill">
      <style:graphic-properties draw:marker-end="Arrow" draw:marker-end-width="0.3cm" draw:fill="none" draw:textarea-vertical-align="middle"/>
    </style:style>
    <style:style style:name="gr577" style:family="graphic" style:parent-style-name="objectwithoutfill">
      <style:graphic-properties svg:stroke-width="0.035cm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578" style:family="graphic" style:parent-style-name="objectwithoutfill">
      <style:graphic-properties svg:stroke-width="0.035cm" svg:stroke-color="#f10d0c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579" style:family="graphic" style:parent-style-name="standard">
      <style:graphic-properties draw:stroke="none" svg:stroke-color="#000000" draw:fill="solid" draw:fill-color="#ffffff" draw:opacity="70%" fo:min-height="0.485cm"/>
    </style:style>
    <style:style style:name="gr58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2" style:family="graphic" style:parent-style-name="standard">
      <style:graphic-properties draw:stroke="none" svg:stroke-color="#000000" draw:fill="none" draw:fill-color="#ffffff" fo:min-height="0.382cm"/>
    </style:style>
    <style:style style:name="gr59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5" style:family="graphic" style:parent-style-name="standard">
      <style:graphic-properties draw:stroke="none" svg:stroke-color="#000000" draw:fill="none" draw:fill-color="#ffffff" fo:min-height="0.487cm"/>
    </style:style>
    <style:style style:name="gr60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8" style:family="graphic" style:parent-style-name="standard">
      <style:graphic-properties draw:stroke="none" svg:stroke-color="#000000" draw:fill="none" draw:fill-color="#ffffff" fo:min-height="0.316cm"/>
    </style:style>
    <style:style style:name="gr61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3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2" style:family="graphic" style:parent-style-name="standard">
      <style:graphic-properties draw:stroke="none" svg:stroke-color="#000000" draw:fill="none" draw:fill-color="#ffffff" fo:min-height="1.234cm"/>
    </style:style>
    <style:style style:name="gr68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5" style:family="graphic" style:parent-style-name="standard">
      <style:graphic-properties draw:stroke="none" svg:stroke-color="#000000" draw:fill="none" draw:fill-color="#ffffff" fo:min-height="0.87cm"/>
    </style:style>
    <style:style style:name="gr696" style:family="graphic" style:parent-style-name="standard">
      <style:graphic-properties draw:stroke="none" svg:stroke-color="#000000" draw:fill="none" draw:fill-color="#ffffff" fo:min-height="1.045cm"/>
    </style:style>
    <style:style style:name="gr697" style:family="graphic" style:parent-style-name="objectwithoutfill">
      <style:graphic-properties svg:stroke-width="0.035cm" svg:stroke-color="#acb20c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698" style:family="graphic" style:parent-style-name="standard">
      <style:graphic-properties draw:stroke="none" svg:stroke-width="0.035cm" svg:stroke-color="#000000" draw:marker-start-width="0.252cm" draw:fill="none" draw:fill-color="#ffffff" fo:min-height="0.512cm"/>
    </style:style>
    <style:style style:name="gr699" style:family="graphic" style:parent-style-name="objectwithoutfill">
      <style:graphic-properties svg:stroke-width="0.035cm" svg:stroke-color="#acb20c" draw:marker-start="Rounded_20_short_20_Arrow" draw:marker-start-width="0.3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00" style:family="graphic" style:parent-style-name="objectwithoutfill">
      <style:graphic-properties svg:stroke-width="0.035cm" svg:stroke-color="#acb20c" draw:marker-start="Rounded_20_short_20_Arrow" draw:marker-start-width="0.352cm" draw:marker-end="Rounded_20_short_20_Arrow" draw:marker-end-width="0.352cm" draw:fill="solid" draw:fill-color="#729fcf" draw:textarea-vertical-align="middle" fo:padding-top="0.142cm" fo:padding-bottom="0.142cm" fo:padding-left="0.267cm" fo:padding-right="0.267cm"/>
    </style:style>
    <style:style style:name="gr701" style:family="graphic" style:parent-style-name="objectwithoutfill">
      <style:graphic-properties svg:stroke-width="0.035cm" svg:stroke-color="#acb20c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02" style:family="graphic" style:parent-style-name="standard">
      <style:graphic-properties draw:stroke="none" svg:stroke-color="#000000" draw:fill="solid" draw:fill-color="#ffffff" draw:opacity="70%" fo:min-height="0.512cm"/>
    </style:style>
    <style:style style:name="gr703" style:family="graphic" style:parent-style-name="objectwithoutfill">
      <style:graphic-properties svg:stroke-width="0.035cm" svg:stroke-color="#ff0000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04" style:family="graphic" style:parent-style-name="objectwithoutfill">
      <style:graphic-properties draw:stroke="dash" draw:stroke-dash="Ultrafine_20_Dashed" svg:stroke-width="0.035cm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05" style:family="graphic" style:parent-style-name="standard">
      <style:graphic-properties draw:stroke="none" svg:stroke-width="0.035cm" svg:stroke-color="#000000" draw:marker-start-width="0.252cm" draw:marker-end-width="0.252cm" draw:fill="solid" draw:fill-color="#ffffff" draw:opacity="70%" fo:min-height="0.36cm"/>
    </style:style>
    <style:style style:name="gr706" style:family="graphic" style:parent-style-name="objectwithoutfill">
      <style:graphic-properties svg:stroke-width="0.035cm" svg:stroke-color="#8d1d75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707" style:family="graphic" style:parent-style-name="standard">
      <style:graphic-properties draw:stroke="none" svg:stroke-width="0.035cm" svg:stroke-color="#8d1d75" draw:marker-start-width="0.252cm" draw:fill="none" draw:fill-color="#ffffff" fo:min-height="0.497cm"/>
    </style:style>
    <style:style style:name="gr708" style:family="graphic" style:parent-style-name="standard">
      <style:graphic-properties draw:stroke="none" svg:stroke-opacity="20%" draw:fill="none" draw:fill-color="#ffffff" draw:opacity="100%" draw:textarea-horizontal-align="justify" draw:textarea-vertical-align="middle" draw:auto-grow-height="false" fo:min-height="1.821cm" fo:min-width="1.151cm"/>
    </style:style>
    <style:style style:name="gr709" style:family="graphic" style:parent-style-name="objectwithoutfill">
      <style:graphic-properties svg:stroke-width="0.035cm" svg:stroke-color="#000000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710" style:family="graphic" style:parent-style-name="standard">
      <style:graphic-properties draw:stroke="none" svg:stroke-width="0.035cm" svg:stroke-color="#000000" draw:marker-start-width="0.252cm" draw:fill="none" draw:fill-color="#ffffff" fo:min-height="0.612cm"/>
    </style:style>
    <style:style style:name="gr711" style:family="graphic" style:parent-style-name="objectwithoutfill">
      <style:graphic-properties svg:stroke-width="0.035cm" svg:stroke-color="#8d1d75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12" style:family="graphic" style:parent-style-name="objectwithoutfill">
      <style:graphic-properties svg:stroke-width="0.035cm" svg:stroke-color="#8d1d75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713" style:family="graphic" style:parent-style-name="objectwithoutfill">
      <style:graphic-properties svg:stroke-width="0.035cm" svg:stroke-color="#729fcf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714" style:family="graphic" style:parent-style-name="standard">
      <style:graphic-properties draw:stroke="none" svg:stroke-width="0.035cm" svg:stroke-color="#729fcf" draw:marker-start-width="0.252cm" draw:fill="none" draw:fill-color="#ffffff" fo:min-height="0.562cm"/>
    </style:style>
    <style:style style:name="gr715" style:family="graphic" style:parent-style-name="standard">
      <style:graphic-properties draw:stroke="none" svg:stroke-width="0.035cm" svg:stroke-color="#000000" draw:marker-start-width="0.252cm" draw:fill="none" draw:fill-color="#ffffff" fo:min-height="0.571cm"/>
    </style:style>
    <style:style style:name="gr716" style:family="graphic" style:parent-style-name="objectwithoutfill">
      <style:graphic-properties svg:stroke-width="0.035cm" svg:stroke-color="#ff0000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717" style:family="graphic" style:parent-style-name="standard">
      <style:graphic-properties draw:stroke="none" svg:stroke-color="#000000" draw:fill="none" draw:fill-color="#ffffff" fo:min-height="0.429cm"/>
    </style:style>
    <style:style style:name="gr71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3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1" style:family="graphic" style:parent-style-name="objectwithoutfill">
      <style:graphic-properties draw:stroke="dash" draw:stroke-dash="Ultrafine_20_Dashed" svg:stroke-width="0.035cm" svg:stroke-color="#000000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782" style:family="graphic" style:parent-style-name="objectwithoutfill">
      <style:graphic-properties svg:stroke-width="0.035cm" svg:stroke-color="#780373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83" style:family="graphic" style:parent-style-name="standard">
      <style:graphic-properties draw:stroke="none" svg:stroke-color="#000000" draw:fill="solid" draw:fill-color="#ffffff" draw:opacity="70%" draw:opacity-name="" fo:min-height="0.434cm"/>
    </style:style>
    <style:style style:name="gr784" style:family="graphic" style:parent-style-name="objectwithoutfill">
      <style:graphic-properties svg:stroke-width="0.035cm" svg:stroke-color="#5983b0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85" style:family="graphic" style:parent-style-name="objectwithoutfill">
      <style:graphic-properties svg:stroke-width="0.035cm" svg:stroke-color="#5983b0" draw:marker-start="Rounded_20_short_20_Arrow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8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7" style:family="graphic" style:parent-style-name="standard">
      <style:graphic-properties draw:stroke="none" svg:stroke-color="#000000" draw:fill="none" draw:fill-color="#ffffff" fo:min-height="0.374cm"/>
    </style:style>
    <style:style style:name="gr788" style:family="graphic" style:parent-style-name="objectwithoutfill">
      <style:graphic-properties draw:stroke="dash" draw:stroke-dash="Dashed_20__28_var_29_" svg:stroke-width="0.035cm" svg:stroke-color="#5983b0" draw:marker-start-width="0.252cm" draw:marker-end="Rounded_20_short_20_Arrow" draw:marker-end-width="0.352cm" draw:fill="none" draw:fill-color="#729fcf" draw:textarea-vertical-align="middle" fo:padding-top="0.142cm" fo:padding-bottom="0.142cm" fo:padding-left="0.267cm" fo:padding-right="0.267cm"/>
    </style:style>
    <style:style style:name="gr789" style:family="graphic" style:parent-style-name="objectwithoutfill">
      <style:graphic-properties svg:stroke-width="0.035cm" svg:stroke-color="#8d1d75" draw:marker-start="Rounded_20_short_20_Arrow" draw:marker-start-width="0.3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90" style:family="graphic" style:parent-style-name="objectwithoutfill">
      <style:graphic-properties draw:stroke="dash" draw:stroke-dash="Ultrafine_20_Dashed" svg:stroke-width="0.035cm" draw:marker-start-width="0.252cm" draw:marker-end="Rounded_20_short_20_Arrow" draw:marker-end-width="0.352cm" draw:fill="none" draw:fill-color="#729fcf" draw:textarea-vertical-align="middle" fo:padding-top="0.142cm" fo:padding-bottom="0.142cm" fo:padding-left="0.267cm" fo:padding-right="0.267cm"/>
    </style:style>
    <style:style style:name="gr791" style:family="graphic" style:parent-style-name="objectwithoutfill">
      <style:graphic-properties svg:stroke-width="0.035cm" svg:stroke-color="#5983b0" draw:marker-start-width="0.252cm" draw:marker-end="Rounded_20_short_20_Arrow" draw:marker-end-width="0.352cm" draw:fill="none" draw:fill-color="#729fcf" draw:textarea-vertical-align="middle" fo:padding-top="0.142cm" fo:padding-bottom="0.142cm" fo:padding-left="0.267cm" fo:padding-right="0.267cm"/>
    </style:style>
    <style:style style:name="gr792" style:family="graphic" style:parent-style-name="objectwithoutfill">
      <style:graphic-properties draw:stroke="dash" draw:stroke-dash="Dashed_20__28_var_29_" svg:stroke-width="0.035cm" svg:stroke-color="#729fcf" draw:marker-start-width="0.252cm" draw:marker-end="Arrow" draw:marker-end-width="0.352cm" draw:fill="none" draw:fill-color="#729fcf" draw:textarea-vertical-align="middle" fo:padding-top="0.142cm" fo:padding-bottom="0.142cm" fo:padding-left="0.267cm" fo:padding-right="0.267cm"/>
    </style:style>
    <style:style style:name="gr793" style:family="graphic" style:parent-style-name="standard">
      <style:graphic-properties draw:stroke="none" draw:stroke-dash="Ultrafine_20_2_20_Dots_20_3_20_Dashes" svg:stroke-color="#000000" draw:fill="none" draw:fill-color="#ffffff" fo:min-height="0.541cm"/>
    </style:style>
    <style:style style:name="gr794" style:family="graphic" style:parent-style-name="standard">
      <style:graphic-properties draw:stroke="none" draw:stroke-dash="Ultrafine_20_2_20_Dots_20_3_20_Dashes" svg:stroke-color="#000000" draw:fill="none" draw:fill-color="#ffffff" fo:min-height="0.454cm"/>
    </style:style>
    <style:style style:name="gr795" style:family="graphic" style:parent-style-name="standard">
      <style:graphic-properties draw:stroke="none" draw:stroke-dash="Ultrafine_20_Dashed" svg:stroke-width="0.035cm" svg:stroke-color="#000000" draw:marker-start-width="0.252cm" draw:marker-end-width="0.252cm" draw:fill="solid" draw:fill-color="#ffffff" draw:opacity="70%" fo:min-height="0.512cm"/>
    </style:style>
    <style:style style:name="gr796" style:family="graphic" style:parent-style-name="standard">
      <style:graphic-properties draw:stroke="none" draw:stroke-dash="Ultrafine_20_2_20_Dots_20_3_20_Dashes" svg:stroke-color="#000000" draw:fill="none" draw:fill-color="#ffffff" fo:min-height="0.412cm"/>
    </style:style>
    <style:style style:name="gr79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9" style:family="graphic" style:parent-style-name="standard">
      <style:graphic-properties draw:stroke="none" draw:stroke-dash="Ultrafine_20_2_20_Dots_20_3_20_Dashes" svg:stroke-color="#000000" draw:fill="none" draw:fill-color="#ffffff" fo:min-height="0.87cm"/>
    </style:style>
    <style:style style:name="gr810" style:family="graphic" style:parent-style-name="standard">
      <style:graphic-properties draw:stroke="none" svg:stroke-color="#000000" draw:fill="none" draw:fill-color="#ffffff" fo:min-height="0.866cm"/>
    </style:style>
    <style:style style:name="gr81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2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4" style:family="graphic" style:parent-style-name="standard">
      <style:graphic-properties draw:stroke="none" svg:stroke-color="#000000" draw:fill="none" draw:fill-color="#ffffff" fo:min-height="1.64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-color="#e8f2a1" draw:opacity="60%"/>
      <style:paragraph-properties fo:text-align="center"/>
    </style:style>
    <style:style style:name="P3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use-window-font-color="true" style:font-name="DejaVu Sans Condensed" fo:font-size="10pt"/>
    </style:style>
    <style:style style:name="P12" style:family="paragraph">
      <loext:graphic-properties draw:fill="solid" draw:fill-color="#ffd428" draw:opacity="25%"/>
      <style:paragraph-properties fo:text-align="center"/>
      <style:text-properties fo:color="#7b3d00"/>
    </style:style>
    <style:style style:name="P13" style:family="paragraph">
      <loext:graphic-properties draw:fill="solid" draw:fill-color="#3faf46" draw:opacity="20%"/>
      <style:paragraph-properties fo:text-align="center"/>
      <style:text-properties fo:color="#00a933"/>
    </style:style>
    <style:style style:name="P14" style:family="paragraph">
      <loext:graphic-properties draw:fill="solid" draw:fill-color="#eeeeee" draw:opacity="100%" draw:opacity-name="Transparency_20_1"/>
      <style:paragraph-properties fo:text-align="center"/>
    </style:style>
    <style:style style:name="P15" style:family="paragraph">
      <loext:graphic-properties draw:fill="solid" draw:fill-color="#ffff6d" draw:opacity="60%"/>
      <style:paragraph-properties fo:text-align="center"/>
      <style:text-properties fo:color="#00a933"/>
    </style:style>
    <style:style style:name="P16" style:family="paragraph">
      <loext:graphic-properties draw:fill="solid" draw:fill-color="#5b277d" draw:opacity="25%"/>
      <style:paragraph-properties fo:text-align="center"/>
      <style:text-properties fo:color="#7b3d00"/>
    </style:style>
    <style:style style:name="P17" style:family="paragraph">
      <loext:graphic-properties draw:fill="solid" draw:fill-color="#729fcf" draw:opacity="20%"/>
      <style:paragraph-properties fo:text-align="center"/>
      <style:text-properties fo:color="#00a933"/>
    </style:style>
    <style:style style:name="P18" style:family="paragraph">
      <loext:graphic-properties draw:fill="solid" draw:fill-color="#bf0041" draw:opacity="10%"/>
      <style:paragraph-properties fo:text-align="center"/>
      <style:text-properties fo:color="#00a933"/>
    </style:style>
    <style:style style:name="P19" style:family="paragraph">
      <loext:graphic-properties draw:fill="none" draw:fill-color="#ffffff"/>
      <style:paragraph-properties fo:text-align="center"/>
      <style:text-properties style:font-name="DejaVu Sans Condensed" fo:font-size="10pt"/>
    </style:style>
    <style:style style:name="P20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none" draw:fill-color="#ffffff"/>
      <style:paragraph-properties fo:text-align="center"/>
      <style:text-properties style:use-window-font-color="true" fo:font-weight="bold"/>
    </style:style>
    <style:style style:name="P29" style:family="paragraph">
      <loext:graphic-properties draw:fill="none" draw:fill-color="#ffffff"/>
      <style:paragraph-properties fo:text-align="center"/>
      <style:text-properties fo:color="#000000" style:font-name="DejaVu Sans Condensed" fo:font-size="10pt" fo:font-weight="bold" style:font-weight-asian="bold" style:font-weight-complex="bold"/>
    </style:style>
    <style:style style:name="P30" style:family="paragraph">
      <loext:graphic-properties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none" draw:fill-color="#ffffff"/>
      <style:paragraph-properties fo:text-align="center"/>
      <style:text-properties fo:color="#acb20c" style:font-name="DejaVu Sans Condensed" fo:font-size="10pt" fo:font-weight="bold" style:font-weight-asian="bold" style:font-weight-complex="bold"/>
    </style:style>
    <style:style style:name="P34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a933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a933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a933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a933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8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a933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9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a933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0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a933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a933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2" style:family="paragraph">
      <loext:graphic-properties draw:fill="none" draw:fill-color="#ffffff"/>
      <style:paragraph-properties fo:text-align="center"/>
      <style:text-properties style:use-window-font-color="true" fo:font-weight="bold" style:font-weight-asian="bold" style:font-weight-complex="bold"/>
    </style:style>
    <style:style style:name="P4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a933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4" style:family="paragraph">
      <loext:graphic-properties draw:fill="none" draw:fill-color="#ffffff"/>
      <style:paragraph-properties fo:text-align="center"/>
      <style:text-properties style:use-window-font-color="true" style:font-name="DejaVu Sans Condensed" fo:font-size="10pt" fo:font-weight="bold" style:font-size-asian="10pt" style:font-weight-asian="bold" style:font-size-complex="10pt" style:font-weight-complex="bold"/>
    </style:style>
    <style:style style:name="P45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6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7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9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0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1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2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3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4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6" style:family="paragraph">
      <loext:graphic-properties draw:fill="none"/>
      <style:paragraph-properties fo:text-align="center"/>
      <style:text-properties fo:color="#00a933"/>
    </style:style>
    <style:style style:name="P57" style:family="paragraph">
      <loext:graphic-properties draw:fill="none" draw:fill-color="#ffffff"/>
      <style:paragraph-properties fo:text-align="center"/>
      <style:text-properties fo:color="#000000" style:font-name="DejaVu Sans Condensed" fo:font-size="10pt"/>
    </style:style>
    <style:style style:name="P58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9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0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1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2" style:family="paragraph">
      <loext:graphic-properties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3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4" style:family="paragraph">
      <loext:graphic-properties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5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6" style:family="paragraph">
      <loext:graphic-properties draw:fill="none" draw:fill-color="#ffffff"/>
      <style:paragraph-properties fo:text-align="center"/>
      <style:text-properties fo:color="#ff0000" style:font-name="DejaVu Sans Condensed" fo:font-size="10pt" fo:font-weight="bold" style:font-weight-asian="bold" style:font-weight-complex="bold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color="#3465a4"/>
    </style:style>
    <style:style style:name="P69" style:family="paragraph">
      <loext:graphic-properties draw:fill="none" draw:fill-color="#ffffff"/>
      <style:paragraph-properties fo:text-align="center"/>
      <style:text-properties style:use-window-font-color="true" style:font-name="DejaVu Sans Condensed" fo:font-size="10pt" style:font-size-asian="10pt" style:font-size-complex="10pt"/>
    </style:style>
    <style:style style:name="P70" style:family="paragraph">
      <loext:graphic-properties draw:fill="none"/>
      <style:paragraph-properties fo:text-align="center"/>
      <style:text-properties fo:color="#2a6099"/>
    </style:style>
    <style:style style:name="P71" style:family="paragraph">
      <style:paragraph-properties fo:text-align="center"/>
      <style:text-properties style:font-name="DejaVu Sans Condensed" fo:font-size="12pt" fo:font-weight="bold" fo:background-color="transparent" style:font-size-asian="12pt" style:font-weight-asian="bold" style:font-size-complex="12pt" style:font-weight-complex="bold"/>
    </style:style>
    <style:style style:name="P72" style:family="paragraph">
      <loext:graphic-properties draw:fill="solid" draw:fill-color="#ffffff" draw:opacity="70%"/>
      <style:paragraph-properties fo:text-align="center"/>
      <style:text-properties fo:color="#355269" style:font-name="DejaVu Sans Condensed" fo:font-size="12pt" fo:font-weight="bold" fo:background-color="transparent" style:font-size-asian="12pt" style:font-weight-asian="bold" style:font-size-complex="12pt" style:font-weight-complex="bold"/>
    </style:style>
    <style:style style:name="P73" style:family="paragraph">
      <loext:graphic-properties draw:fill="none"/>
      <style:paragraph-properties fo:text-align="center"/>
      <style:text-properties fo:color="#ce181e"/>
    </style:style>
    <style:style style:name="P74" style:family="paragraph">
      <loext:graphic-properties draw:fill="none" draw:fill-color="#ffffff"/>
      <style:paragraph-properties fo:text-align="center"/>
      <style:text-properties style:font-name="DejaVu Sans Condensed" fo:font-size="10pt" fo:background-color="#ffffff" style:font-size-asian="10pt" style:font-size-complex="10pt"/>
    </style:style>
    <style:style style:name="P75" style:family="paragraph">
      <loext:graphic-properties draw:fill="none" draw:fill-color="#ffffff"/>
      <style:paragraph-properties fo:text-align="center"/>
    </style:style>
    <style:style style:name="P76" style:family="paragraph">
      <loext:graphic-properties draw:fill="none" draw:fill-color="#ffffff"/>
      <style:paragraph-properties fo:text-align="center"/>
      <style:text-properties fo:color="#000000" style:font-name="DejaVu Sans Condensed" fo:font-size="10pt" style:font-size-asian="10pt" style:font-size-complex="10pt"/>
    </style:style>
    <style:style style:name="P77" style:family="paragraph">
      <loext:graphic-properties draw:fill="none" draw:fill-color="#ffffff"/>
      <style:paragraph-properties fo:text-align="center"/>
      <style:text-properties style:font-name="DejaVu Sans Condensed" fo:font-size="10pt" style:font-size-asian="10pt" style:font-size-complex="10pt"/>
    </style:style>
    <style:style style:name="P78" style:family="paragraph">
      <style:text-properties fo:font-size="10pt"/>
    </style:style>
    <style:style style:name="P79" style:family="paragraph">
      <loext:graphic-properties draw:fill="none" draw:fill-color="#ffffff"/>
      <style:text-properties fo:color="#acb20c" style:font-name="DejaVu Sans Condensed" fo:font-size="10pt" style:font-size-asian="10pt" style:font-size-complex="10pt"/>
    </style:style>
    <style:style style:name="P80" style:family="paragraph">
      <loext:graphic-properties draw:fill="solid" draw:fill-color="#729fcf"/>
      <style:paragraph-properties fo:text-align="center"/>
    </style:style>
    <style:style style:name="P81" style:family="paragraph">
      <style:paragraph-properties fo:text-align="center"/>
      <style:text-properties style:font-name="DejaVu Sans Condensed" fo:font-size="12pt" fo:font-weight="bold" fo:background-color="transparent" style:font-size-asian="12pt" style:font-size-complex="12pt"/>
    </style:style>
    <style:style style:name="P82" style:family="paragraph">
      <loext:graphic-properties draw:fill="solid" draw:fill-color="#ffffff" draw:opacity="70%"/>
      <style:paragraph-properties fo:text-align="center"/>
      <style:text-properties fo:color="#c9211e" style:font-name="DejaVu Sans Condensed" fo:font-size="12pt" fo:font-weight="bold" fo:background-color="transparent" style:font-size-asian="12pt" style:font-size-complex="12pt"/>
    </style:style>
    <style:style style:name="P83" style:family="paragraph">
      <loext:graphic-properties draw:fill="solid" draw:fill-color="#ffffff" draw:opacity="70%"/>
      <style:paragraph-properties fo:text-align="center"/>
      <style:text-properties fo:color="#be480a" style:font-name="DejaVu Sans Condensed" fo:font-size="12pt" fo:font-weight="bold" fo:background-color="transparent" style:font-size-asian="12pt" style:font-size-complex="12pt"/>
    </style:style>
    <style:style style:name="P84" style:family="paragraph">
      <loext:graphic-properties draw:fill="none" draw:fill-color="#ffffff"/>
      <style:text-properties fo:color="#8d1d75" style:font-name="DejaVu Sans Condensed" fo:font-size="10pt" style:font-size-asian="10pt" style:font-size-complex="10pt"/>
    </style:style>
    <style:style style:name="P85" style:family="paragraph">
      <loext:graphic-properties draw:fill="none" draw:fill-color="#ffffff" draw:opacity="100%"/>
      <style:paragraph-properties fo:text-align="center"/>
      <style:text-properties fo:background-color="#ffffff"/>
    </style:style>
    <style:style style:name="P86" style:family="paragraph">
      <loext:graphic-properties draw:fill="solid" draw:fill-color="#ffffff" draw:opacity="70%"/>
      <style:paragraph-properties fo:text-align="center"/>
      <style:text-properties fo:color="#e16173" style:font-name="DejaVu Sans Condensed" fo:font-size="12pt" fo:font-weight="bold" fo:background-color="transparent" style:font-size-asian="12pt" style:font-size-complex="12pt"/>
    </style:style>
    <style:style style:name="P87" style:family="paragraph">
      <loext:graphic-properties draw:fill="none" draw:fill-color="#ffffff"/>
      <style:text-properties fo:color="#000000" style:font-name="DejaVu Sans Condensed" fo:font-size="10pt" style:font-size-asian="10pt" style:font-size-complex="10pt"/>
    </style:style>
    <style:style style:name="P88" style:family="paragraph">
      <loext:graphic-properties draw:fill="none" draw:fill-color="#ffffff"/>
      <style:text-properties fo:color="#729fcf" style:font-name="DejaVu Sans Condensed" fo:font-size="10pt" style:font-size-asian="10pt" style:font-size-complex="10pt"/>
    </style:style>
    <style:style style:name="P89" style:family="paragraph">
      <loext:graphic-properties draw:fill="none" draw:fill-color="#ffffff"/>
      <style:text-properties fo:color="#f10d0c" style:font-name="DejaVu Sans Condensed" fo:font-size="12pt" style:font-size-asian="10pt" style:font-size-complex="10pt"/>
    </style:style>
    <style:style style:name="P90" style:family="paragraph">
      <style:paragraph-properties fo:text-align="center"/>
      <style:text-properties fo:color="#780373" style:font-name="DejaVu Sans Condensed" fo:font-size="12pt" fo:font-weight="bold" fo:background-color="transparent" style:font-size-asian="12pt" style:font-size-complex="12pt"/>
    </style:style>
    <style:style style:name="P91" style:family="paragraph">
      <loext:graphic-properties draw:fill="solid" draw:fill-color="#ffffff" draw:opacity="70%"/>
      <style:paragraph-properties fo:text-align="center"/>
      <style:text-properties fo:color="#780373" style:font-name="DejaVu Sans Condensed" fo:font-size="12pt" fo:font-weight="bold" fo:background-color="transparent" style:font-size-asian="12pt" style:font-size-complex="12pt"/>
    </style:style>
    <style:style style:name="P92" style:family="paragraph">
      <style:text-properties fo:font-size="10pt" style:font-size-asian="10pt" style:font-size-complex="10pt"/>
    </style:style>
    <style:style style:name="P93" style:family="paragraph">
      <loext:graphic-properties draw:fill="none" draw:fill-color="#ffffff"/>
      <style:text-properties fo:color="#8d1d75" fo:font-size="10pt" fo:font-weight="bold" style:font-size-asian="10pt" style:font-weight-asian="bold" style:font-size-complex="10pt" style:font-weight-complex="bold"/>
    </style:style>
    <style:style style:name="P94" style:family="paragraph">
      <style:paragraph-properties fo:text-align="center"/>
      <style:text-properties fo:font-size="10pt" style:font-size-asian="10pt" style:font-size-complex="10pt"/>
    </style:style>
    <style:style style:name="P95" style:family="paragraph">
      <loext:graphic-properties draw:fill="none" draw:fill-color="#ffffff"/>
      <style:text-properties style:use-window-font-color="true" style:font-name="DejaVu Sans Condensed" fo:font-size="12pt" style:font-size-asian="10pt" style:font-size-complex="10pt"/>
    </style:style>
    <style:style style:name="P96" style:family="paragraph">
      <loext:graphic-properties draw:fill="none"/>
      <style:paragraph-properties fo:text-align="center"/>
      <style:text-properties style:use-window-font-color="true"/>
    </style:style>
    <style:style style:name="P97" style:family="paragraph">
      <style:paragraph-properties fo:text-align="end"/>
      <style:text-properties fo:color="#77bc65" style:font-name="DejaVu Sans Condensed" fo:font-size="12pt" fo:font-weight="bold" fo:background-color="transparent" style:font-size-asian="12pt" style:font-size-complex="12pt"/>
    </style:style>
    <style:style style:name="P98" style:family="paragraph">
      <loext:graphic-properties draw:fill="solid" draw:fill-color="#ffffff" draw:opacity="70%"/>
      <style:paragraph-properties fo:text-align="end"/>
      <style:text-properties fo:color="#77bc65" style:font-name="DejaVu Sans Condensed" fo:font-size="12pt" fo:font-weight="bold" fo:background-color="transparent" style:font-size-asian="12pt" style:font-size-complex="12pt"/>
    </style:style>
    <style:style style:name="P99" style:family="paragraph"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100" style:family="paragraph">
      <loext:graphic-properties draw:fill="none" draw:fill-color="#ffffff"/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101" style:family="paragraph">
      <style:text-properties fo:color="#5983b0" style:font-name="DejaVu Sans Condensed" fo:font-size="10pt" style:font-size-asian="10pt" style:font-size-complex="10pt"/>
    </style:style>
    <style:style style:name="P102" style:family="paragraph">
      <loext:graphic-properties draw:fill="none" draw:fill-color="#ffffff"/>
      <style:text-properties fo:color="#5983b0" style:font-name="DejaVu Sans Condensed" fo:font-size="10pt" style:font-size-asian="10pt" style:font-size-complex="10pt"/>
    </style:style>
    <style:style style:name="P103" style:family="paragraph">
      <style:paragraph-properties fo:text-align="center"/>
      <style:text-properties style:font-name="DejaVu Sans Condensed" fo:font-size="12pt" fo:font-weight="bold" fo:background-color="transparent" style:font-size-asian="14pt" style:font-size-complex="14pt"/>
    </style:style>
    <style:style style:name="P104" style:family="paragraph">
      <loext:graphic-properties draw:fill="solid" draw:fill-color="#ffffff" draw:opacity="70%"/>
      <style:paragraph-properties fo:text-align="center"/>
      <style:text-properties fo:color="#666666" style:font-name="DejaVu Sans Condensed" fo:font-size="12pt" fo:font-weight="bold" fo:background-color="transparent" style:font-size-asian="14pt" style:font-size-complex="14pt"/>
    </style:style>
    <style:style style:name="P105" style:family="paragraph">
      <style:text-properties fo:color="#861141" style:font-name="DejaVu Sans Condensed" fo:font-size="10pt" style:font-size-asian="10pt" style:font-size-complex="10pt"/>
    </style:style>
    <style:style style:name="P106" style:family="paragraph">
      <loext:graphic-properties draw:fill="none" draw:fill-color="#ffffff"/>
      <style:text-properties fo:color="#861141" style:font-name="DejaVu Sans Condensed" fo:font-size="10pt" style:font-size-asian="10pt" style:font-size-complex="10pt"/>
    </style:style>
    <style:style style:name="P107" style:family="paragraph">
      <style:text-properties fo:color="#000000" fo:font-size="10pt" style:font-size-asian="10pt" style:font-size-complex="10pt"/>
    </style:style>
    <style:style style:name="P108" style:family="paragraph">
      <loext:graphic-properties draw:fill="none" draw:fill-color="#ffffff"/>
      <style:text-properties fo:color="#000000" fo:font-size="10pt" fo:font-weight="bold" style:font-size-asian="10pt" style:font-weight-asian="bold" style:font-size-complex="10pt" style:font-weight-complex="bold"/>
    </style:style>
    <style:style style:name="P109" style:family="paragraph">
      <loext:graphic-properties draw:fill="none" draw:fill-color="#ffffff"/>
      <style:paragraph-properties fo:text-align="center"/>
      <style:text-properties style:use-window-font-color="true" fo:font-weight="bold" fo:background-color="#ffffff"/>
    </style:style>
    <style:style style:name="P110" style:family="paragraph">
      <style:text-properties style:font-name="DejaVu Sans Condensed" fo:font-size="10pt" style:font-size-asian="10pt" style:font-size-complex="10pt"/>
    </style:style>
    <style:style style:name="P111" style:family="paragraph">
      <loext:graphic-properties draw:fill="none" draw:fill-color="#ffffff"/>
      <style:text-properties style:font-name="DejaVu Sans Condensed" fo:font-size="10pt" style:font-size-asian="10pt" style:font-size-complex="10pt"/>
    </style:style>
    <style:style style:name="T1" style:family="text">
      <style:text-properties style:use-window-font-color="true" style:font-name="DejaVu Sans Condensed" fo:font-size="10pt"/>
    </style:style>
    <style:style style:name="T2" style:family="text">
      <style:text-properties style:font-name="DejaVu Sans Condensed" fo:font-size="10pt"/>
    </style:style>
    <style:style style:name="T3" style:family="text">
      <style:text-properties style:use-window-font-color="true" style:font-name="DejaVu Sans Condensed" fo:font-size="10pt" fo:font-weight="bold" style:font-size-asian="10pt" style:font-size-complex="10pt"/>
    </style:style>
    <style:style style:name="T4" style:family="text">
      <style:text-properties fo:color="#acb20c" style:font-name="DejaVu Sans Condensed" fo:font-size="10pt" fo:font-weight="bold" style:font-size-asian="10pt" style:font-size-complex="10pt"/>
    </style:style>
    <style:style style:name="T5" style:family="text">
      <style:text-properties fo:color="#000000" style:font-name="DejaVu Sans Condensed" fo:font-size="10pt" fo:font-weight="bold" style:font-weight-asian="bold" style:font-weight-complex="bold"/>
    </style:style>
    <style:style style:name="T6" style:family="text">
      <style:text-properties fo:color="#acb20c" style:font-name="DejaVu Sans Condensed" fo:font-size="10pt" fo:font-weight="bold" style:font-weight-asian="bold" style:font-weight-complex="bold"/>
    </style:style>
    <style:style style:name="T7" style:family="text">
      <style:text-properties style:use-window-font-color="true" style:font-name="DejaVu Sans Condensed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acb20c" style:font-name="DejaVu Sans Condensed" fo:font-size="10pt" fo:font-weight="bold" style:font-size-asian="10pt" style:font-weight-asian="bold" style:font-size-complex="10pt" style:font-weight-complex="bold"/>
    </style:style>
    <style:style style:name="T9" style:family="text">
      <style:text-properties style:use-window-font-color="true" style:font-name="DejaVu Sans Condensed" fo:font-size="10pt" fo:language="eo" fo:country="none" fo:font-weight="bold" style:font-size-asian="10pt" style:font-weight-asian="bold" style:font-size-complex="10pt" style:font-weight-complex="bold"/>
    </style:style>
    <style:style style:name="T10" style:family="text">
      <style:text-properties style:use-window-font-color="true" style:font-name="DejaVu Sans Condensed" fo:font-size="10pt" style:font-size-asian="10pt" style:font-size-complex="10pt"/>
    </style:style>
    <style:style style:name="T11" style:family="text">
      <style:text-properties fo:color="#355269" style:font-name="DejaVu Sans Condensed" fo:font-size="12pt" fo:font-weight="bold" fo:background-color="transparent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0pt" fo:background-color="#ffffff" style:font-size-asian="10pt" style:font-size-complex="10pt"/>
    </style:style>
    <style:style style:name="T13" style:family="text">
      <style:text-properties fo:color="#000000" style:font-name="DejaVu Sans Condensed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00a933" style:font-name="DejaVu Sans Condensed" fo:font-size="10pt" style:font-size-asian="10pt" style:font-size-complex="10pt"/>
    </style:style>
    <style:style style:name="T15" style:family="text">
      <style:text-properties fo:color="#000000" style:font-name="DejaVu Sans Condensed" fo:font-size="10pt"/>
    </style:style>
    <style:style style:name="T16" style:family="text">
      <style:text-properties style:font-name="DejaVu Sans Condensed" fo:font-size="10pt" fo:font-weight="bold" style:font-weight-asian="bold" style:font-weight-complex="bold"/>
    </style:style>
    <style:style style:name="T17" style:family="text">
      <style:text-properties fo:color="#000000" style:font-name="DejaVu Sans Condensed" fo:font-size="10pt" style:font-size-asian="10pt" style:font-size-complex="10pt"/>
    </style:style>
    <style:style style:name="T18" style:family="text">
      <style:text-properties style:font-name="DejaVu Sans Condensed" fo:font-size="10pt" style:font-size-asian="10pt" style:font-size-complex="10pt"/>
    </style:style>
    <style:style style:name="T19" style:family="text">
      <style:text-properties fo:color="#acb20c" style:font-name="DejaVu Sans Condensed" fo:font-size="12pt" style:font-size-asian="12pt" style:font-size-complex="12pt"/>
    </style:style>
    <style:style style:name="T20" style:family="text">
      <style:text-properties fo:color="#c9211e" style:font-name="DejaVu Sans Condensed" fo:font-size="12pt" fo:background-color="transparent" style:font-size-asian="12pt" style:font-size-complex="12pt"/>
    </style:style>
    <style:style style:name="T21" style:family="text">
      <style:text-properties fo:color="#b47804" style:font-name="DejaVu Sans Condensed" fo:font-size="12pt" fo:background-color="transparent" style:font-size-asian="12pt" style:font-size-complex="12pt"/>
    </style:style>
    <style:style style:name="T22" style:family="text">
      <style:text-properties fo:color="#8d1d75" style:font-name="DejaVu Sans Condensed" fo:font-size="12pt" style:font-size-asian="12pt" style:font-size-complex="12pt"/>
    </style:style>
    <style:style style:name="T23" style:family="text">
      <style:text-properties fo:color="#000000" style:font-name="DejaVu Sans Condensed" fo:font-size="12pt" style:font-size-asian="12pt" style:font-size-complex="12pt"/>
    </style:style>
    <style:style style:name="T24" style:family="text">
      <style:text-properties fo:color="#729fcf" style:font-name="DejaVu Sans Condensed" fo:font-size="12pt" style:font-size-asian="12pt" style:font-size-complex="12pt"/>
    </style:style>
    <style:style style:name="T25" style:family="text">
      <style:text-properties fo:color="#f10d0c" style:font-name="DejaVu Sans Condensed" fo:font-size="12pt" style:font-size-asian="10pt" style:font-size-complex="10pt"/>
    </style:style>
    <style:style style:name="T26" style:family="text">
      <style:text-properties style:font-name="DejaVu Sans Condensed" fo:font-size="12pt" fo:background-color="transparent" style:font-size-asian="12pt" style:font-size-complex="12pt"/>
    </style:style>
    <style:style style:name="T27" style:family="text">
      <style:text-properties fo:color="#8d1d75" fo:font-size="10pt" fo:font-weight="bold" style:font-size-asian="10pt" style:font-weight-asian="bold" style:font-size-complex="10pt" style:font-weight-complex="bold"/>
    </style:style>
    <style:style style:name="T28" style:family="text">
      <style:text-properties fo:color="#acb20c" style:font-name="DejaVu Sans Condensed" fo:font-size="10pt" fo:font-weight="bold" fo:background-color="#ffffff" style:font-size-asian="10pt" style:font-weight-asian="bold" style:font-size-complex="10pt" style:font-weight-complex="bold"/>
    </style:style>
    <style:style style:name="T29" style:family="text">
      <style:text-properties style:use-window-font-color="true" style:font-name="DejaVu Sans Condensed" fo:font-size="12pt" style:font-size-asian="10pt" style:font-size-complex="10pt"/>
    </style:style>
    <style:style style:name="T30" style:family="text">
      <style:text-properties fo:color="#77bc65" style:font-name="DejaVu Sans Condensed" fo:font-size="12pt" fo:background-color="transparent" style:font-size-asian="12pt" style:font-size-complex="12pt"/>
    </style:style>
    <style:style style:name="T31" style:family="text"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T32" style:family="text">
      <style:text-properties fo:color="#5983b0" style:font-name="DejaVu Sans Condensed" fo:font-size="10pt" style:font-size-asian="10pt" style:font-size-complex="10pt"/>
    </style:style>
    <style:style style:name="T33" style:family="text">
      <style:text-properties fo:color="#666666" style:font-name="DejaVu Sans Condensed" fo:background-color="transparent" style:font-size-asian="14pt" style:font-size-complex="14pt"/>
    </style:style>
    <style:style style:name="T3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5" style:family="text">
      <style:text-properties style:use-window-font-color="true" style:font-name="DejaVu Sans Condensed" fo:font-size="10pt" fo:font-weight="bold" fo:background-color="#ffffff" style:font-size-asian="10pt" style:font-size-complex="10pt"/>
    </style:style>
    <style:style style:name="T36" style:family="text">
      <style:text-properties fo:color="#acb20c" style:font-name="DejaVu Sans Condensed" fo:font-size="10pt" fo:font-weight="bold" fo:background-color="#ffff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draw:line-skew="-0.134cm" svg:x1="22.712cm" svg:y1="5.461cm" svg:x2="23.909cm" svg:y2="3.38cm" draw:start-shape="id1" draw:start-glue-point="3" draw:end-shape="id2" draw:end-glue-point="2" svg:d="M22712 5461c0-1774 1197-734 1197-2081" svg:viewBox="0 0 1198 2082">
          <text:p/>
        </draw:connector>
        <draw:connector draw:style-name="gr2" draw:text-style-name="P1" xml:id="id1" draw:id="id1" draw:layer="layout" draw:type="curve" draw:line-skew="1.265cm" svg:x1="19.271cm" svg:y1="9.167cm" svg:x2="22.712cm" svg:y2="5.461cm" draw:start-shape="id3" draw:start-glue-point="0" svg:d="M19271 9167c0-1272 3441 581 3441-3706" svg:viewBox="0 0 3442 3707">
          <text:p/>
        </draw:connector>
        <draw:custom-shape draw:style-name="gr3" draw:text-style-name="P2" draw:layer="layout" svg:width="6.205cm" svg:height="3.048cm" svg:x="22.86cm" svg:y="4.064cm">
          <text:p/>
          <draw:enhanced-geometry svg:viewBox="0 0 21600 21600" draw:type="rectangle" draw:enhanced-path="M 0 0 L 21600 0 21600 21600 0 21600 0 0 Z N"/>
        </draw:custom-shape>
        <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4" draw:text-style-name="P3" draw:layer="layout" svg:width="0.669cm" svg:height="0.393cm" svg:x="23.813cm" svg:y="5.763cm" svg:viewBox="0 0 670 394" svg:d="M0 394c190 0 487-124 616-206 127-82 0-188-65-188z">
              <text:p/>
            </draw:path>
            <draw:g>
              <draw:polygon draw:style-name="gr5" draw:text-style-name="P4" draw:layer="layout" svg:width="0.388cm" svg:height="0.976cm" svg:x="23.425cm" svg:y="5.18cm" svg:viewBox="0 0 389 977" draw:points="0,752 0,0 389,225 389,977">
                <text:p/>
              </draw:polygon>
              <draw:polygon draw:style-name="gr6" draw:text-style-name="P5" draw:layer="layout" svg:width="0.55cm" svg:height="1.07cm" svg:x="23.813cm" svg:y="5.086cm" svg:viewBox="0 0 551 1071" draw:points="0,1071 0,319 551,0 551,752">
                <text:p/>
              </draw:polygon>
              <draw:polygon draw:style-name="gr7" draw:text-style-name="P6" draw:layer="layout" svg:width="0.939cm" svg:height="0.544cm" svg:x="23.425cm" svg:y="4.861cm" svg:viewBox="0 0 940 545" draw:points="389,545 0,319 551,0 940,225">
                <text:p/>
              </draw:polygon>
              <draw:polygon draw:style-name="gr8" draw:text-style-name="P7" draw:layer="layout" svg:width="0.939cm" svg:height="1.296cm" svg:x="23.425cm" svg:y="4.861cm" svg:viewBox="0 0 940 1297" draw:points="0,1071 0,319 551,0 940,225 940,977 389,1297">
                <text:p/>
              </draw:polygon>
              <draw:line draw:style-name="gr9" draw:text-style-name="P8" draw:layer="layout" svg:x1="23.748cm" svg:y1="5.969cm" svg:x2="23.489cm" svg:y2="5.819cm">
                <text:p/>
              </draw:line>
              <draw:line draw:style-name="gr10" draw:text-style-name="P8" draw:layer="layout" svg:x1="23.748cm" svg:y1="6.044cm" svg:x2="23.489cm" svg:y2="5.894cm">
                <text:p/>
              </draw:line>
              <draw:line draw:style-name="gr11" draw:text-style-name="P8" draw:layer="layout" svg:x1="23.748cm" svg:y1="6.007cm" svg:x2="23.489cm" svg:y2="5.857cm">
                <text:p/>
              </draw:line>
              <draw:polyline draw:style-name="gr12" draw:text-style-name="P8" draw:layer="layout" svg:width="0.323cm" svg:height="0.224cm" svg:x="23.456cm" svg:y="5.293cm" svg:viewBox="0 0 324 225" draw:points="324,225 0,37 0,0">
                <text:p/>
              </draw:polyline>
              <draw:polyline draw:style-name="gr13" draw:text-style-name="P8" draw:layer="layout" svg:width="0.318cm" svg:height="0.225cm" svg:x="23.463cm" svg:y="5.292cm" svg:viewBox="0 0 319 226" draw:points="319,226 319,189 0,0">
                <text:p/>
              </draw:polyline>
              <draw:polygon draw:style-name="gr14" draw:text-style-name="P9" draw:layer="layout" svg:width="0.037cm" svg:height="0.065cm" svg:x="23.577cm" svg:y="5.668cm" svg:viewBox="0 0 38 66" draw:points="0,45 0,0 38,22 38,66">
                <text:p/>
              </draw:polygon>
              <draw:line draw:style-name="gr15" draw:text-style-name="P8" draw:layer="layout" svg:x1="23.748cm" svg:y1="5.932cm" svg:x2="23.489cm" svg:y2="5.782cm">
                <text:p/>
              </draw:line>
            </draw:g>
          </draw:g>
          <draw:frame draw:style-name="gr16" draw:text-style-name="P11" draw:layer="layout" svg:width="2.637cm" svg:height="0.662cm" svg:x="22.636cm" svg:y="6.196cm">
            <draw:text-box>
              <text:p text:style-name="P10"><text:span text:style-name="T1">w</text:span><text:span text:style-name="T1">2</text:span><text:span text:style-name="T1">p</text:span><text:span text:style-name="T1">2</text:span><text:span text:style-name="T1">p</text:span><text:span text:style-name="T1">i</text:span><text:span text:style-name="T1">p</text:span><text:span text:style-name="T1">e</text:span></text:p>
            </draw:text-box>
          </draw:frame>
        </draw:g>
        <draw:custom-shape draw:style-name="gr17" draw:text-style-name="P2" draw:layer="layout" svg:width="1.887cm" svg:height="3.429cm" svg:x="27.178cm" svg:y="0.6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905cm" svg:height="3.048cm" svg:x="22.86cm" svg:y="14.2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7.28cm" svg:height="3.048cm" draw:transform="skewX (-0.00558505360638185) translate (5.328cm 14.2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28.43cm" svg:height="2.667cm" svg:x="0.635cm" svg:y="17.6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17.272cm" svg:height="3.048cm" svg:x="5.334cm" svg:y="4.06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4.046cm" svg:height="3.048cm" svg:x="25.019cm" svg:y="14.22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445cm" svg:height="6.477cm" svg:x="0.63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21.59cm" svg:height="2.948cm" svg:x="5.334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6" draw:id="id16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25" draw:text-style-name="P3" draw:layer="layout" svg:width="0.669cm" svg:height="0.393cm" svg:x="21.367cm" svg:y="5.778cm" svg:viewBox="0 0 670 394" svg:d="M0 394c190 0 487-124 616-206 127-82 0-188-65-188z">
              <text:p/>
            </draw:path>
            <draw:g>
              <draw:polygon draw:style-name="gr26" draw:text-style-name="P4" draw:layer="layout" svg:width="0.388cm" svg:height="0.976cm" svg:x="20.978cm" svg:y="5.195cm" svg:viewBox="0 0 389 977" draw:points="0,752 0,0 389,225 389,977">
                <text:p/>
              </draw:polygon>
              <draw:polygon draw:style-name="gr27" draw:text-style-name="P5" draw:layer="layout" svg:width="0.55cm" svg:height="1.07cm" svg:x="21.367cm" svg:y="5.101cm" svg:viewBox="0 0 551 1071" draw:points="0,1071 0,319 551,0 551,752">
                <text:p/>
              </draw:polygon>
              <draw:polygon draw:style-name="gr28" draw:text-style-name="P6" draw:layer="layout" svg:width="0.939cm" svg:height="0.544cm" svg:x="20.978cm" svg:y="4.876cm" svg:viewBox="0 0 940 545" draw:points="389,545 0,319 551,0 940,225">
                <text:p/>
              </draw:polygon>
              <draw:polygon draw:style-name="gr29" draw:text-style-name="P7" draw:layer="layout" svg:width="0.939cm" svg:height="1.296cm" svg:x="20.978cm" svg:y="4.876cm" svg:viewBox="0 0 940 1297" draw:points="0,1071 0,319 551,0 940,225 940,977 389,1297">
                <text:p/>
              </draw:polygon>
              <draw:line draw:style-name="gr30" draw:text-style-name="P8" draw:layer="layout" svg:x1="21.302cm" svg:y1="5.984cm" svg:x2="21.043cm" svg:y2="5.834cm">
                <text:p/>
              </draw:line>
              <draw:line draw:style-name="gr31" draw:text-style-name="P8" draw:layer="layout" svg:x1="21.302cm" svg:y1="6.059cm" svg:x2="21.043cm" svg:y2="5.909cm">
                <text:p/>
              </draw:line>
              <draw:line draw:style-name="gr32" draw:text-style-name="P8" draw:layer="layout" svg:x1="21.302cm" svg:y1="6.022cm" svg:x2="21.043cm" svg:y2="5.872cm">
                <text:p/>
              </draw:line>
              <draw:polyline draw:style-name="gr33" draw:text-style-name="P8" draw:layer="layout" svg:width="0.323cm" svg:height="0.224cm" svg:x="21.01cm" svg:y="5.308cm" svg:viewBox="0 0 324 225" draw:points="324,225 0,37 0,0">
                <text:p/>
              </draw:polyline>
              <draw:polyline draw:style-name="gr34" draw:text-style-name="P8" draw:layer="layout" svg:width="0.318cm" svg:height="0.225cm" svg:x="21.016cm" svg:y="5.307cm" svg:viewBox="0 0 319 226" draw:points="319,226 319,189 0,0">
                <text:p/>
              </draw:polyline>
              <draw:polygon draw:style-name="gr35" draw:text-style-name="P9" draw:layer="layout" svg:width="0.037cm" svg:height="0.065cm" svg:x="21.13cm" svg:y="5.683cm" svg:viewBox="0 0 38 66" draw:points="0,45 0,0 38,22 38,66">
                <text:p/>
              </draw:polygon>
              <draw:line draw:style-name="gr36" draw:text-style-name="P8" draw:layer="layout" svg:x1="21.302cm" svg:y1="5.947cm" svg:x2="21.043cm" svg:y2="5.797cm">
                <text:p/>
              </draw:line>
            </draw:g>
          </draw:g>
          <draw:frame draw:style-name="gr16" draw:text-style-name="P19" draw:layer="layout" svg:width="1.985cm" svg:height="0.662cm" svg:x="20.515cm" svg:y="6.219cm">
            <draw:text-box>
              <text:p text:style-name="P10"><text:span text:style-name="T2">w</text:span><text:span text:style-name="T2">g</text:span><text:span text:style-name="T2">r</text:span><text:span text:style-name="T2">d</text:span><text:span text:style-name="T2">c</text:span><text:span text:style-name="T2">s</text:span></text:p>
            </draw:text-box>
          </draw:frame>
        </draw:g>
        <draw:g xml:id="id18" draw:id="id18"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37" draw:text-style-name="P20" draw:layer="layout" svg:width="0.19cm" svg:height="0.12cm" svg:x="12.955cm" svg:y="10.342cm" svg:viewBox="0 0 191 121" svg:d="M0 121c48 0 191-40 191-70s-4-51-52-51c0 30-140 30-139 121z">
                <text:p/>
              </draw:path>
              <draw:g>
                <draw:polygon draw:style-name="gr38" draw:text-style-name="P21" draw:layer="layout" svg:width="0.086cm" svg:height="0.101cm" svg:x="12.884cm" svg:y="10.362cm" svg:viewBox="0 0 87 102" draw:points="0,61 17,0 87,40 70,102">
                  <text:p/>
                </draw:polygon>
                <draw:polygon draw:style-name="gr39" draw:text-style-name="P22" draw:layer="layout" svg:width="0.191cm" svg:height="0.11cm" svg:x="12.901cm" svg:y="10.291cm" svg:viewBox="0 0 192 111" draw:points="0,71 35,40 87,10 122,0 192,40 157,51 105,81 70,111">
                  <text:p/>
                </draw:polygon>
                <draw:path draw:style-name="gr40" draw:text-style-name="P23" draw:layer="layout" svg:width="0.156cm" svg:height="0.131cm" svg:x="12.954cm" svg:y="10.332cm" svg:viewBox="0 0 157 132" svg:d="M157 41c0-62-35-41-70-20-35 20-70 20-87 111 0 0 70-41 157-91z">
                  <text:p/>
                </draw:path>
                <draw:path draw:style-name="gr41" draw:text-style-name="P24" draw:layer="layout" svg:width="0.226cm" svg:height="0.171cm" svg:x="12.884cm" svg:y="10.291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42" draw:text-style-name="P20" draw:layer="layout" svg:width="0.313cm" svg:height="0.242cm" svg:x="12.797cm" svg:y="9.856cm" svg:viewBox="0 0 314 243" svg:d="M1 243c48 0 313-10 313-101s-91-142-139-142c0 30-191 21-174 243z">
                <text:p/>
              </draw:path>
              <draw:g>
                <draw:polygon draw:style-name="gr43" draw:text-style-name="P21" draw:layer="layout" svg:width="0.174cm" svg:height="0.141cm" svg:x="12.623cm" svg:y="9.957cm" svg:viewBox="0 0 175 142" draw:points="0,40 0,0 175,102 175,142">
                  <text:p/>
                </draw:polygon>
                <draw:polygon draw:style-name="gr44" draw:text-style-name="P21" draw:layer="layout" svg:width="0.174cm" svg:height="0.171cm" svg:x="12.763cm" svg:y="9.805cm" svg:viewBox="0 0 175 172" draw:points="0,71 0,0 175,102 175,172">
                  <text:p/>
                </draw:polygon>
                <draw:polygon draw:style-name="gr45" draw:text-style-name="P22" draw:layer="layout" svg:width="0.313cm" svg:height="0.182cm" svg:x="12.623cm" svg:y="9.876cm" svg:viewBox="0 0 314 183" draw:points="0,81 140,0 314,102 175,183">
                  <text:p/>
                </draw:polygon>
                <draw:polygon draw:style-name="gr46" draw:text-style-name="P23" draw:layer="layout" svg:width="0.174cm" svg:height="0.171cm" svg:x="12.797cm" svg:y="9.926cm" svg:viewBox="0 0 175 172" draw:points="0,172 0,132 140,51 140,0 175,21 175,71">
                  <text:p/>
                </draw:polygon>
                <draw:polygon draw:style-name="gr47" draw:text-style-name="P21" draw:layer="layout" svg:width="0.557cm" svg:height="0.769cm" svg:x="12.431cm" svg:y="9.188cm" svg:viewBox="0 0 558 770" draw:points="0,446 0,0 558,324 558,770">
                  <text:p/>
                </draw:polygon>
                <draw:polygon draw:style-name="gr48" draw:text-style-name="P25" draw:layer="layout" svg:width="0.522cm" svg:height="0.708cm" svg:x="12.448cm" svg:y="9.218cm" svg:viewBox="0 0 523 709" draw:points="0,406 0,0 523,304 523,709">
                  <text:p/>
                </draw:polygon>
                <draw:polygon draw:style-name="gr49" draw:text-style-name="P22" draw:layer="layout" svg:width="0.592cm" svg:height="0.343cm" svg:x="12.431cm" svg:y="9.167cm" svg:viewBox="0 0 593 344" draw:points="558,344 0,21 35,0 593,324">
                  <text:p/>
                </draw:polygon>
                <draw:polygon draw:style-name="gr50" draw:text-style-name="P23" draw:layer="layout" svg:width="0.034cm" svg:height="0.465cm" svg:x="12.989cm" svg:y="9.49cm" svg:viewBox="0 0 35 466" draw:points="0,466 0,21 35,0 35,446">
                  <text:p/>
                </draw:polygon>
                <draw:polygon draw:style-name="gr51" draw:text-style-name="P24" draw:layer="layout" svg:width="0.592cm" svg:height="0.93cm" svg:x="12.431cm" svg:y="9.167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52" draw:text-style-name="P20" draw:layer="layout" svg:width="0.226cm" svg:height="0.12cm" svg:x="12.727cm" svg:y="10.23cm" svg:viewBox="0 0 227 121" svg:d="M1 121c48 0 226-50 226-81 0-30-4-40-52-40 0 30-191 21-174 121z">
                <text:p/>
              </draw:path>
              <draw:g>
                <draw:polygon draw:style-name="gr53" draw:text-style-name="P22" draw:layer="layout" svg:width="0.749cm" svg:height="0.435cm" svg:x="12.169cm" svg:y="9.886cm" svg:viewBox="0 0 750 436" draw:points="558,436 0,111 192,0 750,324">
                  <text:p/>
                </draw:polygon>
                <draw:polygon draw:style-name="gr54" draw:text-style-name="P26" draw:layer="layout" svg:width="0.505cm" svg:height="0.293cm" svg:x="12.222cm" svg:y="9.917cm" svg:viewBox="0 0 506 294" draw:points="0,81 140,0 506,213 366,294">
                  <text:p/>
                </draw:polygon>
                <draw:polygon draw:style-name="gr55" draw:text-style-name="P26" draw:layer="layout" svg:width="0.244cm" svg:height="0.141cm" svg:x="12.623cm" svg:y="10.149cm" svg:viewBox="0 0 245 142" draw:points="0,81 140,0 245,61 105,142">
                  <text:p/>
                </draw:polygon>
                <draw:polygon draw:style-name="gr56" draw:text-style-name="P23" draw:layer="layout" svg:width="0.191cm" svg:height="0.151cm" svg:x="12.728cm" svg:y="10.21cm" svg:viewBox="0 0 192 152" draw:points="0,152 0,111 192,0 192,40">
                  <text:p/>
                </draw:polygon>
                <draw:line draw:style-name="gr57" draw:text-style-name="P27" draw:layer="layout" svg:x1="12.257cm" svg:y1="9.977cm" svg:x2="12.623cm" svg:y2="10.19cm">
                  <text:p/>
                </draw:line>
                <draw:line draw:style-name="gr58" draw:text-style-name="P27" draw:layer="layout" svg:x1="12.292cm" svg:y1="9.957cm" svg:x2="12.658cm" svg:y2="10.17cm">
                  <text:p/>
                </draw:line>
                <draw:line draw:style-name="gr59" draw:text-style-name="P27" draw:layer="layout" svg:x1="12.327cm" svg:y1="9.937cm" svg:x2="12.693cm" svg:y2="10.15cm">
                  <text:p/>
                </draw:line>
                <draw:line draw:style-name="gr60" draw:text-style-name="P27" draw:layer="layout" svg:x1="12.658cm" svg:y1="10.13cm" svg:x2="12.693cm" svg:y2="10.109cm">
                  <text:p/>
                </draw:line>
                <draw:line draw:style-name="gr61" draw:text-style-name="P27" draw:layer="layout" svg:x1="12.623cm" svg:y1="10.11cm" svg:x2="12.658cm" svg:y2="10.089cm">
                  <text:p/>
                </draw:line>
                <draw:line draw:style-name="gr62" draw:text-style-name="P27" draw:layer="layout" svg:x1="12.588cm" svg:y1="10.089cm" svg:x2="12.623cm" svg:y2="10.068cm">
                  <text:p/>
                </draw:line>
                <draw:line draw:style-name="gr63" draw:text-style-name="P27" draw:layer="layout" svg:x1="12.605cm" svg:y1="10.14cm" svg:x2="12.64cm" svg:y2="10.119cm">
                  <text:p/>
                </draw:line>
                <draw:line draw:style-name="gr64" draw:text-style-name="P27" draw:layer="layout" svg:x1="12.57cm" svg:y1="10.119cm" svg:x2="12.605cm" svg:y2="10.098cm">
                  <text:p/>
                </draw:line>
                <draw:line draw:style-name="gr65" draw:text-style-name="P27" draw:layer="layout" svg:x1="12.535cm" svg:y1="10.1cm" svg:x2="12.57cm" svg:y2="10.079cm">
                  <text:p/>
                </draw:line>
                <draw:line draw:style-name="gr66" draw:text-style-name="P27" draw:layer="layout" svg:x1="12.553cm" svg:y1="10.068cm" svg:x2="12.588cm" svg:y2="10.047cm">
                  <text:p/>
                </draw:line>
                <draw:line draw:style-name="gr67" draw:text-style-name="P27" draw:layer="layout" svg:x1="12.5cm" svg:y1="10.079cm" svg:x2="12.535cm" svg:y2="10.058cm">
                  <text:p/>
                </draw:line>
                <draw:line draw:style-name="gr68" draw:text-style-name="P27" draw:layer="layout" svg:x1="12.518cm" svg:y1="10.049cm" svg:x2="12.553cm" svg:y2="10.028cm">
                  <text:p/>
                </draw:line>
                <draw:line draw:style-name="gr69" draw:text-style-name="P27" draw:layer="layout" svg:x1="12.483cm" svg:y1="10.028cm" svg:x2="12.518cm" svg:y2="10.007cm">
                  <text:p/>
                </draw:line>
                <draw:line draw:style-name="gr70" draw:text-style-name="P27" draw:layer="layout" svg:x1="12.448cm" svg:y1="10.008cm" svg:x2="12.483cm" svg:y2="9.987cm">
                  <text:p/>
                </draw:line>
                <draw:line draw:style-name="gr71" draw:text-style-name="P27" draw:layer="layout" svg:x1="12.465cm" svg:y1="10.059cm" svg:x2="12.5cm" svg:y2="10.038cm">
                  <text:p/>
                </draw:line>
                <draw:line draw:style-name="gr72" draw:text-style-name="P27" draw:layer="layout" svg:x1="12.431cm" svg:y1="10.038cm" svg:x2="12.466cm" svg:y2="10.017cm">
                  <text:p/>
                </draw:line>
                <draw:line draw:style-name="gr73" draw:text-style-name="P27" draw:layer="layout" svg:x1="12.397cm" svg:y1="10.019cm" svg:x2="12.432cm" svg:y2="9.998cm">
                  <text:p/>
                </draw:line>
                <draw:line draw:style-name="gr74" draw:text-style-name="P27" draw:layer="layout" svg:x1="12.414cm" svg:y1="9.989cm" svg:x2="12.449cm" svg:y2="9.968cm">
                  <text:p/>
                </draw:line>
                <draw:line draw:style-name="gr75" draw:text-style-name="P27" draw:layer="layout" svg:x1="12.362cm" svg:y1="9.998cm" svg:x2="12.397cm" svg:y2="9.977cm">
                  <text:p/>
                </draw:line>
                <draw:line draw:style-name="gr76" draw:text-style-name="P27" draw:layer="layout" svg:x1="12.379cm" svg:y1="9.968cm" svg:x2="12.414cm" svg:y2="9.947cm">
                  <text:p/>
                </draw:line>
                <draw:line draw:style-name="gr77" draw:text-style-name="P27" draw:layer="layout" svg:x1="12.344cm" svg:y1="9.947cm" svg:x2="12.379cm" svg:y2="9.926cm">
                  <text:p/>
                </draw:line>
                <draw:line draw:style-name="gr78" draw:text-style-name="P27" draw:layer="layout" svg:x1="12.327cm" svg:y1="9.978cm" svg:x2="12.362cm" svg:y2="9.957cm">
                  <text:p/>
                </draw:line>
                <draw:line draw:style-name="gr79" draw:text-style-name="P27" draw:layer="layout" svg:x1="12.553cm" svg:y1="10.15cm" svg:x2="12.588cm" svg:y2="10.129cm">
                  <text:p/>
                </draw:line>
                <draw:line draw:style-name="gr80" draw:text-style-name="P27" draw:layer="layout" svg:x1="12.518cm" svg:y1="10.13cm" svg:x2="12.553cm" svg:y2="10.109cm">
                  <text:p/>
                </draw:line>
                <draw:line draw:style-name="gr81" draw:text-style-name="P27" draw:layer="layout" svg:x1="12.483cm" svg:y1="10.11cm" svg:x2="12.518cm" svg:y2="10.089cm">
                  <text:p/>
                </draw:line>
                <draw:line draw:style-name="gr82" draw:text-style-name="P27" draw:layer="layout" svg:x1="12.465cm" svg:y1="10.14cm" svg:x2="12.5cm" svg:y2="10.119cm">
                  <text:p/>
                </draw:line>
                <draw:line draw:style-name="gr83" draw:text-style-name="P27" draw:layer="layout" svg:x1="12.431cm" svg:y1="10.119cm" svg:x2="12.466cm" svg:y2="10.098cm">
                  <text:p/>
                </draw:line>
                <draw:line draw:style-name="gr84" draw:text-style-name="P27" draw:layer="layout" svg:x1="12.448cm" svg:y1="10.089cm" svg:x2="12.483cm" svg:y2="10.068cm">
                  <text:p/>
                </draw:line>
                <draw:line draw:style-name="gr85" draw:text-style-name="P27" draw:layer="layout" svg:x1="12.414cm" svg:y1="10.068cm" svg:x2="12.449cm" svg:y2="10.047cm">
                  <text:p/>
                </draw:line>
                <draw:line draw:style-name="gr86" draw:text-style-name="P27" draw:layer="layout" svg:x1="12.379cm" svg:y1="10.049cm" svg:x2="12.414cm" svg:y2="10.028cm">
                  <text:p/>
                </draw:line>
                <draw:line draw:style-name="gr87" draw:text-style-name="P27" draw:layer="layout" svg:x1="12.344cm" svg:y1="10.028cm" svg:x2="12.379cm" svg:y2="10.007cm">
                  <text:p/>
                </draw:line>
                <draw:line draw:style-name="gr88" draw:text-style-name="P27" draw:layer="layout" svg:x1="12.292cm" svg:y1="10.038cm" svg:x2="12.327cm" svg:y2="10.017cm">
                  <text:p/>
                </draw:line>
                <draw:line draw:style-name="gr89" draw:text-style-name="P27" draw:layer="layout" svg:x1="12.309cm" svg:y1="10.008cm" svg:x2="12.344cm" svg:y2="9.987cm">
                  <text:p/>
                </draw:line>
                <draw:line draw:style-name="gr90" draw:text-style-name="P27" draw:layer="layout" svg:x1="12.257cm" svg:y1="10.019cm" svg:x2="12.292cm" svg:y2="9.998cm">
                  <text:p/>
                </draw:line>
                <draw:line draw:style-name="gr91" draw:text-style-name="P27" draw:layer="layout" svg:x1="12.535cm" svg:y1="10.181cm" svg:x2="12.57cm" svg:y2="10.16cm">
                  <text:p/>
                </draw:line>
                <draw:line draw:style-name="gr92" draw:text-style-name="P27" draw:layer="layout" svg:x1="12.5cm" svg:y1="10.16cm" svg:x2="12.535cm" svg:y2="10.139cm">
                  <text:p/>
                </draw:line>
                <draw:line draw:style-name="gr93" draw:text-style-name="P27" draw:layer="layout" svg:x1="12.658cm" svg:y1="10.251cm" svg:x2="12.798cm" svg:y2="10.17cm">
                  <text:p/>
                </draw:line>
                <draw:line draw:style-name="gr94" draw:text-style-name="P27" draw:layer="layout" svg:x1="12.693cm" svg:y1="10.271cm" svg:x2="12.833cm" svg:y2="10.19cm">
                  <text:p/>
                </draw:line>
                <draw:line draw:style-name="gr95" draw:text-style-name="P27" draw:layer="layout" svg:x1="12.728cm" svg:y1="10.17cm" svg:x2="12.833cm" svg:y2="10.231cm">
                  <text:p/>
                </draw:line>
                <draw:line draw:style-name="gr96" draw:text-style-name="P27" draw:layer="layout" svg:x1="12.693cm" svg:y1="10.19cm" svg:x2="12.798cm" svg:y2="10.251cm">
                  <text:p/>
                </draw:line>
                <draw:line draw:style-name="gr97" draw:text-style-name="P27" draw:layer="layout" svg:x1="12.658cm" svg:y1="10.21cm" svg:x2="12.728cm" svg:y2="10.25cm">
                  <text:p/>
                </draw:line>
                <draw:polygon draw:style-name="gr98" draw:text-style-name="P21" draw:layer="layout" svg:width="0.557cm" svg:height="0.364cm" svg:x="12.169cm" svg:y="9.998cm" svg:viewBox="0 0 558 365" draw:points="0,40 0,0 558,324 558,365">
                  <text:p/>
                </draw:polygon>
                <draw:polygon draw:style-name="gr99" draw:text-style-name="P24" draw:layer="layout" svg:width="0.749cm" svg:height="0.475cm" svg:x="12.169cm" svg:y="9.886cm" svg:viewBox="0 0 750 476" draw:points="192,0 750,324 750,365 558,476 0,152 0,111">
                  <text:p/>
                </draw:polygon>
              </draw:g>
            </draw:g>
          </draw:g>
          <draw:frame draw:style-name="gr100" draw:text-style-name="P28" draw:layer="layout" svg:width="1.985cm" svg:height="1.073cm" svg:x="11.684cm" svg:y="10.484cm">
            <draw:text-box>
              <text:p text:style-name="P10"><text:span text:style-name="T3">tcs</text:span></text:p>
              <text:p text:style-name="P10"><text:span text:style-name="T4">w2p2tcs</text:span></text:p>
            </draw:text-box>
          </draw:frame>
        </draw:g>
        <draw:g xml:id="id24" draw:id="id24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101" draw:text-style-name="P3" draw:layer="layout" svg:width="0.669cm" svg:height="0.393cm" svg:x="12.617cm" svg:y="5.747cm" svg:viewBox="0 0 670 394" svg:d="M0 394c190 0 487-124 616-206 127-82 0-188-65-188z">
              <text:p/>
            </draw:path>
            <draw:g>
              <draw:polygon draw:style-name="gr102" draw:text-style-name="P4" draw:layer="layout" svg:width="0.388cm" svg:height="0.976cm" svg:x="12.228cm" svg:y="5.164cm" svg:viewBox="0 0 389 977" draw:points="0,752 0,0 389,225 389,977">
                <text:p/>
              </draw:polygon>
              <draw:polygon draw:style-name="gr103" draw:text-style-name="P5" draw:layer="layout" svg:width="0.55cm" svg:height="1.07cm" svg:x="12.617cm" svg:y="5.07cm" svg:viewBox="0 0 551 1071" draw:points="0,1071 0,319 551,0 551,752">
                <text:p/>
              </draw:polygon>
              <draw:polygon draw:style-name="gr104" draw:text-style-name="P6" draw:layer="layout" svg:width="0.939cm" svg:height="0.544cm" svg:x="12.228cm" svg:y="4.845cm" svg:viewBox="0 0 940 545" draw:points="389,545 0,319 551,0 940,225">
                <text:p/>
              </draw:polygon>
              <draw:polygon draw:style-name="gr105" draw:text-style-name="P7" draw:layer="layout" svg:width="0.939cm" svg:height="1.296cm" svg:x="12.228cm" svg:y="4.845cm" svg:viewBox="0 0 940 1297" draw:points="0,1071 0,319 551,0 940,225 940,977 389,1297">
                <text:p/>
              </draw:polygon>
              <draw:line draw:style-name="gr106" draw:text-style-name="P8" draw:layer="layout" svg:x1="12.552cm" svg:y1="5.953cm" svg:x2="12.293cm" svg:y2="5.803cm">
                <text:p/>
              </draw:line>
              <draw:line draw:style-name="gr107" draw:text-style-name="P8" draw:layer="layout" svg:x1="12.552cm" svg:y1="6.028cm" svg:x2="12.293cm" svg:y2="5.878cm">
                <text:p/>
              </draw:line>
              <draw:line draw:style-name="gr108" draw:text-style-name="P8" draw:layer="layout" svg:x1="12.552cm" svg:y1="5.991cm" svg:x2="12.293cm" svg:y2="5.841cm">
                <text:p/>
              </draw:line>
              <draw:polyline draw:style-name="gr109" draw:text-style-name="P8" draw:layer="layout" svg:width="0.323cm" svg:height="0.224cm" svg:x="12.26cm" svg:y="5.277cm" svg:viewBox="0 0 324 225" draw:points="324,225 0,37 0,0">
                <text:p/>
              </draw:polyline>
              <draw:polyline draw:style-name="gr110" draw:text-style-name="P8" draw:layer="layout" svg:width="0.318cm" svg:height="0.225cm" svg:x="12.266cm" svg:y="5.276cm" svg:viewBox="0 0 319 226" draw:points="319,226 319,189 0,0">
                <text:p/>
              </draw:polyline>
              <draw:polygon draw:style-name="gr111" draw:text-style-name="P9" draw:layer="layout" svg:width="0.037cm" svg:height="0.065cm" svg:x="12.38cm" svg:y="5.652cm" svg:viewBox="0 0 38 66" draw:points="0,45 0,0 38,22 38,66">
                <text:p/>
              </draw:polygon>
              <draw:line draw:style-name="gr112" draw:text-style-name="P8" draw:layer="layout" svg:x1="12.552cm" svg:y1="5.916cm" svg:x2="12.293cm" svg:y2="5.766cm">
                <text:p/>
              </draw:line>
            </draw:g>
          </draw:g>
          <draw:frame draw:style-name="gr113" draw:text-style-name="P29" draw:layer="layout" svg:width="1.985cm" svg:height="0.687cm" svg:x="11.68cm" svg:y="6.194cm">
            <draw:text-box>
              <text:p text:style-name="P10"><text:span text:style-name="T5">w</text:span><text:span text:style-name="T5">2</text:span><text:span text:style-name="T5">p</text:span><text:span text:style-name="T5">2</text:span><text:span text:style-name="T5">t</text:span><text:span text:style-name="T5">c</text:span><text:span text:style-name="T5">s</text:span></text:p>
            </draw:text-box>
          </draw:frame>
        </draw:g>
        <draw:g xml:id="id5" draw:id="id5">
          <draw:g>
            <draw:glue-point draw:id="4" svg:x="-2.017cm" svg:y="-5cm"/>
            <draw:glue-point draw:id="5" svg:x="0.789cm" svg:y="-2.647cm"/>
            <draw:glue-point draw:id="6" svg:x="4.123cm" svg:y="0.147cm"/>
            <draw:glue-point draw:id="7" svg:x="4.123cm" svg:y="1.323cm"/>
            <draw:glue-point draw:id="8" svg:x="4.123cm" svg:y="2.5cm"/>
            <draw:glue-point draw:id="9" svg:x="3.07cm" svg:y="3.382cm"/>
            <draw:glue-point draw:id="10" svg:x="1.491cm" svg:y="4.705cm"/>
            <draw:glue-point draw:id="11" svg:x="1.14cm" svg:y="3.382cm" draw:escape-direction="left"/>
            <draw:glue-point draw:id="12" svg:x="0.965cm" svg:y="3.235cm" draw:escape-direction="left"/>
            <draw:glue-point draw:id="13" svg:x="0.789cm" svg:y="3.088cm" draw:escape-direction="left"/>
            <draw:glue-point draw:id="14" svg:x="0.614cm" svg:y="2.941cm" draw:escape-direction="left"/>
            <draw:glue-point draw:id="15" svg:x="-0.087cm" svg:y="2.352cm" draw:escape-direction="left"/>
            <draw:glue-point draw:id="16" svg:x="-0.262cm" svg:y="2.205cm" draw:escape-direction="left"/>
            <draw:glue-point draw:id="17" svg:x="-0.438cm" svg:y="2.058cm" draw:escape-direction="left"/>
            <draw:glue-point draw:id="18" svg:x="-0.613cm" svg:y="1.911cm" draw:escape-direction="left"/>
            <draw:glue-point draw:id="19" svg:x="-0.788cm" svg:y="2.352cm"/>
            <draw:glue-point draw:id="20" svg:x="-1.139cm" svg:y="2.058cm"/>
            <draw:glue-point draw:id="21" svg:x="-1.49cm" svg:y="1.764cm"/>
            <draw:glue-point draw:id="22" svg:x="-1.841cm" svg:y="1.47cm"/>
            <draw:glue-point draw:id="23" svg:x="-2.367cm" svg:y="1.029cm"/>
            <draw:glue-point draw:id="24" svg:x="-1.841cm" svg:y="1.911cm"/>
            <draw:glue-point draw:id="25" svg:x="-4.648cm" svg:y="-0.441cm"/>
            <draw:glue-point draw:id="26" svg:x="-4.999cm" svg:y="-1.911cm"/>
            <draw:glue-point draw:id="27" svg:x="-3.42cm" svg:y="-3.823cm"/>
            <draw:glue-point draw:id="28" svg:x="0.439cm" svg:y="2.794cm"/>
            <draw:glue-point draw:id="29" svg:x="0.965cm" svg:y="-2.5cm"/>
            <draw:path draw:style-name="gr114" draw:text-style-name="P3" draw:layer="layout" svg:width="0.59cm" svg:height="0.476cm" svg:x="10.909cm" svg:y="5.717cm" svg:viewBox="0 0 591 477" svg:d="M0 477c90 0 591-191 591-286 0-96-238-191-329-191 0 57-262 400-262 477z">
              <text:p/>
            </draw:path>
            <draw:g>
              <draw:polygon draw:style-name="gr115" draw:text-style-name="P6" draw:layer="layout" svg:width="1.64cm" svg:height="0.952cm" svg:x="9.695cm" svg:y="4.898cm" svg:viewBox="0 0 1641 953" draw:points="1148,953 0,286 492,0 1641,667">
                <text:p/>
              </draw:polygon>
              <draw:polygon draw:style-name="gr116" draw:text-style-name="P4" draw:layer="layout" svg:width="1.147cm" svg:height="0.971cm" svg:x="9.695cm" svg:y="5.184cm" svg:viewBox="0 0 1148 972" draw:points="0,305 0,0 1148,667 1148,972">
                <text:p/>
              </draw:polygon>
              <draw:polygon draw:style-name="gr117" draw:text-style-name="P5" draw:layer="layout" svg:width="0.491cm" svg:height="0.59cm" svg:x="10.843cm" svg:y="5.565cm" svg:viewBox="0 0 492 591" draw:points="0,591 0,286 492,0 492,305">
                <text:p/>
              </draw:polygon>
              <draw:polygon draw:style-name="gr118" draw:text-style-name="P4" draw:layer="layout" svg:width="0.065cm" svg:height="0.342cm" svg:x="9.629cm" svg:y="5.146cm" svg:viewBox="0 0 66 343" draw:points="0,305 0,0 66,38 66,343">
                <text:p/>
              </draw:polygon>
              <draw:polygon draw:style-name="gr119" draw:text-style-name="P30" draw:layer="layout" svg:width="0.065cm" svg:height="0.342cm" svg:x="10.843cm" svg:y="5.851cm" svg:viewBox="0 0 66 343" draw:points="0,305 0,0 66,38 66,343">
                <text:p/>
              </draw:polygon>
              <draw:polygon draw:style-name="gr120" draw:text-style-name="P7" draw:layer="layout" svg:width="1.706cm" svg:height="1.296cm" svg:x="9.629cm" svg:y="4.898cm" svg:viewBox="0 0 1707 1297" draw:points="0,553 0,248 66,286 558,0 1707,667 1707,972 1280,1220 1280,1297">
                <text:p/>
              </draw:polygon>
              <draw:polygon draw:style-name="gr121" draw:text-style-name="P31" draw:layer="layout" svg:width="0.032cm" svg:height="0.056cm" svg:x="10.089cm" svg:y="5.642cm" svg:viewBox="0 0 33 57" draw:points="0,38 0,0 33,19 33,57">
                <text:p/>
              </draw:polygon>
              <draw:polygon draw:style-name="gr122" draw:text-style-name="P31" draw:layer="layout" svg:width="0.032cm" svg:height="0.056cm" svg:x="10.187cm" svg:y="5.699cm" svg:viewBox="0 0 33 57" draw:points="0,38 0,0 33,19 33,57">
                <text:p/>
              </draw:polygon>
              <draw:polygon draw:style-name="gr123" draw:text-style-name="P31" draw:layer="layout" svg:width="0.032cm" svg:height="0.056cm" svg:x="10.253cm" svg:y="5.737cm" svg:viewBox="0 0 33 57" draw:points="0,38 0,0 33,19 33,57">
                <text:p/>
              </draw:polygon>
              <draw:polygon draw:style-name="gr124" draw:text-style-name="P31" draw:layer="layout" svg:width="0.032cm" svg:height="0.056cm" svg:x="10.319cm" svg:y="5.774cm" svg:viewBox="0 0 33 57" draw:points="0,38 0,0 33,19 33,57">
                <text:p/>
              </draw:polygon>
              <draw:polygon draw:style-name="gr125" draw:text-style-name="P31" draw:layer="layout" svg:width="0.032cm" svg:height="0.056cm" svg:x="10.384cm" svg:y="5.813cm" svg:viewBox="0 0 33 57" draw:points="0,38 0,0 33,19 33,57">
                <text:p/>
              </draw:polygon>
              <draw:polygon draw:style-name="gr126" draw:text-style-name="P31" draw:layer="layout" svg:width="0.164cm" svg:height="0.133cm" svg:x="10.647cm" svg:y="5.965cm" svg:viewBox="0 0 165 134" draw:points="0,38 0,0 165,95 165,134">
                <text:p/>
              </draw:polygon>
              <draw:polygon draw:style-name="gr127" draw:text-style-name="P31" draw:layer="layout" svg:width="0.164cm" svg:height="0.133cm" svg:x="10.449cm" svg:y="5.851cm" svg:viewBox="0 0 165 134" draw:points="0,38 0,0 165,95 165,134">
                <text:p/>
              </draw:polygon>
              <draw:polygon draw:style-name="gr128" draw:text-style-name="P32" draw:layer="layout" svg:width="0.196cm" svg:height="0.19cm" svg:x="10.614cm" svg:y="5.794cm" svg:viewBox="0 0 197 191" draw:points="0,76 0,0 197,114 197,191">
                <text:p/>
              </draw:polygon>
              <draw:polygon draw:style-name="gr129" draw:text-style-name="P31" draw:layer="layout" svg:width="0.032cm" svg:height="0.056cm" svg:x="10.746cm" svg:y="5.947cm" svg:viewBox="0 0 33 57" draw:points="0,38 0,0 33,19 33,57">
                <text:p/>
              </draw:polygon>
              <draw:polygon draw:style-name="gr130" draw:text-style-name="P31" draw:layer="layout" svg:width="0.032cm" svg:height="0.056cm" svg:x="10.713cm" svg:y="5.927cm" svg:viewBox="0 0 33 57" draw:points="0,38 0,0 33,19 33,57">
                <text:p/>
              </draw:polygon>
              <draw:polygon draw:style-name="gr131" draw:text-style-name="P31" draw:layer="layout" svg:width="0.032cm" svg:height="0.056cm" svg:x="10.68cm" svg:y="5.908cm" svg:viewBox="0 0 33 57" draw:points="0,38 0,0 33,19 33,57">
                <text:p/>
              </draw:polygon>
              <draw:polygon draw:style-name="gr132" draw:text-style-name="P31" draw:layer="layout" svg:width="0.032cm" svg:height="0.056cm" svg:x="10.647cm" svg:y="5.889cm" svg:viewBox="0 0 33 57" draw:points="0,38 0,0 33,19 33,57">
                <text:p/>
              </draw:polygon>
              <draw:polygon draw:style-name="gr133" draw:text-style-name="P32" draw:layer="layout" svg:width="0.196cm" svg:height="0.19cm" svg:x="10.384cm" svg:y="5.66cm" svg:viewBox="0 0 197 191" draw:points="0,76 0,0 197,114 197,191">
                <text:p/>
              </draw:polygon>
              <draw:polygon draw:style-name="gr134" draw:text-style-name="P31" draw:layer="layout" svg:width="0.032cm" svg:height="0.056cm" svg:x="10.515cm" svg:y="5.813cm" svg:viewBox="0 0 33 57" draw:points="0,38 0,0 33,19 33,57">
                <text:p/>
              </draw:polygon>
              <draw:polygon draw:style-name="gr135" draw:text-style-name="P31" draw:layer="layout" svg:width="0.032cm" svg:height="0.056cm" svg:x="10.482cm" svg:y="5.794cm" svg:viewBox="0 0 33 57" draw:points="0,38 0,0 33,19 33,57">
                <text:p/>
              </draw:polygon>
              <draw:polygon draw:style-name="gr136" draw:text-style-name="P31" draw:layer="layout" svg:width="0.032cm" svg:height="0.056cm" svg:x="10.449cm" svg:y="5.774cm" svg:viewBox="0 0 33 57" draw:points="0,38 0,0 33,19 33,57">
                <text:p/>
              </draw:polygon>
              <draw:polygon draw:style-name="gr137" draw:text-style-name="P31" draw:layer="layout" svg:width="0.032cm" svg:height="0.056cm" svg:x="10.417cm" svg:y="5.756cm" svg:viewBox="0 0 33 57" draw:points="0,38 0,0 33,19 33,57">
                <text:p/>
              </draw:polygon>
            </draw:g>
          </draw:g>
          <draw:frame draw:style-name="gr100" draw:text-style-name="P33" draw:layer="layout" svg:width="1.985cm" svg:height="1.073cm" svg:x="9.572cm" svg:y="6.195cm">
            <draw:text-box>
              <text:p text:style-name="P10"><text:span text:style-name="T5">vxte2p2</text:span></text:p>
              <text:p text:style-name="P10"><text:span text:style-name="T6">lte2p2</text:span></text:p>
            </draw:text-box>
          </draw:frame>
        </draw:g>
        <draw:g xml:id="id19" draw:id="id19"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138" draw:text-style-name="P34" draw:layer="layout" svg:width="0.19cm" svg:height="0.12cm" svg:x="15.125cm" svg:y="10.342cm" svg:viewBox="0 0 191 121" svg:d="M0 121c48 0 191-40 191-70s-4-51-52-51c0 30-140 30-139 121z">
                <text:p/>
              </draw:path>
              <draw:g>
                <draw:polygon draw:style-name="gr139" draw:text-style-name="P35" draw:layer="layout" svg:width="0.086cm" svg:height="0.101cm" svg:x="15.054cm" svg:y="10.362cm" svg:viewBox="0 0 87 102" draw:points="0,61 17,0 87,40 70,102">
                  <text:p/>
                </draw:polygon>
                <draw:polygon draw:style-name="gr140" draw:text-style-name="P36" draw:layer="layout" svg:width="0.191cm" svg:height="0.11cm" svg:x="15.071cm" svg:y="10.291cm" svg:viewBox="0 0 192 111" draw:points="0,71 35,40 87,10 122,0 192,40 157,51 105,81 70,111">
                  <text:p/>
                </draw:polygon>
                <draw:path draw:style-name="gr141" draw:text-style-name="P37" draw:layer="layout" svg:width="0.156cm" svg:height="0.131cm" svg:x="15.124cm" svg:y="10.332cm" svg:viewBox="0 0 157 132" svg:d="M157 41c0-62-35-41-70-20-35 20-70 20-87 111 0 0 70-41 157-91z">
                  <text:p/>
                </draw:path>
                <draw:path draw:style-name="gr142" draw:text-style-name="P38" draw:layer="layout" svg:width="0.226cm" svg:height="0.171cm" svg:x="15.054cm" svg:y="10.291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143" draw:text-style-name="P34" draw:layer="layout" svg:width="0.313cm" svg:height="0.242cm" svg:x="14.967cm" svg:y="9.856cm" svg:viewBox="0 0 314 243" svg:d="M1 243c48 0 313-10 313-101s-91-142-139-142c0 30-191 21-174 243z">
                <text:p/>
              </draw:path>
              <draw:g>
                <draw:polygon draw:style-name="gr144" draw:text-style-name="P35" draw:layer="layout" svg:width="0.174cm" svg:height="0.141cm" svg:x="14.793cm" svg:y="9.957cm" svg:viewBox="0 0 175 142" draw:points="0,40 0,0 175,102 175,142">
                  <text:p/>
                </draw:polygon>
                <draw:polygon draw:style-name="gr145" draw:text-style-name="P35" draw:layer="layout" svg:width="0.174cm" svg:height="0.171cm" svg:x="14.933cm" svg:y="9.805cm" svg:viewBox="0 0 175 172" draw:points="0,71 0,0 175,102 175,172">
                  <text:p/>
                </draw:polygon>
                <draw:polygon draw:style-name="gr146" draw:text-style-name="P36" draw:layer="layout" svg:width="0.313cm" svg:height="0.182cm" svg:x="14.793cm" svg:y="9.876cm" svg:viewBox="0 0 314 183" draw:points="0,81 140,0 314,102 175,183">
                  <text:p/>
                </draw:polygon>
                <draw:polygon draw:style-name="gr147" draw:text-style-name="P37" draw:layer="layout" svg:width="0.174cm" svg:height="0.171cm" svg:x="14.967cm" svg:y="9.926cm" svg:viewBox="0 0 175 172" draw:points="0,172 0,132 140,51 140,0 175,21 175,71">
                  <text:p/>
                </draw:polygon>
                <draw:polygon draw:style-name="gr148" draw:text-style-name="P35" draw:layer="layout" svg:width="0.557cm" svg:height="0.769cm" svg:x="14.601cm" svg:y="9.188cm" svg:viewBox="0 0 558 770" draw:points="0,446 0,0 558,324 558,770">
                  <text:p/>
                </draw:polygon>
                <draw:polygon draw:style-name="gr149" draw:text-style-name="P39" draw:layer="layout" svg:width="0.522cm" svg:height="0.708cm" svg:x="14.618cm" svg:y="9.218cm" svg:viewBox="0 0 523 709" draw:points="0,406 0,0 523,304 523,709">
                  <text:p/>
                </draw:polygon>
                <draw:polygon draw:style-name="gr150" draw:text-style-name="P36" draw:layer="layout" svg:width="0.592cm" svg:height="0.343cm" svg:x="14.601cm" svg:y="9.167cm" svg:viewBox="0 0 593 344" draw:points="558,344 0,21 35,0 593,324">
                  <text:p/>
                </draw:polygon>
                <draw:polygon draw:style-name="gr151" draw:text-style-name="P37" draw:layer="layout" svg:width="0.034cm" svg:height="0.465cm" svg:x="15.159cm" svg:y="9.49cm" svg:viewBox="0 0 35 466" draw:points="0,466 0,21 35,0 35,446">
                  <text:p/>
                </draw:polygon>
                <draw:polygon draw:style-name="gr152" draw:text-style-name="P38" draw:layer="layout" svg:width="0.592cm" svg:height="0.93cm" svg:x="14.601cm" svg:y="9.167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153" draw:text-style-name="P34" draw:layer="layout" svg:width="0.226cm" svg:height="0.12cm" svg:x="14.897cm" svg:y="10.23cm" svg:viewBox="0 0 227 121" svg:d="M1 121c48 0 226-50 226-81 0-30-4-40-52-40 0 30-191 21-174 121z">
                <text:p/>
              </draw:path>
              <draw:g>
                <draw:polygon draw:style-name="gr154" draw:text-style-name="P36" draw:layer="layout" svg:width="0.749cm" svg:height="0.435cm" svg:x="14.339cm" svg:y="9.886cm" svg:viewBox="0 0 750 436" draw:points="558,436 0,111 192,0 750,324">
                  <text:p/>
                </draw:polygon>
                <draw:polygon draw:style-name="gr155" draw:text-style-name="P40" draw:layer="layout" svg:width="0.505cm" svg:height="0.293cm" svg:x="14.392cm" svg:y="9.917cm" svg:viewBox="0 0 506 294" draw:points="0,81 140,0 506,213 366,294">
                  <text:p/>
                </draw:polygon>
                <draw:polygon draw:style-name="gr156" draw:text-style-name="P40" draw:layer="layout" svg:width="0.244cm" svg:height="0.141cm" svg:x="14.793cm" svg:y="10.149cm" svg:viewBox="0 0 245 142" draw:points="0,81 140,0 245,61 105,142">
                  <text:p/>
                </draw:polygon>
                <draw:polygon draw:style-name="gr157" draw:text-style-name="P37" draw:layer="layout" svg:width="0.191cm" svg:height="0.151cm" svg:x="14.898cm" svg:y="10.21cm" svg:viewBox="0 0 192 152" draw:points="0,152 0,111 192,0 192,40">
                  <text:p/>
                </draw:polygon>
                <draw:line draw:style-name="gr158" draw:text-style-name="P41" draw:layer="layout" svg:x1="14.427cm" svg:y1="9.977cm" svg:x2="14.793cm" svg:y2="10.19cm">
                  <text:p/>
                </draw:line>
                <draw:line draw:style-name="gr159" draw:text-style-name="P41" draw:layer="layout" svg:x1="14.462cm" svg:y1="9.957cm" svg:x2="14.828cm" svg:y2="10.17cm">
                  <text:p/>
                </draw:line>
                <draw:line draw:style-name="gr160" draw:text-style-name="P41" draw:layer="layout" svg:x1="14.497cm" svg:y1="9.937cm" svg:x2="14.863cm" svg:y2="10.15cm">
                  <text:p/>
                </draw:line>
                <draw:line draw:style-name="gr161" draw:text-style-name="P41" draw:layer="layout" svg:x1="14.828cm" svg:y1="10.13cm" svg:x2="14.863cm" svg:y2="10.109cm">
                  <text:p/>
                </draw:line>
                <draw:line draw:style-name="gr162" draw:text-style-name="P41" draw:layer="layout" svg:x1="14.793cm" svg:y1="10.11cm" svg:x2="14.828cm" svg:y2="10.089cm">
                  <text:p/>
                </draw:line>
                <draw:line draw:style-name="gr163" draw:text-style-name="P41" draw:layer="layout" svg:x1="14.758cm" svg:y1="10.089cm" svg:x2="14.793cm" svg:y2="10.068cm">
                  <text:p/>
                </draw:line>
                <draw:line draw:style-name="gr164" draw:text-style-name="P41" draw:layer="layout" svg:x1="14.775cm" svg:y1="10.14cm" svg:x2="14.81cm" svg:y2="10.119cm">
                  <text:p/>
                </draw:line>
                <draw:line draw:style-name="gr165" draw:text-style-name="P41" draw:layer="layout" svg:x1="14.74cm" svg:y1="10.119cm" svg:x2="14.775cm" svg:y2="10.098cm">
                  <text:p/>
                </draw:line>
                <draw:line draw:style-name="gr166" draw:text-style-name="P41" draw:layer="layout" svg:x1="14.705cm" svg:y1="10.1cm" svg:x2="14.74cm" svg:y2="10.079cm">
                  <text:p/>
                </draw:line>
                <draw:line draw:style-name="gr167" draw:text-style-name="P41" draw:layer="layout" svg:x1="14.723cm" svg:y1="10.068cm" svg:x2="14.758cm" svg:y2="10.047cm">
                  <text:p/>
                </draw:line>
                <draw:line draw:style-name="gr168" draw:text-style-name="P41" draw:layer="layout" svg:x1="14.67cm" svg:y1="10.079cm" svg:x2="14.705cm" svg:y2="10.058cm">
                  <text:p/>
                </draw:line>
                <draw:line draw:style-name="gr169" draw:text-style-name="P41" draw:layer="layout" svg:x1="14.688cm" svg:y1="10.049cm" svg:x2="14.723cm" svg:y2="10.028cm">
                  <text:p/>
                </draw:line>
                <draw:line draw:style-name="gr170" draw:text-style-name="P41" draw:layer="layout" svg:x1="14.653cm" svg:y1="10.028cm" svg:x2="14.688cm" svg:y2="10.007cm">
                  <text:p/>
                </draw:line>
                <draw:line draw:style-name="gr171" draw:text-style-name="P41" draw:layer="layout" svg:x1="14.618cm" svg:y1="10.008cm" svg:x2="14.653cm" svg:y2="9.987cm">
                  <text:p/>
                </draw:line>
                <draw:line draw:style-name="gr172" draw:text-style-name="P41" draw:layer="layout" svg:x1="14.635cm" svg:y1="10.059cm" svg:x2="14.67cm" svg:y2="10.038cm">
                  <text:p/>
                </draw:line>
                <draw:line draw:style-name="gr173" draw:text-style-name="P41" draw:layer="layout" svg:x1="14.601cm" svg:y1="10.038cm" svg:x2="14.636cm" svg:y2="10.017cm">
                  <text:p/>
                </draw:line>
                <draw:line draw:style-name="gr174" draw:text-style-name="P41" draw:layer="layout" svg:x1="14.567cm" svg:y1="10.019cm" svg:x2="14.602cm" svg:y2="9.998cm">
                  <text:p/>
                </draw:line>
                <draw:line draw:style-name="gr175" draw:text-style-name="P41" draw:layer="layout" svg:x1="14.584cm" svg:y1="9.989cm" svg:x2="14.619cm" svg:y2="9.968cm">
                  <text:p/>
                </draw:line>
                <draw:line draw:style-name="gr176" draw:text-style-name="P41" draw:layer="layout" svg:x1="14.532cm" svg:y1="9.998cm" svg:x2="14.567cm" svg:y2="9.977cm">
                  <text:p/>
                </draw:line>
                <draw:line draw:style-name="gr177" draw:text-style-name="P41" draw:layer="layout" svg:x1="14.549cm" svg:y1="9.968cm" svg:x2="14.584cm" svg:y2="9.947cm">
                  <text:p/>
                </draw:line>
                <draw:line draw:style-name="gr178" draw:text-style-name="P41" draw:layer="layout" svg:x1="14.514cm" svg:y1="9.947cm" svg:x2="14.549cm" svg:y2="9.926cm">
                  <text:p/>
                </draw:line>
                <draw:line draw:style-name="gr179" draw:text-style-name="P41" draw:layer="layout" svg:x1="14.497cm" svg:y1="9.978cm" svg:x2="14.532cm" svg:y2="9.957cm">
                  <text:p/>
                </draw:line>
                <draw:line draw:style-name="gr180" draw:text-style-name="P41" draw:layer="layout" svg:x1="14.723cm" svg:y1="10.15cm" svg:x2="14.758cm" svg:y2="10.129cm">
                  <text:p/>
                </draw:line>
                <draw:line draw:style-name="gr181" draw:text-style-name="P41" draw:layer="layout" svg:x1="14.688cm" svg:y1="10.13cm" svg:x2="14.723cm" svg:y2="10.109cm">
                  <text:p/>
                </draw:line>
                <draw:line draw:style-name="gr182" draw:text-style-name="P41" draw:layer="layout" svg:x1="14.653cm" svg:y1="10.11cm" svg:x2="14.688cm" svg:y2="10.089cm">
                  <text:p/>
                </draw:line>
                <draw:line draw:style-name="gr183" draw:text-style-name="P41" draw:layer="layout" svg:x1="14.635cm" svg:y1="10.14cm" svg:x2="14.67cm" svg:y2="10.119cm">
                  <text:p/>
                </draw:line>
                <draw:line draw:style-name="gr184" draw:text-style-name="P41" draw:layer="layout" svg:x1="14.601cm" svg:y1="10.119cm" svg:x2="14.636cm" svg:y2="10.098cm">
                  <text:p/>
                </draw:line>
                <draw:line draw:style-name="gr185" draw:text-style-name="P41" draw:layer="layout" svg:x1="14.618cm" svg:y1="10.089cm" svg:x2="14.653cm" svg:y2="10.068cm">
                  <text:p/>
                </draw:line>
                <draw:line draw:style-name="gr186" draw:text-style-name="P41" draw:layer="layout" svg:x1="14.584cm" svg:y1="10.068cm" svg:x2="14.619cm" svg:y2="10.047cm">
                  <text:p/>
                </draw:line>
                <draw:line draw:style-name="gr187" draw:text-style-name="P41" draw:layer="layout" svg:x1="14.549cm" svg:y1="10.049cm" svg:x2="14.584cm" svg:y2="10.028cm">
                  <text:p/>
                </draw:line>
                <draw:line draw:style-name="gr188" draw:text-style-name="P41" draw:layer="layout" svg:x1="14.514cm" svg:y1="10.028cm" svg:x2="14.549cm" svg:y2="10.007cm">
                  <text:p/>
                </draw:line>
                <draw:line draw:style-name="gr189" draw:text-style-name="P41" draw:layer="layout" svg:x1="14.462cm" svg:y1="10.038cm" svg:x2="14.497cm" svg:y2="10.017cm">
                  <text:p/>
                </draw:line>
                <draw:line draw:style-name="gr190" draw:text-style-name="P41" draw:layer="layout" svg:x1="14.479cm" svg:y1="10.008cm" svg:x2="14.514cm" svg:y2="9.987cm">
                  <text:p/>
                </draw:line>
                <draw:line draw:style-name="gr191" draw:text-style-name="P41" draw:layer="layout" svg:x1="14.427cm" svg:y1="10.019cm" svg:x2="14.462cm" svg:y2="9.998cm">
                  <text:p/>
                </draw:line>
                <draw:line draw:style-name="gr192" draw:text-style-name="P41" draw:layer="layout" svg:x1="14.705cm" svg:y1="10.181cm" svg:x2="14.74cm" svg:y2="10.16cm">
                  <text:p/>
                </draw:line>
                <draw:line draw:style-name="gr193" draw:text-style-name="P41" draw:layer="layout" svg:x1="14.67cm" svg:y1="10.16cm" svg:x2="14.705cm" svg:y2="10.139cm">
                  <text:p/>
                </draw:line>
                <draw:line draw:style-name="gr194" draw:text-style-name="P41" draw:layer="layout" svg:x1="14.828cm" svg:y1="10.251cm" svg:x2="14.968cm" svg:y2="10.17cm">
                  <text:p/>
                </draw:line>
                <draw:line draw:style-name="gr195" draw:text-style-name="P41" draw:layer="layout" svg:x1="14.863cm" svg:y1="10.271cm" svg:x2="15.003cm" svg:y2="10.19cm">
                  <text:p/>
                </draw:line>
                <draw:line draw:style-name="gr196" draw:text-style-name="P41" draw:layer="layout" svg:x1="14.898cm" svg:y1="10.17cm" svg:x2="15.003cm" svg:y2="10.231cm">
                  <text:p/>
                </draw:line>
                <draw:line draw:style-name="gr197" draw:text-style-name="P41" draw:layer="layout" svg:x1="14.863cm" svg:y1="10.19cm" svg:x2="14.968cm" svg:y2="10.251cm">
                  <text:p/>
                </draw:line>
                <draw:line draw:style-name="gr198" draw:text-style-name="P41" draw:layer="layout" svg:x1="14.828cm" svg:y1="10.21cm" svg:x2="14.898cm" svg:y2="10.25cm">
                  <text:p/>
                </draw:line>
                <draw:polygon draw:style-name="gr199" draw:text-style-name="P35" draw:layer="layout" svg:width="0.557cm" svg:height="0.364cm" svg:x="14.339cm" svg:y="9.998cm" svg:viewBox="0 0 558 365" draw:points="0,40 0,0 558,324 558,365">
                  <text:p/>
                </draw:polygon>
                <draw:polygon draw:style-name="gr200" draw:text-style-name="P38" draw:layer="layout" svg:width="0.749cm" svg:height="0.475cm" svg:x="14.339cm" svg:y="9.886cm" svg:viewBox="0 0 750 476" draw:points="192,0 750,324 750,365 558,476 0,152 0,111">
                  <text:p/>
                </draw:polygon>
              </draw:g>
            </draw:g>
          </draw:g>
          <draw:frame draw:style-name="gr100" draw:text-style-name="P42" draw:layer="layout" svg:width="1.985cm" svg:height="1.073cm" svg:x="13.854cm" svg:y="10.484cm">
            <draw:text-box>
              <text:p text:style-name="P10"><text:span text:style-name="T7">wfi</text:span></text:p>
              <text:p text:style-name="P10"><text:span text:style-name="T8">w2p2w</text:span><text:span text:style-name="T8">fi</text:span></text:p>
            </draw:text-box>
          </draw:frame>
        </draw:g>
        <draw:g xml:id="id20" draw:id="id20"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201" draw:text-style-name="P34" draw:layer="layout" svg:width="0.19cm" svg:height="0.12cm" svg:x="6.61cm" svg:y="10.342cm" svg:viewBox="0 0 191 121" svg:d="M0 121c48 0 191-40 191-70s-4-51-52-51c0 30-140 30-139 121z">
                <text:p/>
              </draw:path>
              <draw:g>
                <draw:polygon draw:style-name="gr202" draw:text-style-name="P35" draw:layer="layout" svg:width="0.086cm" svg:height="0.101cm" svg:x="6.539cm" svg:y="10.362cm" svg:viewBox="0 0 87 102" draw:points="0,61 17,0 87,40 70,102">
                  <text:p/>
                </draw:polygon>
                <draw:polygon draw:style-name="gr203" draw:text-style-name="P36" draw:layer="layout" svg:width="0.191cm" svg:height="0.11cm" svg:x="6.556cm" svg:y="10.291cm" svg:viewBox="0 0 192 111" draw:points="0,71 35,40 87,10 122,0 192,40 157,51 105,81 70,111">
                  <text:p/>
                </draw:polygon>
                <draw:path draw:style-name="gr204" draw:text-style-name="P37" draw:layer="layout" svg:width="0.156cm" svg:height="0.131cm" svg:x="6.609cm" svg:y="10.332cm" svg:viewBox="0 0 157 132" svg:d="M157 41c0-62-35-41-70-20-35 20-70 20-87 111 0 0 70-41 157-91z">
                  <text:p/>
                </draw:path>
                <draw:path draw:style-name="gr205" draw:text-style-name="P38" draw:layer="layout" svg:width="0.226cm" svg:height="0.171cm" svg:x="6.539cm" svg:y="10.291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206" draw:text-style-name="P34" draw:layer="layout" svg:width="0.313cm" svg:height="0.242cm" svg:x="6.452cm" svg:y="9.856cm" svg:viewBox="0 0 314 243" svg:d="M1 243c48 0 313-10 313-101s-91-142-139-142c0 30-191 21-174 243z">
                <text:p/>
              </draw:path>
              <draw:g>
                <draw:polygon draw:style-name="gr207" draw:text-style-name="P35" draw:layer="layout" svg:width="0.174cm" svg:height="0.141cm" svg:x="6.278cm" svg:y="9.957cm" svg:viewBox="0 0 175 142" draw:points="0,40 0,0 175,102 175,142">
                  <text:p/>
                </draw:polygon>
                <draw:polygon draw:style-name="gr208" draw:text-style-name="P35" draw:layer="layout" svg:width="0.174cm" svg:height="0.171cm" svg:x="6.418cm" svg:y="9.805cm" svg:viewBox="0 0 175 172" draw:points="0,71 0,0 175,102 175,172">
                  <text:p/>
                </draw:polygon>
                <draw:polygon draw:style-name="gr209" draw:text-style-name="P36" draw:layer="layout" svg:width="0.313cm" svg:height="0.182cm" svg:x="6.278cm" svg:y="9.876cm" svg:viewBox="0 0 314 183" draw:points="0,81 140,0 314,102 175,183">
                  <text:p/>
                </draw:polygon>
                <draw:polygon draw:style-name="gr210" draw:text-style-name="P37" draw:layer="layout" svg:width="0.174cm" svg:height="0.171cm" svg:x="6.452cm" svg:y="9.926cm" svg:viewBox="0 0 175 172" draw:points="0,172 0,132 140,51 140,0 175,21 175,71">
                  <text:p/>
                </draw:polygon>
                <draw:polygon draw:style-name="gr211" draw:text-style-name="P35" draw:layer="layout" svg:width="0.557cm" svg:height="0.769cm" svg:x="6.086cm" svg:y="9.188cm" svg:viewBox="0 0 558 770" draw:points="0,446 0,0 558,324 558,770">
                  <text:p/>
                </draw:polygon>
                <draw:polygon draw:style-name="gr212" draw:text-style-name="P39" draw:layer="layout" svg:width="0.522cm" svg:height="0.708cm" svg:x="6.103cm" svg:y="9.218cm" svg:viewBox="0 0 523 709" draw:points="0,406 0,0 523,304 523,709">
                  <text:p/>
                </draw:polygon>
                <draw:polygon draw:style-name="gr213" draw:text-style-name="P36" draw:layer="layout" svg:width="0.592cm" svg:height="0.343cm" svg:x="6.086cm" svg:y="9.167cm" svg:viewBox="0 0 593 344" draw:points="558,344 0,21 35,0 593,324">
                  <text:p/>
                </draw:polygon>
                <draw:polygon draw:style-name="gr214" draw:text-style-name="P37" draw:layer="layout" svg:width="0.034cm" svg:height="0.465cm" svg:x="6.644cm" svg:y="9.49cm" svg:viewBox="0 0 35 466" draw:points="0,466 0,21 35,0 35,446">
                  <text:p/>
                </draw:polygon>
                <draw:polygon draw:style-name="gr215" draw:text-style-name="P38" draw:layer="layout" svg:width="0.592cm" svg:height="0.93cm" svg:x="6.086cm" svg:y="9.167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216" draw:text-style-name="P34" draw:layer="layout" svg:width="0.226cm" svg:height="0.12cm" svg:x="6.382cm" svg:y="10.23cm" svg:viewBox="0 0 227 121" svg:d="M1 121c48 0 226-50 226-81 0-30-4-40-52-40 0 30-191 21-174 121z">
                <text:p/>
              </draw:path>
              <draw:g>
                <draw:polygon draw:style-name="gr217" draw:text-style-name="P36" draw:layer="layout" svg:width="0.749cm" svg:height="0.435cm" svg:x="5.824cm" svg:y="9.886cm" svg:viewBox="0 0 750 436" draw:points="558,436 0,111 192,0 750,324">
                  <text:p/>
                </draw:polygon>
                <draw:polygon draw:style-name="gr218" draw:text-style-name="P40" draw:layer="layout" svg:width="0.505cm" svg:height="0.293cm" svg:x="5.877cm" svg:y="9.917cm" svg:viewBox="0 0 506 294" draw:points="0,81 140,0 506,213 366,294">
                  <text:p/>
                </draw:polygon>
                <draw:polygon draw:style-name="gr219" draw:text-style-name="P40" draw:layer="layout" svg:width="0.244cm" svg:height="0.141cm" svg:x="6.278cm" svg:y="10.149cm" svg:viewBox="0 0 245 142" draw:points="0,81 140,0 245,61 105,142">
                  <text:p/>
                </draw:polygon>
                <draw:polygon draw:style-name="gr220" draw:text-style-name="P37" draw:layer="layout" svg:width="0.191cm" svg:height="0.151cm" svg:x="6.383cm" svg:y="10.21cm" svg:viewBox="0 0 192 152" draw:points="0,152 0,111 192,0 192,40">
                  <text:p/>
                </draw:polygon>
                <draw:line draw:style-name="gr221" draw:text-style-name="P41" draw:layer="layout" svg:x1="5.912cm" svg:y1="9.977cm" svg:x2="6.278cm" svg:y2="10.19cm">
                  <text:p/>
                </draw:line>
                <draw:line draw:style-name="gr222" draw:text-style-name="P41" draw:layer="layout" svg:x1="5.947cm" svg:y1="9.957cm" svg:x2="6.313cm" svg:y2="10.17cm">
                  <text:p/>
                </draw:line>
                <draw:line draw:style-name="gr223" draw:text-style-name="P41" draw:layer="layout" svg:x1="5.982cm" svg:y1="9.937cm" svg:x2="6.348cm" svg:y2="10.15cm">
                  <text:p/>
                </draw:line>
                <draw:line draw:style-name="gr224" draw:text-style-name="P41" draw:layer="layout" svg:x1="6.313cm" svg:y1="10.13cm" svg:x2="6.348cm" svg:y2="10.109cm">
                  <text:p/>
                </draw:line>
                <draw:line draw:style-name="gr225" draw:text-style-name="P41" draw:layer="layout" svg:x1="6.278cm" svg:y1="10.11cm" svg:x2="6.313cm" svg:y2="10.089cm">
                  <text:p/>
                </draw:line>
                <draw:line draw:style-name="gr226" draw:text-style-name="P41" draw:layer="layout" svg:x1="6.243cm" svg:y1="10.089cm" svg:x2="6.278cm" svg:y2="10.068cm">
                  <text:p/>
                </draw:line>
                <draw:line draw:style-name="gr227" draw:text-style-name="P41" draw:layer="layout" svg:x1="6.26cm" svg:y1="10.14cm" svg:x2="6.295cm" svg:y2="10.119cm">
                  <text:p/>
                </draw:line>
                <draw:line draw:style-name="gr228" draw:text-style-name="P41" draw:layer="layout" svg:x1="6.225cm" svg:y1="10.119cm" svg:x2="6.26cm" svg:y2="10.098cm">
                  <text:p/>
                </draw:line>
                <draw:line draw:style-name="gr229" draw:text-style-name="P41" draw:layer="layout" svg:x1="6.19cm" svg:y1="10.1cm" svg:x2="6.225cm" svg:y2="10.079cm">
                  <text:p/>
                </draw:line>
                <draw:line draw:style-name="gr230" draw:text-style-name="P41" draw:layer="layout" svg:x1="6.208cm" svg:y1="10.068cm" svg:x2="6.243cm" svg:y2="10.047cm">
                  <text:p/>
                </draw:line>
                <draw:line draw:style-name="gr231" draw:text-style-name="P41" draw:layer="layout" svg:x1="6.155cm" svg:y1="10.079cm" svg:x2="6.19cm" svg:y2="10.058cm">
                  <text:p/>
                </draw:line>
                <draw:line draw:style-name="gr232" draw:text-style-name="P41" draw:layer="layout" svg:x1="6.173cm" svg:y1="10.049cm" svg:x2="6.208cm" svg:y2="10.028cm">
                  <text:p/>
                </draw:line>
                <draw:line draw:style-name="gr233" draw:text-style-name="P41" draw:layer="layout" svg:x1="6.138cm" svg:y1="10.028cm" svg:x2="6.173cm" svg:y2="10.007cm">
                  <text:p/>
                </draw:line>
                <draw:line draw:style-name="gr234" draw:text-style-name="P41" draw:layer="layout" svg:x1="6.103cm" svg:y1="10.008cm" svg:x2="6.138cm" svg:y2="9.987cm">
                  <text:p/>
                </draw:line>
                <draw:line draw:style-name="gr235" draw:text-style-name="P41" draw:layer="layout" svg:x1="6.12cm" svg:y1="10.059cm" svg:x2="6.155cm" svg:y2="10.038cm">
                  <text:p/>
                </draw:line>
                <draw:line draw:style-name="gr236" draw:text-style-name="P41" draw:layer="layout" svg:x1="6.086cm" svg:y1="10.038cm" svg:x2="6.121cm" svg:y2="10.017cm">
                  <text:p/>
                </draw:line>
                <draw:line draw:style-name="gr237" draw:text-style-name="P41" draw:layer="layout" svg:x1="6.052cm" svg:y1="10.019cm" svg:x2="6.087cm" svg:y2="9.998cm">
                  <text:p/>
                </draw:line>
                <draw:line draw:style-name="gr238" draw:text-style-name="P41" draw:layer="layout" svg:x1="6.069cm" svg:y1="9.989cm" svg:x2="6.104cm" svg:y2="9.968cm">
                  <text:p/>
                </draw:line>
                <draw:line draw:style-name="gr239" draw:text-style-name="P41" draw:layer="layout" svg:x1="6.017cm" svg:y1="9.998cm" svg:x2="6.052cm" svg:y2="9.977cm">
                  <text:p/>
                </draw:line>
                <draw:line draw:style-name="gr240" draw:text-style-name="P41" draw:layer="layout" svg:x1="6.034cm" svg:y1="9.968cm" svg:x2="6.069cm" svg:y2="9.947cm">
                  <text:p/>
                </draw:line>
                <draw:line draw:style-name="gr241" draw:text-style-name="P41" draw:layer="layout" svg:x1="5.999cm" svg:y1="9.947cm" svg:x2="6.034cm" svg:y2="9.926cm">
                  <text:p/>
                </draw:line>
                <draw:line draw:style-name="gr242" draw:text-style-name="P41" draw:layer="layout" svg:x1="5.982cm" svg:y1="9.978cm" svg:x2="6.017cm" svg:y2="9.957cm">
                  <text:p/>
                </draw:line>
                <draw:line draw:style-name="gr243" draw:text-style-name="P41" draw:layer="layout" svg:x1="6.208cm" svg:y1="10.15cm" svg:x2="6.243cm" svg:y2="10.129cm">
                  <text:p/>
                </draw:line>
                <draw:line draw:style-name="gr244" draw:text-style-name="P41" draw:layer="layout" svg:x1="6.173cm" svg:y1="10.13cm" svg:x2="6.208cm" svg:y2="10.109cm">
                  <text:p/>
                </draw:line>
                <draw:line draw:style-name="gr245" draw:text-style-name="P41" draw:layer="layout" svg:x1="6.138cm" svg:y1="10.11cm" svg:x2="6.173cm" svg:y2="10.089cm">
                  <text:p/>
                </draw:line>
                <draw:line draw:style-name="gr246" draw:text-style-name="P41" draw:layer="layout" svg:x1="6.12cm" svg:y1="10.14cm" svg:x2="6.155cm" svg:y2="10.119cm">
                  <text:p/>
                </draw:line>
                <draw:line draw:style-name="gr247" draw:text-style-name="P41" draw:layer="layout" svg:x1="6.086cm" svg:y1="10.119cm" svg:x2="6.121cm" svg:y2="10.098cm">
                  <text:p/>
                </draw:line>
                <draw:line draw:style-name="gr248" draw:text-style-name="P41" draw:layer="layout" svg:x1="6.103cm" svg:y1="10.089cm" svg:x2="6.138cm" svg:y2="10.068cm">
                  <text:p/>
                </draw:line>
                <draw:line draw:style-name="gr249" draw:text-style-name="P41" draw:layer="layout" svg:x1="6.069cm" svg:y1="10.068cm" svg:x2="6.104cm" svg:y2="10.047cm">
                  <text:p/>
                </draw:line>
                <draw:line draw:style-name="gr250" draw:text-style-name="P41" draw:layer="layout" svg:x1="6.034cm" svg:y1="10.049cm" svg:x2="6.069cm" svg:y2="10.028cm">
                  <text:p/>
                </draw:line>
                <draw:line draw:style-name="gr251" draw:text-style-name="P41" draw:layer="layout" svg:x1="5.999cm" svg:y1="10.028cm" svg:x2="6.034cm" svg:y2="10.007cm">
                  <text:p/>
                </draw:line>
                <draw:line draw:style-name="gr252" draw:text-style-name="P41" draw:layer="layout" svg:x1="5.947cm" svg:y1="10.038cm" svg:x2="5.982cm" svg:y2="10.017cm">
                  <text:p/>
                </draw:line>
                <draw:line draw:style-name="gr253" draw:text-style-name="P41" draw:layer="layout" svg:x1="5.964cm" svg:y1="10.008cm" svg:x2="5.999cm" svg:y2="9.987cm">
                  <text:p/>
                </draw:line>
                <draw:line draw:style-name="gr254" draw:text-style-name="P41" draw:layer="layout" svg:x1="5.912cm" svg:y1="10.019cm" svg:x2="5.947cm" svg:y2="9.998cm">
                  <text:p/>
                </draw:line>
                <draw:line draw:style-name="gr255" draw:text-style-name="P41" draw:layer="layout" svg:x1="6.19cm" svg:y1="10.181cm" svg:x2="6.225cm" svg:y2="10.16cm">
                  <text:p/>
                </draw:line>
                <draw:line draw:style-name="gr256" draw:text-style-name="P41" draw:layer="layout" svg:x1="6.155cm" svg:y1="10.16cm" svg:x2="6.19cm" svg:y2="10.139cm">
                  <text:p/>
                </draw:line>
                <draw:line draw:style-name="gr257" draw:text-style-name="P41" draw:layer="layout" svg:x1="6.313cm" svg:y1="10.251cm" svg:x2="6.453cm" svg:y2="10.17cm">
                  <text:p/>
                </draw:line>
                <draw:line draw:style-name="gr258" draw:text-style-name="P41" draw:layer="layout" svg:x1="6.348cm" svg:y1="10.271cm" svg:x2="6.488cm" svg:y2="10.19cm">
                  <text:p/>
                </draw:line>
                <draw:line draw:style-name="gr259" draw:text-style-name="P41" draw:layer="layout" svg:x1="6.383cm" svg:y1="10.17cm" svg:x2="6.488cm" svg:y2="10.231cm">
                  <text:p/>
                </draw:line>
                <draw:line draw:style-name="gr260" draw:text-style-name="P41" draw:layer="layout" svg:x1="6.348cm" svg:y1="10.19cm" svg:x2="6.453cm" svg:y2="10.251cm">
                  <text:p/>
                </draw:line>
                <draw:line draw:style-name="gr261" draw:text-style-name="P41" draw:layer="layout" svg:x1="6.313cm" svg:y1="10.21cm" svg:x2="6.383cm" svg:y2="10.25cm">
                  <text:p/>
                </draw:line>
                <draw:polygon draw:style-name="gr262" draw:text-style-name="P35" draw:layer="layout" svg:width="0.557cm" svg:height="0.364cm" svg:x="5.824cm" svg:y="9.998cm" svg:viewBox="0 0 558 365" draw:points="0,40 0,0 558,324 558,365">
                  <text:p/>
                </draw:polygon>
                <draw:polygon draw:style-name="gr263" draw:text-style-name="P38" draw:layer="layout" svg:width="0.749cm" svg:height="0.475cm" svg:x="5.824cm" svg:y="9.886cm" svg:viewBox="0 0 750 476" draw:points="192,0 750,324 750,365 558,476 0,152 0,111">
                  <text:p/>
                </draw:polygon>
              </draw:g>
            </draw:g>
          </draw:g>
          <draw:frame draw:style-name="gr100" draw:text-style-name="P42" draw:layer="layout" svg:width="1.985cm" svg:height="1.073cm" svg:x="5.339cm" svg:y="10.484cm">
            <draw:text-box>
              <text:p text:style-name="P10"><text:span text:style-name="T7">fe</text:span><text:span text:style-name="T7">ro</text:span><text:span text:style-name="T7">s</text:span></text:p>
              <text:p text:style-name="P10"><text:span text:style-name="T8">wf</text:span><text:span text:style-name="T8">er</text:span><text:span text:style-name="T8">os</text:span></text:p>
            </draw:text-box>
          </draw:frame>
        </draw:g>
        <draw:g xml:id="id21" draw:id="id21"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264" draw:text-style-name="P43" draw:layer="layout" svg:width="0.19cm" svg:height="0.12cm" svg:x="10.985cm" svg:y="10.342cm" svg:viewBox="0 0 191 121" svg:d="M0 121c48 0 191-40 191-70s-4-51-52-51c0 30-140 30-139 121z">
                <text:p/>
              </draw:path>
              <draw:g>
                <draw:polygon draw:style-name="gr265" draw:text-style-name="P35" draw:layer="layout" svg:width="0.086cm" svg:height="0.101cm" svg:x="10.914cm" svg:y="10.362cm" svg:viewBox="0 0 87 102" draw:points="0,61 17,0 87,40 70,102">
                  <text:p/>
                </draw:polygon>
                <draw:polygon draw:style-name="gr266" draw:text-style-name="P36" draw:layer="layout" svg:width="0.191cm" svg:height="0.11cm" svg:x="10.931cm" svg:y="10.291cm" svg:viewBox="0 0 192 111" draw:points="0,71 35,40 87,10 122,0 192,40 157,51 105,81 70,111">
                  <text:p/>
                </draw:polygon>
                <draw:path draw:style-name="gr267" draw:text-style-name="P37" draw:layer="layout" svg:width="0.156cm" svg:height="0.131cm" svg:x="10.984cm" svg:y="10.332cm" svg:viewBox="0 0 157 132" svg:d="M157 41c0-62-35-41-70-20-35 20-70 20-87 111 0 0 70-41 157-91z">
                  <text:p/>
                </draw:path>
                <draw:path draw:style-name="gr268" draw:text-style-name="P38" draw:layer="layout" svg:width="0.226cm" svg:height="0.171cm" svg:x="10.914cm" svg:y="10.291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269" draw:text-style-name="P43" draw:layer="layout" svg:width="0.313cm" svg:height="0.242cm" svg:x="10.827cm" svg:y="9.856cm" svg:viewBox="0 0 314 243" svg:d="M1 243c48 0 313-10 313-101s-91-142-139-142c0 30-191 21-174 243z">
                <text:p/>
              </draw:path>
              <draw:g>
                <draw:polygon draw:style-name="gr270" draw:text-style-name="P35" draw:layer="layout" svg:width="0.174cm" svg:height="0.141cm" svg:x="10.653cm" svg:y="9.957cm" svg:viewBox="0 0 175 142" draw:points="0,40 0,0 175,102 175,142">
                  <text:p/>
                </draw:polygon>
                <draw:polygon draw:style-name="gr271" draw:text-style-name="P35" draw:layer="layout" svg:width="0.174cm" svg:height="0.171cm" svg:x="10.793cm" svg:y="9.805cm" svg:viewBox="0 0 175 172" draw:points="0,71 0,0 175,102 175,172">
                  <text:p/>
                </draw:polygon>
                <draw:polygon draw:style-name="gr272" draw:text-style-name="P36" draw:layer="layout" svg:width="0.313cm" svg:height="0.182cm" svg:x="10.653cm" svg:y="9.876cm" svg:viewBox="0 0 314 183" draw:points="0,81 140,0 314,102 175,183">
                  <text:p/>
                </draw:polygon>
                <draw:polygon draw:style-name="gr273" draw:text-style-name="P37" draw:layer="layout" svg:width="0.174cm" svg:height="0.171cm" svg:x="10.827cm" svg:y="9.926cm" svg:viewBox="0 0 175 172" draw:points="0,172 0,132 140,51 140,0 175,21 175,71">
                  <text:p/>
                </draw:polygon>
                <draw:polygon draw:style-name="gr274" draw:text-style-name="P35" draw:layer="layout" svg:width="0.557cm" svg:height="0.769cm" svg:x="10.461cm" svg:y="9.188cm" svg:viewBox="0 0 558 770" draw:points="0,446 0,0 558,324 558,770">
                  <text:p/>
                </draw:polygon>
                <draw:polygon draw:style-name="gr275" draw:text-style-name="P39" draw:layer="layout" svg:width="0.522cm" svg:height="0.708cm" svg:x="10.478cm" svg:y="9.218cm" svg:viewBox="0 0 523 709" draw:points="0,406 0,0 523,304 523,709">
                  <text:p/>
                </draw:polygon>
                <draw:polygon draw:style-name="gr276" draw:text-style-name="P36" draw:layer="layout" svg:width="0.592cm" svg:height="0.343cm" svg:x="10.461cm" svg:y="9.167cm" svg:viewBox="0 0 593 344" draw:points="558,344 0,21 35,0 593,324">
                  <text:p/>
                </draw:polygon>
                <draw:polygon draw:style-name="gr277" draw:text-style-name="P37" draw:layer="layout" svg:width="0.034cm" svg:height="0.465cm" svg:x="11.019cm" svg:y="9.49cm" svg:viewBox="0 0 35 466" draw:points="0,466 0,21 35,0 35,446">
                  <text:p/>
                </draw:polygon>
                <draw:polygon draw:style-name="gr278" draw:text-style-name="P38" draw:layer="layout" svg:width="0.592cm" svg:height="0.93cm" svg:x="10.461cm" svg:y="9.167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279" draw:text-style-name="P43" draw:layer="layout" svg:width="0.226cm" svg:height="0.12cm" svg:x="10.757cm" svg:y="10.23cm" svg:viewBox="0 0 227 121" svg:d="M1 121c48 0 226-50 226-81 0-30-4-40-52-40 0 30-191 21-174 121z">
                <text:p/>
              </draw:path>
              <draw:g>
                <draw:polygon draw:style-name="gr280" draw:text-style-name="P36" draw:layer="layout" svg:width="0.749cm" svg:height="0.435cm" svg:x="10.199cm" svg:y="9.886cm" svg:viewBox="0 0 750 436" draw:points="558,436 0,111 192,0 750,324">
                  <text:p/>
                </draw:polygon>
                <draw:polygon draw:style-name="gr281" draw:text-style-name="P40" draw:layer="layout" svg:width="0.505cm" svg:height="0.293cm" svg:x="10.252cm" svg:y="9.917cm" svg:viewBox="0 0 506 294" draw:points="0,81 140,0 506,213 366,294">
                  <text:p/>
                </draw:polygon>
                <draw:polygon draw:style-name="gr282" draw:text-style-name="P40" draw:layer="layout" svg:width="0.244cm" svg:height="0.141cm" svg:x="10.653cm" svg:y="10.149cm" svg:viewBox="0 0 245 142" draw:points="0,81 140,0 245,61 105,142">
                  <text:p/>
                </draw:polygon>
                <draw:polygon draw:style-name="gr283" draw:text-style-name="P37" draw:layer="layout" svg:width="0.191cm" svg:height="0.151cm" svg:x="10.758cm" svg:y="10.21cm" svg:viewBox="0 0 192 152" draw:points="0,152 0,111 192,0 192,40">
                  <text:p/>
                </draw:polygon>
                <draw:line draw:style-name="gr284" draw:text-style-name="P41" draw:layer="layout" svg:x1="10.287cm" svg:y1="9.977cm" svg:x2="10.653cm" svg:y2="10.19cm">
                  <text:p/>
                </draw:line>
                <draw:line draw:style-name="gr285" draw:text-style-name="P41" draw:layer="layout" svg:x1="10.322cm" svg:y1="9.957cm" svg:x2="10.688cm" svg:y2="10.17cm">
                  <text:p/>
                </draw:line>
                <draw:line draw:style-name="gr286" draw:text-style-name="P41" draw:layer="layout" svg:x1="10.357cm" svg:y1="9.937cm" svg:x2="10.723cm" svg:y2="10.15cm">
                  <text:p/>
                </draw:line>
                <draw:line draw:style-name="gr287" draw:text-style-name="P41" draw:layer="layout" svg:x1="10.688cm" svg:y1="10.13cm" svg:x2="10.723cm" svg:y2="10.109cm">
                  <text:p/>
                </draw:line>
                <draw:line draw:style-name="gr288" draw:text-style-name="P41" draw:layer="layout" svg:x1="10.653cm" svg:y1="10.11cm" svg:x2="10.688cm" svg:y2="10.089cm">
                  <text:p/>
                </draw:line>
                <draw:line draw:style-name="gr289" draw:text-style-name="P41" draw:layer="layout" svg:x1="10.618cm" svg:y1="10.089cm" svg:x2="10.653cm" svg:y2="10.068cm">
                  <text:p/>
                </draw:line>
                <draw:line draw:style-name="gr290" draw:text-style-name="P41" draw:layer="layout" svg:x1="10.635cm" svg:y1="10.14cm" svg:x2="10.67cm" svg:y2="10.119cm">
                  <text:p/>
                </draw:line>
                <draw:line draw:style-name="gr291" draw:text-style-name="P41" draw:layer="layout" svg:x1="10.6cm" svg:y1="10.119cm" svg:x2="10.635cm" svg:y2="10.098cm">
                  <text:p/>
                </draw:line>
                <draw:line draw:style-name="gr292" draw:text-style-name="P41" draw:layer="layout" svg:x1="10.565cm" svg:y1="10.1cm" svg:x2="10.6cm" svg:y2="10.079cm">
                  <text:p/>
                </draw:line>
                <draw:line draw:style-name="gr293" draw:text-style-name="P41" draw:layer="layout" svg:x1="10.583cm" svg:y1="10.068cm" svg:x2="10.618cm" svg:y2="10.047cm">
                  <text:p/>
                </draw:line>
                <draw:line draw:style-name="gr294" draw:text-style-name="P41" draw:layer="layout" svg:x1="10.53cm" svg:y1="10.079cm" svg:x2="10.565cm" svg:y2="10.058cm">
                  <text:p/>
                </draw:line>
                <draw:line draw:style-name="gr295" draw:text-style-name="P41" draw:layer="layout" svg:x1="10.548cm" svg:y1="10.049cm" svg:x2="10.583cm" svg:y2="10.028cm">
                  <text:p/>
                </draw:line>
                <draw:line draw:style-name="gr296" draw:text-style-name="P41" draw:layer="layout" svg:x1="10.513cm" svg:y1="10.028cm" svg:x2="10.548cm" svg:y2="10.007cm">
                  <text:p/>
                </draw:line>
                <draw:line draw:style-name="gr297" draw:text-style-name="P41" draw:layer="layout" svg:x1="10.478cm" svg:y1="10.008cm" svg:x2="10.513cm" svg:y2="9.987cm">
                  <text:p/>
                </draw:line>
                <draw:line draw:style-name="gr298" draw:text-style-name="P41" draw:layer="layout" svg:x1="10.495cm" svg:y1="10.059cm" svg:x2="10.53cm" svg:y2="10.038cm">
                  <text:p/>
                </draw:line>
                <draw:line draw:style-name="gr299" draw:text-style-name="P41" draw:layer="layout" svg:x1="10.461cm" svg:y1="10.038cm" svg:x2="10.496cm" svg:y2="10.017cm">
                  <text:p/>
                </draw:line>
                <draw:line draw:style-name="gr300" draw:text-style-name="P41" draw:layer="layout" svg:x1="10.427cm" svg:y1="10.019cm" svg:x2="10.462cm" svg:y2="9.998cm">
                  <text:p/>
                </draw:line>
                <draw:line draw:style-name="gr301" draw:text-style-name="P41" draw:layer="layout" svg:x1="10.444cm" svg:y1="9.989cm" svg:x2="10.479cm" svg:y2="9.968cm">
                  <text:p/>
                </draw:line>
                <draw:line draw:style-name="gr302" draw:text-style-name="P41" draw:layer="layout" svg:x1="10.392cm" svg:y1="9.998cm" svg:x2="10.427cm" svg:y2="9.977cm">
                  <text:p/>
                </draw:line>
                <draw:line draw:style-name="gr303" draw:text-style-name="P41" draw:layer="layout" svg:x1="10.409cm" svg:y1="9.968cm" svg:x2="10.444cm" svg:y2="9.947cm">
                  <text:p/>
                </draw:line>
                <draw:line draw:style-name="gr304" draw:text-style-name="P41" draw:layer="layout" svg:x1="10.374cm" svg:y1="9.947cm" svg:x2="10.409cm" svg:y2="9.926cm">
                  <text:p/>
                </draw:line>
                <draw:line draw:style-name="gr305" draw:text-style-name="P41" draw:layer="layout" svg:x1="10.357cm" svg:y1="9.978cm" svg:x2="10.392cm" svg:y2="9.957cm">
                  <text:p/>
                </draw:line>
                <draw:line draw:style-name="gr306" draw:text-style-name="P41" draw:layer="layout" svg:x1="10.583cm" svg:y1="10.15cm" svg:x2="10.618cm" svg:y2="10.129cm">
                  <text:p/>
                </draw:line>
                <draw:line draw:style-name="gr307" draw:text-style-name="P41" draw:layer="layout" svg:x1="10.548cm" svg:y1="10.13cm" svg:x2="10.583cm" svg:y2="10.109cm">
                  <text:p/>
                </draw:line>
                <draw:line draw:style-name="gr308" draw:text-style-name="P41" draw:layer="layout" svg:x1="10.513cm" svg:y1="10.11cm" svg:x2="10.548cm" svg:y2="10.089cm">
                  <text:p/>
                </draw:line>
                <draw:line draw:style-name="gr309" draw:text-style-name="P41" draw:layer="layout" svg:x1="10.495cm" svg:y1="10.14cm" svg:x2="10.53cm" svg:y2="10.119cm">
                  <text:p/>
                </draw:line>
                <draw:line draw:style-name="gr310" draw:text-style-name="P41" draw:layer="layout" svg:x1="10.461cm" svg:y1="10.119cm" svg:x2="10.496cm" svg:y2="10.098cm">
                  <text:p/>
                </draw:line>
                <draw:line draw:style-name="gr311" draw:text-style-name="P41" draw:layer="layout" svg:x1="10.478cm" svg:y1="10.089cm" svg:x2="10.513cm" svg:y2="10.068cm">
                  <text:p/>
                </draw:line>
                <draw:line draw:style-name="gr312" draw:text-style-name="P41" draw:layer="layout" svg:x1="10.444cm" svg:y1="10.068cm" svg:x2="10.479cm" svg:y2="10.047cm">
                  <text:p/>
                </draw:line>
                <draw:line draw:style-name="gr313" draw:text-style-name="P41" draw:layer="layout" svg:x1="10.409cm" svg:y1="10.049cm" svg:x2="10.444cm" svg:y2="10.028cm">
                  <text:p/>
                </draw:line>
                <draw:line draw:style-name="gr314" draw:text-style-name="P41" draw:layer="layout" svg:x1="10.374cm" svg:y1="10.028cm" svg:x2="10.409cm" svg:y2="10.007cm">
                  <text:p/>
                </draw:line>
                <draw:line draw:style-name="gr315" draw:text-style-name="P41" draw:layer="layout" svg:x1="10.322cm" svg:y1="10.038cm" svg:x2="10.357cm" svg:y2="10.017cm">
                  <text:p/>
                </draw:line>
                <draw:line draw:style-name="gr316" draw:text-style-name="P41" draw:layer="layout" svg:x1="10.339cm" svg:y1="10.008cm" svg:x2="10.374cm" svg:y2="9.987cm">
                  <text:p/>
                </draw:line>
                <draw:line draw:style-name="gr317" draw:text-style-name="P41" draw:layer="layout" svg:x1="10.287cm" svg:y1="10.019cm" svg:x2="10.322cm" svg:y2="9.998cm">
                  <text:p/>
                </draw:line>
                <draw:line draw:style-name="gr318" draw:text-style-name="P41" draw:layer="layout" svg:x1="10.565cm" svg:y1="10.181cm" svg:x2="10.6cm" svg:y2="10.16cm">
                  <text:p/>
                </draw:line>
                <draw:line draw:style-name="gr319" draw:text-style-name="P41" draw:layer="layout" svg:x1="10.53cm" svg:y1="10.16cm" svg:x2="10.565cm" svg:y2="10.139cm">
                  <text:p/>
                </draw:line>
                <draw:line draw:style-name="gr320" draw:text-style-name="P41" draw:layer="layout" svg:x1="10.688cm" svg:y1="10.251cm" svg:x2="10.828cm" svg:y2="10.17cm">
                  <text:p/>
                </draw:line>
                <draw:line draw:style-name="gr321" draw:text-style-name="P41" draw:layer="layout" svg:x1="10.723cm" svg:y1="10.271cm" svg:x2="10.863cm" svg:y2="10.19cm">
                  <text:p/>
                </draw:line>
                <draw:line draw:style-name="gr322" draw:text-style-name="P41" draw:layer="layout" svg:x1="10.758cm" svg:y1="10.17cm" svg:x2="10.863cm" svg:y2="10.231cm">
                  <text:p/>
                </draw:line>
                <draw:line draw:style-name="gr323" draw:text-style-name="P41" draw:layer="layout" svg:x1="10.723cm" svg:y1="10.19cm" svg:x2="10.828cm" svg:y2="10.251cm">
                  <text:p/>
                </draw:line>
                <draw:line draw:style-name="gr324" draw:text-style-name="P41" draw:layer="layout" svg:x1="10.688cm" svg:y1="10.21cm" svg:x2="10.758cm" svg:y2="10.25cm">
                  <text:p/>
                </draw:line>
                <draw:polygon draw:style-name="gr325" draw:text-style-name="P35" draw:layer="layout" svg:width="0.557cm" svg:height="0.364cm" svg:x="10.199cm" svg:y="9.998cm" svg:viewBox="0 0 558 365" draw:points="0,40 0,0 558,324 558,365">
                  <text:p/>
                </draw:polygon>
                <draw:polygon draw:style-name="gr326" draw:text-style-name="P38" draw:layer="layout" svg:width="0.749cm" svg:height="0.475cm" svg:x="10.199cm" svg:y="9.886cm" svg:viewBox="0 0 750 476" draw:points="192,0 750,324 750,365 558,476 0,152 0,111">
                  <text:p/>
                </draw:polygon>
              </draw:g>
            </draw:g>
          </draw:g>
          <draw:frame draw:style-name="gr100" draw:text-style-name="P44" draw:layer="layout" svg:width="2.286cm" svg:height="1.073cm" svg:x="9.579cm" svg:y="10.484cm">
            <draw:text-box>
              <text:p text:style-name="P10"><text:span text:style-name="T7">c</text:span><text:span text:style-name="T7">a</text:span><text:span text:style-name="T7">m</text:span></text:p>
              <text:p text:style-name="P10"><text:span text:style-name="T8">w</text:span><text:span text:style-name="T8">2</text:span><text:span text:style-name="T8">p</text:span><text:span text:style-name="T8">2</text:span><text:span text:style-name="T8">c</text:span><text:span text:style-name="T8">a</text:span><text:span text:style-name="T8">m</text:span></text:p>
            </draw:text-box>
          </draw:frame>
        </draw:g>
        <draw:g xml:id="id32" draw:id="id32"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327" draw:text-style-name="P3" draw:layer="layout" svg:width="0.19cm" svg:height="0.12cm" svg:x="21.786cm" svg:y="10.342cm" svg:viewBox="0 0 191 121" svg:d="M0 121c48 0 191-40 191-70s-4-51-52-51c0 30-140 30-139 121z">
                <text:p/>
              </draw:path>
              <draw:g>
                <draw:polygon draw:style-name="gr328" draw:text-style-name="P4" draw:layer="layout" svg:width="0.086cm" svg:height="0.101cm" svg:x="21.715cm" svg:y="10.362cm" svg:viewBox="0 0 87 102" draw:points="0,61 17,0 87,40 70,102">
                  <text:p/>
                </draw:polygon>
                <draw:polygon draw:style-name="gr329" draw:text-style-name="P6" draw:layer="layout" svg:width="0.191cm" svg:height="0.11cm" svg:x="21.732cm" svg:y="10.291cm" svg:viewBox="0 0 192 111" draw:points="0,71 35,40 87,10 122,0 192,40 157,51 105,81 70,111">
                  <text:p/>
                </draw:polygon>
                <draw:path draw:style-name="gr330" draw:text-style-name="P45" draw:layer="layout" svg:width="0.156cm" svg:height="0.131cm" svg:x="21.785cm" svg:y="10.332cm" svg:viewBox="0 0 157 132" svg:d="M157 41c0-62-35-41-70-20-35 20-70 20-87 111 0 0 70-41 157-91z">
                  <text:p/>
                </draw:path>
                <draw:path draw:style-name="gr331" draw:text-style-name="P7" draw:layer="layout" svg:width="0.226cm" svg:height="0.171cm" svg:x="21.715cm" svg:y="10.291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332" draw:text-style-name="P3" draw:layer="layout" svg:width="0.313cm" svg:height="0.242cm" svg:x="21.628cm" svg:y="9.856cm" svg:viewBox="0 0 314 243" svg:d="M1 243c48 0 313-10 313-101s-91-142-139-142c0 30-191 21-174 243z">
                <text:p/>
              </draw:path>
              <draw:g>
                <draw:polygon draw:style-name="gr333" draw:text-style-name="P4" draw:layer="layout" svg:width="0.174cm" svg:height="0.141cm" svg:x="21.454cm" svg:y="9.957cm" svg:viewBox="0 0 175 142" draw:points="0,40 0,0 175,102 175,142">
                  <text:p/>
                </draw:polygon>
                <draw:polygon draw:style-name="gr334" draw:text-style-name="P4" draw:layer="layout" svg:width="0.174cm" svg:height="0.171cm" svg:x="21.594cm" svg:y="9.805cm" svg:viewBox="0 0 175 172" draw:points="0,71 0,0 175,102 175,172">
                  <text:p/>
                </draw:polygon>
                <draw:polygon draw:style-name="gr335" draw:text-style-name="P6" draw:layer="layout" svg:width="0.313cm" svg:height="0.182cm" svg:x="21.454cm" svg:y="9.876cm" svg:viewBox="0 0 314 183" draw:points="0,81 140,0 314,102 175,183">
                  <text:p/>
                </draw:polygon>
                <draw:polygon draw:style-name="gr336" draw:text-style-name="P45" draw:layer="layout" svg:width="0.174cm" svg:height="0.171cm" svg:x="21.628cm" svg:y="9.926cm" svg:viewBox="0 0 175 172" draw:points="0,172 0,132 140,51 140,0 175,21 175,71">
                  <text:p/>
                </draw:polygon>
                <draw:polygon draw:style-name="gr337" draw:text-style-name="P4" draw:layer="layout" svg:width="0.557cm" svg:height="0.769cm" svg:x="21.262cm" svg:y="9.188cm" svg:viewBox="0 0 558 770" draw:points="0,446 0,0 558,324 558,770">
                  <text:p/>
                </draw:polygon>
                <draw:polygon draw:style-name="gr338" draw:text-style-name="P46" draw:layer="layout" svg:width="0.522cm" svg:height="0.708cm" svg:x="21.279cm" svg:y="9.218cm" svg:viewBox="0 0 523 709" draw:points="0,406 0,0 523,304 523,709">
                  <text:p/>
                </draw:polygon>
                <draw:polygon draw:style-name="gr339" draw:text-style-name="P6" draw:layer="layout" svg:width="0.592cm" svg:height="0.343cm" svg:x="21.262cm" svg:y="9.167cm" svg:viewBox="0 0 593 344" draw:points="558,344 0,21 35,0 593,324">
                  <text:p/>
                </draw:polygon>
                <draw:polygon draw:style-name="gr340" draw:text-style-name="P45" draw:layer="layout" svg:width="0.034cm" svg:height="0.465cm" svg:x="21.82cm" svg:y="9.49cm" svg:viewBox="0 0 35 466" draw:points="0,466 0,21 35,0 35,446">
                  <text:p/>
                </draw:polygon>
                <draw:polygon draw:style-name="gr341" draw:text-style-name="P7" draw:layer="layout" svg:width="0.592cm" svg:height="0.93cm" svg:x="21.262cm" svg:y="9.167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342" draw:text-style-name="P3" draw:layer="layout" svg:width="0.226cm" svg:height="0.12cm" svg:x="21.558cm" svg:y="10.23cm" svg:viewBox="0 0 227 121" svg:d="M1 121c48 0 226-50 226-81 0-30-4-40-52-40 0 30-191 21-174 121z">
                <text:p/>
              </draw:path>
              <draw:g>
                <draw:polygon draw:style-name="gr343" draw:text-style-name="P6" draw:layer="layout" svg:width="0.749cm" svg:height="0.435cm" svg:x="21cm" svg:y="9.886cm" svg:viewBox="0 0 750 436" draw:points="558,436 0,111 192,0 750,324">
                  <text:p/>
                </draw:polygon>
                <draw:polygon draw:style-name="gr344" draw:text-style-name="P47" draw:layer="layout" svg:width="0.505cm" svg:height="0.293cm" svg:x="21.053cm" svg:y="9.917cm" svg:viewBox="0 0 506 294" draw:points="0,81 140,0 506,213 366,294">
                  <text:p/>
                </draw:polygon>
                <draw:polygon draw:style-name="gr345" draw:text-style-name="P47" draw:layer="layout" svg:width="0.244cm" svg:height="0.141cm" svg:x="21.454cm" svg:y="10.149cm" svg:viewBox="0 0 245 142" draw:points="0,81 140,0 245,61 105,142">
                  <text:p/>
                </draw:polygon>
                <draw:polygon draw:style-name="gr346" draw:text-style-name="P45" draw:layer="layout" svg:width="0.191cm" svg:height="0.151cm" svg:x="21.559cm" svg:y="10.21cm" svg:viewBox="0 0 192 152" draw:points="0,152 0,111 192,0 192,40">
                  <text:p/>
                </draw:polygon>
                <draw:line draw:style-name="gr347" draw:text-style-name="P8" draw:layer="layout" svg:x1="21.088cm" svg:y1="9.977cm" svg:x2="21.454cm" svg:y2="10.19cm">
                  <text:p/>
                </draw:line>
                <draw:line draw:style-name="gr348" draw:text-style-name="P8" draw:layer="layout" svg:x1="21.123cm" svg:y1="9.957cm" svg:x2="21.489cm" svg:y2="10.17cm">
                  <text:p/>
                </draw:line>
                <draw:line draw:style-name="gr349" draw:text-style-name="P8" draw:layer="layout" svg:x1="21.158cm" svg:y1="9.937cm" svg:x2="21.524cm" svg:y2="10.15cm">
                  <text:p/>
                </draw:line>
                <draw:line draw:style-name="gr350" draw:text-style-name="P8" draw:layer="layout" svg:x1="21.489cm" svg:y1="10.13cm" svg:x2="21.524cm" svg:y2="10.109cm">
                  <text:p/>
                </draw:line>
                <draw:line draw:style-name="gr351" draw:text-style-name="P8" draw:layer="layout" svg:x1="21.454cm" svg:y1="10.11cm" svg:x2="21.489cm" svg:y2="10.089cm">
                  <text:p/>
                </draw:line>
                <draw:line draw:style-name="gr352" draw:text-style-name="P8" draw:layer="layout" svg:x1="21.419cm" svg:y1="10.089cm" svg:x2="21.454cm" svg:y2="10.068cm">
                  <text:p/>
                </draw:line>
                <draw:line draw:style-name="gr353" draw:text-style-name="P8" draw:layer="layout" svg:x1="21.436cm" svg:y1="10.14cm" svg:x2="21.471cm" svg:y2="10.119cm">
                  <text:p/>
                </draw:line>
                <draw:line draw:style-name="gr354" draw:text-style-name="P8" draw:layer="layout" svg:x1="21.401cm" svg:y1="10.119cm" svg:x2="21.436cm" svg:y2="10.098cm">
                  <text:p/>
                </draw:line>
                <draw:line draw:style-name="gr355" draw:text-style-name="P8" draw:layer="layout" svg:x1="21.366cm" svg:y1="10.1cm" svg:x2="21.401cm" svg:y2="10.079cm">
                  <text:p/>
                </draw:line>
                <draw:line draw:style-name="gr356" draw:text-style-name="P8" draw:layer="layout" svg:x1="21.384cm" svg:y1="10.068cm" svg:x2="21.419cm" svg:y2="10.047cm">
                  <text:p/>
                </draw:line>
                <draw:line draw:style-name="gr357" draw:text-style-name="P8" draw:layer="layout" svg:x1="21.331cm" svg:y1="10.079cm" svg:x2="21.366cm" svg:y2="10.058cm">
                  <text:p/>
                </draw:line>
                <draw:line draw:style-name="gr358" draw:text-style-name="P8" draw:layer="layout" svg:x1="21.349cm" svg:y1="10.049cm" svg:x2="21.384cm" svg:y2="10.028cm">
                  <text:p/>
                </draw:line>
                <draw:line draw:style-name="gr359" draw:text-style-name="P8" draw:layer="layout" svg:x1="21.314cm" svg:y1="10.028cm" svg:x2="21.349cm" svg:y2="10.007cm">
                  <text:p/>
                </draw:line>
                <draw:line draw:style-name="gr360" draw:text-style-name="P8" draw:layer="layout" svg:x1="21.279cm" svg:y1="10.008cm" svg:x2="21.314cm" svg:y2="9.987cm">
                  <text:p/>
                </draw:line>
                <draw:line draw:style-name="gr361" draw:text-style-name="P8" draw:layer="layout" svg:x1="21.296cm" svg:y1="10.059cm" svg:x2="21.331cm" svg:y2="10.038cm">
                  <text:p/>
                </draw:line>
                <draw:line draw:style-name="gr362" draw:text-style-name="P8" draw:layer="layout" svg:x1="21.262cm" svg:y1="10.038cm" svg:x2="21.297cm" svg:y2="10.017cm">
                  <text:p/>
                </draw:line>
                <draw:line draw:style-name="gr363" draw:text-style-name="P8" draw:layer="layout" svg:x1="21.228cm" svg:y1="10.019cm" svg:x2="21.263cm" svg:y2="9.998cm">
                  <text:p/>
                </draw:line>
                <draw:line draw:style-name="gr364" draw:text-style-name="P8" draw:layer="layout" svg:x1="21.245cm" svg:y1="9.989cm" svg:x2="21.28cm" svg:y2="9.968cm">
                  <text:p/>
                </draw:line>
                <draw:line draw:style-name="gr365" draw:text-style-name="P8" draw:layer="layout" svg:x1="21.193cm" svg:y1="9.998cm" svg:x2="21.228cm" svg:y2="9.977cm">
                  <text:p/>
                </draw:line>
                <draw:line draw:style-name="gr366" draw:text-style-name="P8" draw:layer="layout" svg:x1="21.21cm" svg:y1="9.968cm" svg:x2="21.245cm" svg:y2="9.947cm">
                  <text:p/>
                </draw:line>
                <draw:line draw:style-name="gr367" draw:text-style-name="P8" draw:layer="layout" svg:x1="21.175cm" svg:y1="9.947cm" svg:x2="21.21cm" svg:y2="9.926cm">
                  <text:p/>
                </draw:line>
                <draw:line draw:style-name="gr368" draw:text-style-name="P8" draw:layer="layout" svg:x1="21.158cm" svg:y1="9.978cm" svg:x2="21.193cm" svg:y2="9.957cm">
                  <text:p/>
                </draw:line>
                <draw:line draw:style-name="gr369" draw:text-style-name="P8" draw:layer="layout" svg:x1="21.384cm" svg:y1="10.15cm" svg:x2="21.419cm" svg:y2="10.129cm">
                  <text:p/>
                </draw:line>
                <draw:line draw:style-name="gr370" draw:text-style-name="P8" draw:layer="layout" svg:x1="21.349cm" svg:y1="10.13cm" svg:x2="21.384cm" svg:y2="10.109cm">
                  <text:p/>
                </draw:line>
                <draw:line draw:style-name="gr371" draw:text-style-name="P8" draw:layer="layout" svg:x1="21.314cm" svg:y1="10.11cm" svg:x2="21.349cm" svg:y2="10.089cm">
                  <text:p/>
                </draw:line>
                <draw:line draw:style-name="gr372" draw:text-style-name="P8" draw:layer="layout" svg:x1="21.296cm" svg:y1="10.14cm" svg:x2="21.331cm" svg:y2="10.119cm">
                  <text:p/>
                </draw:line>
                <draw:line draw:style-name="gr373" draw:text-style-name="P8" draw:layer="layout" svg:x1="21.262cm" svg:y1="10.119cm" svg:x2="21.297cm" svg:y2="10.098cm">
                  <text:p/>
                </draw:line>
                <draw:line draw:style-name="gr374" draw:text-style-name="P8" draw:layer="layout" svg:x1="21.279cm" svg:y1="10.089cm" svg:x2="21.314cm" svg:y2="10.068cm">
                  <text:p/>
                </draw:line>
                <draw:line draw:style-name="gr375" draw:text-style-name="P8" draw:layer="layout" svg:x1="21.245cm" svg:y1="10.068cm" svg:x2="21.28cm" svg:y2="10.047cm">
                  <text:p/>
                </draw:line>
                <draw:line draw:style-name="gr376" draw:text-style-name="P8" draw:layer="layout" svg:x1="21.21cm" svg:y1="10.049cm" svg:x2="21.245cm" svg:y2="10.028cm">
                  <text:p/>
                </draw:line>
                <draw:line draw:style-name="gr377" draw:text-style-name="P8" draw:layer="layout" svg:x1="21.175cm" svg:y1="10.028cm" svg:x2="21.21cm" svg:y2="10.007cm">
                  <text:p/>
                </draw:line>
                <draw:line draw:style-name="gr378" draw:text-style-name="P8" draw:layer="layout" svg:x1="21.123cm" svg:y1="10.038cm" svg:x2="21.158cm" svg:y2="10.017cm">
                  <text:p/>
                </draw:line>
                <draw:line draw:style-name="gr379" draw:text-style-name="P8" draw:layer="layout" svg:x1="21.14cm" svg:y1="10.008cm" svg:x2="21.175cm" svg:y2="9.987cm">
                  <text:p/>
                </draw:line>
                <draw:line draw:style-name="gr380" draw:text-style-name="P8" draw:layer="layout" svg:x1="21.088cm" svg:y1="10.019cm" svg:x2="21.123cm" svg:y2="9.998cm">
                  <text:p/>
                </draw:line>
                <draw:line draw:style-name="gr381" draw:text-style-name="P8" draw:layer="layout" svg:x1="21.366cm" svg:y1="10.181cm" svg:x2="21.401cm" svg:y2="10.16cm">
                  <text:p/>
                </draw:line>
                <draw:line draw:style-name="gr382" draw:text-style-name="P8" draw:layer="layout" svg:x1="21.331cm" svg:y1="10.16cm" svg:x2="21.366cm" svg:y2="10.139cm">
                  <text:p/>
                </draw:line>
                <draw:line draw:style-name="gr383" draw:text-style-name="P8" draw:layer="layout" svg:x1="21.489cm" svg:y1="10.251cm" svg:x2="21.629cm" svg:y2="10.17cm">
                  <text:p/>
                </draw:line>
                <draw:line draw:style-name="gr384" draw:text-style-name="P8" draw:layer="layout" svg:x1="21.524cm" svg:y1="10.271cm" svg:x2="21.664cm" svg:y2="10.19cm">
                  <text:p/>
                </draw:line>
                <draw:line draw:style-name="gr385" draw:text-style-name="P8" draw:layer="layout" svg:x1="21.559cm" svg:y1="10.17cm" svg:x2="21.664cm" svg:y2="10.231cm">
                  <text:p/>
                </draw:line>
                <draw:line draw:style-name="gr386" draw:text-style-name="P8" draw:layer="layout" svg:x1="21.524cm" svg:y1="10.19cm" svg:x2="21.629cm" svg:y2="10.251cm">
                  <text:p/>
                </draw:line>
                <draw:line draw:style-name="gr387" draw:text-style-name="P8" draw:layer="layout" svg:x1="21.489cm" svg:y1="10.21cm" svg:x2="21.559cm" svg:y2="10.25cm">
                  <text:p/>
                </draw:line>
                <draw:polygon draw:style-name="gr388" draw:text-style-name="P4" draw:layer="layout" svg:width="0.557cm" svg:height="0.364cm" svg:x="21cm" svg:y="9.998cm" svg:viewBox="0 0 558 365" draw:points="0,40 0,0 558,324 558,365">
                  <text:p/>
                </draw:polygon>
                <draw:polygon draw:style-name="gr389" draw:text-style-name="P7" draw:layer="layout" svg:width="0.749cm" svg:height="0.475cm" svg:x="21cm" svg:y="9.886cm" svg:viewBox="0 0 750 476" draw:points="192,0 750,324 750,365 558,476 0,152 0,111">
                  <text:p/>
                </draw:polygon>
              </draw:g>
            </draw:g>
          </draw:g>
          <draw:frame draw:style-name="gr113" draw:text-style-name="P42" draw:layer="layout" svg:width="1.985cm" svg:height="0.687cm" svg:x="20.515cm" svg:y="10.484cm">
            <draw:text-box>
              <text:p text:style-name="P10"><text:span text:style-name="T9">as</text:span><text:span text:style-name="T9">tr</text:span><text:span text:style-name="T9">o</text:span></text:p>
            </draw:text-box>
          </draw:frame>
        </draw:g>
        <draw:g xml:id="id11" draw:id="id11"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390" draw:text-style-name="P48" draw:layer="layout" svg:width="0.19cm" svg:height="0.12cm" svg:x="17.348cm" svg:y="10.342cm" svg:viewBox="0 0 191 121" svg:d="M0 121c48 0 191-40 191-70s-4-51-52-51c0 30-140 30-139 121z">
                <text:p/>
              </draw:path>
              <draw:g>
                <draw:polygon draw:style-name="gr391" draw:text-style-name="P49" draw:layer="layout" svg:width="0.086cm" svg:height="0.101cm" svg:x="17.277cm" svg:y="10.362cm" svg:viewBox="0 0 87 102" draw:points="0,61 17,0 87,40 70,102">
                  <text:p/>
                </draw:polygon>
                <draw:polygon draw:style-name="gr392" draw:text-style-name="P50" draw:layer="layout" svg:width="0.191cm" svg:height="0.11cm" svg:x="17.294cm" svg:y="10.291cm" svg:viewBox="0 0 192 111" draw:points="0,71 35,40 87,10 122,0 192,40 157,51 105,81 70,111">
                  <text:p/>
                </draw:polygon>
                <draw:path draw:style-name="gr393" draw:text-style-name="P51" draw:layer="layout" svg:width="0.156cm" svg:height="0.131cm" svg:x="17.347cm" svg:y="10.332cm" svg:viewBox="0 0 157 132" svg:d="M157 41c0-62-35-41-70-20-35 20-70 20-87 111 0 0 70-41 157-91z">
                  <text:p/>
                </draw:path>
                <draw:path draw:style-name="gr394" draw:text-style-name="P52" draw:layer="layout" svg:width="0.226cm" svg:height="0.171cm" svg:x="17.277cm" svg:y="10.291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395" draw:text-style-name="P48" draw:layer="layout" svg:width="0.313cm" svg:height="0.242cm" svg:x="17.19cm" svg:y="9.856cm" svg:viewBox="0 0 314 243" svg:d="M1 243c48 0 313-10 313-101s-91-142-139-142c0 30-191 21-174 243z">
                <text:p/>
              </draw:path>
              <draw:g>
                <draw:polygon draw:style-name="gr396" draw:text-style-name="P49" draw:layer="layout" svg:width="0.174cm" svg:height="0.141cm" svg:x="17.016cm" svg:y="9.957cm" svg:viewBox="0 0 175 142" draw:points="0,40 0,0 175,102 175,142">
                  <text:p/>
                </draw:polygon>
                <draw:polygon draw:style-name="gr397" draw:text-style-name="P49" draw:layer="layout" svg:width="0.174cm" svg:height="0.171cm" svg:x="17.156cm" svg:y="9.805cm" svg:viewBox="0 0 175 172" draw:points="0,71 0,0 175,102 175,172">
                  <text:p/>
                </draw:polygon>
                <draw:polygon draw:style-name="gr398" draw:text-style-name="P50" draw:layer="layout" svg:width="0.313cm" svg:height="0.182cm" svg:x="17.016cm" svg:y="9.876cm" svg:viewBox="0 0 314 183" draw:points="0,81 140,0 314,102 175,183">
                  <text:p/>
                </draw:polygon>
                <draw:polygon draw:style-name="gr399" draw:text-style-name="P51" draw:layer="layout" svg:width="0.174cm" svg:height="0.171cm" svg:x="17.19cm" svg:y="9.926cm" svg:viewBox="0 0 175 172" draw:points="0,172 0,132 140,51 140,0 175,21 175,71">
                  <text:p/>
                </draw:polygon>
                <draw:polygon draw:style-name="gr400" draw:text-style-name="P49" draw:layer="layout" svg:width="0.557cm" svg:height="0.769cm" svg:x="16.824cm" svg:y="9.188cm" svg:viewBox="0 0 558 770" draw:points="0,446 0,0 558,324 558,770">
                  <text:p/>
                </draw:polygon>
                <draw:polygon draw:style-name="gr401" draw:text-style-name="P53" draw:layer="layout" svg:width="0.522cm" svg:height="0.708cm" svg:x="16.841cm" svg:y="9.218cm" svg:viewBox="0 0 523 709" draw:points="0,406 0,0 523,304 523,709">
                  <text:p/>
                </draw:polygon>
                <draw:polygon draw:style-name="gr402" draw:text-style-name="P50" draw:layer="layout" svg:width="0.592cm" svg:height="0.343cm" svg:x="16.824cm" svg:y="9.167cm" svg:viewBox="0 0 593 344" draw:points="558,344 0,21 35,0 593,324">
                  <text:p/>
                </draw:polygon>
                <draw:polygon draw:style-name="gr403" draw:text-style-name="P51" draw:layer="layout" svg:width="0.034cm" svg:height="0.465cm" svg:x="17.382cm" svg:y="9.49cm" svg:viewBox="0 0 35 466" draw:points="0,466 0,21 35,0 35,446">
                  <text:p/>
                </draw:polygon>
                <draw:polygon draw:style-name="gr404" draw:text-style-name="P52" draw:layer="layout" svg:width="0.592cm" svg:height="0.93cm" svg:x="16.824cm" svg:y="9.167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405" draw:text-style-name="P48" draw:layer="layout" svg:width="0.226cm" svg:height="0.12cm" svg:x="17.12cm" svg:y="10.23cm" svg:viewBox="0 0 227 121" svg:d="M1 121c48 0 226-50 226-81 0-30-4-40-52-40 0 30-191 21-174 121z">
                <text:p/>
              </draw:path>
              <draw:g>
                <draw:polygon draw:style-name="gr406" draw:text-style-name="P50" draw:layer="layout" svg:width="0.749cm" svg:height="0.435cm" svg:x="16.562cm" svg:y="9.886cm" svg:viewBox="0 0 750 436" draw:points="558,436 0,111 192,0 750,324">
                  <text:p/>
                </draw:polygon>
                <draw:polygon draw:style-name="gr407" draw:text-style-name="P54" draw:layer="layout" svg:width="0.505cm" svg:height="0.293cm" svg:x="16.615cm" svg:y="9.917cm" svg:viewBox="0 0 506 294" draw:points="0,81 140,0 506,213 366,294">
                  <text:p/>
                </draw:polygon>
                <draw:polygon draw:style-name="gr408" draw:text-style-name="P54" draw:layer="layout" svg:width="0.244cm" svg:height="0.141cm" svg:x="17.016cm" svg:y="10.149cm" svg:viewBox="0 0 245 142" draw:points="0,81 140,0 245,61 105,142">
                  <text:p/>
                </draw:polygon>
                <draw:polygon draw:style-name="gr409" draw:text-style-name="P51" draw:layer="layout" svg:width="0.191cm" svg:height="0.151cm" svg:x="17.121cm" svg:y="10.21cm" svg:viewBox="0 0 192 152" draw:points="0,152 0,111 192,0 192,40">
                  <text:p/>
                </draw:polygon>
                <draw:line draw:style-name="gr410" draw:text-style-name="P55" draw:layer="layout" svg:x1="16.65cm" svg:y1="9.977cm" svg:x2="17.016cm" svg:y2="10.19cm">
                  <text:p/>
                </draw:line>
                <draw:line draw:style-name="gr411" draw:text-style-name="P55" draw:layer="layout" svg:x1="16.685cm" svg:y1="9.957cm" svg:x2="17.051cm" svg:y2="10.17cm">
                  <text:p/>
                </draw:line>
                <draw:line draw:style-name="gr412" draw:text-style-name="P55" draw:layer="layout" svg:x1="16.72cm" svg:y1="9.937cm" svg:x2="17.086cm" svg:y2="10.15cm">
                  <text:p/>
                </draw:line>
                <draw:line draw:style-name="gr413" draw:text-style-name="P55" draw:layer="layout" svg:x1="17.051cm" svg:y1="10.13cm" svg:x2="17.086cm" svg:y2="10.109cm">
                  <text:p/>
                </draw:line>
                <draw:line draw:style-name="gr414" draw:text-style-name="P55" draw:layer="layout" svg:x1="17.016cm" svg:y1="10.11cm" svg:x2="17.051cm" svg:y2="10.089cm">
                  <text:p/>
                </draw:line>
                <draw:line draw:style-name="gr415" draw:text-style-name="P55" draw:layer="layout" svg:x1="16.981cm" svg:y1="10.089cm" svg:x2="17.016cm" svg:y2="10.068cm">
                  <text:p/>
                </draw:line>
                <draw:line draw:style-name="gr416" draw:text-style-name="P55" draw:layer="layout" svg:x1="16.998cm" svg:y1="10.14cm" svg:x2="17.033cm" svg:y2="10.119cm">
                  <text:p/>
                </draw:line>
                <draw:line draw:style-name="gr417" draw:text-style-name="P55" draw:layer="layout" svg:x1="16.963cm" svg:y1="10.119cm" svg:x2="16.998cm" svg:y2="10.098cm">
                  <text:p/>
                </draw:line>
                <draw:line draw:style-name="gr418" draw:text-style-name="P55" draw:layer="layout" svg:x1="16.928cm" svg:y1="10.1cm" svg:x2="16.963cm" svg:y2="10.079cm">
                  <text:p/>
                </draw:line>
                <draw:line draw:style-name="gr419" draw:text-style-name="P55" draw:layer="layout" svg:x1="16.946cm" svg:y1="10.068cm" svg:x2="16.981cm" svg:y2="10.047cm">
                  <text:p/>
                </draw:line>
                <draw:line draw:style-name="gr420" draw:text-style-name="P55" draw:layer="layout" svg:x1="16.893cm" svg:y1="10.079cm" svg:x2="16.928cm" svg:y2="10.058cm">
                  <text:p/>
                </draw:line>
                <draw:line draw:style-name="gr421" draw:text-style-name="P55" draw:layer="layout" svg:x1="16.911cm" svg:y1="10.049cm" svg:x2="16.946cm" svg:y2="10.028cm">
                  <text:p/>
                </draw:line>
                <draw:line draw:style-name="gr422" draw:text-style-name="P55" draw:layer="layout" svg:x1="16.876cm" svg:y1="10.028cm" svg:x2="16.911cm" svg:y2="10.007cm">
                  <text:p/>
                </draw:line>
                <draw:line draw:style-name="gr423" draw:text-style-name="P55" draw:layer="layout" svg:x1="16.841cm" svg:y1="10.008cm" svg:x2="16.876cm" svg:y2="9.987cm">
                  <text:p/>
                </draw:line>
                <draw:line draw:style-name="gr424" draw:text-style-name="P55" draw:layer="layout" svg:x1="16.858cm" svg:y1="10.059cm" svg:x2="16.893cm" svg:y2="10.038cm">
                  <text:p/>
                </draw:line>
                <draw:line draw:style-name="gr425" draw:text-style-name="P55" draw:layer="layout" svg:x1="16.824cm" svg:y1="10.038cm" svg:x2="16.859cm" svg:y2="10.017cm">
                  <text:p/>
                </draw:line>
                <draw:line draw:style-name="gr426" draw:text-style-name="P55" draw:layer="layout" svg:x1="16.79cm" svg:y1="10.019cm" svg:x2="16.825cm" svg:y2="9.998cm">
                  <text:p/>
                </draw:line>
                <draw:line draw:style-name="gr427" draw:text-style-name="P55" draw:layer="layout" svg:x1="16.807cm" svg:y1="9.989cm" svg:x2="16.842cm" svg:y2="9.968cm">
                  <text:p/>
                </draw:line>
                <draw:line draw:style-name="gr428" draw:text-style-name="P55" draw:layer="layout" svg:x1="16.755cm" svg:y1="9.998cm" svg:x2="16.79cm" svg:y2="9.977cm">
                  <text:p/>
                </draw:line>
                <draw:line draw:style-name="gr429" draw:text-style-name="P55" draw:layer="layout" svg:x1="16.772cm" svg:y1="9.968cm" svg:x2="16.807cm" svg:y2="9.947cm">
                  <text:p/>
                </draw:line>
                <draw:line draw:style-name="gr430" draw:text-style-name="P55" draw:layer="layout" svg:x1="16.737cm" svg:y1="9.947cm" svg:x2="16.772cm" svg:y2="9.926cm">
                  <text:p/>
                </draw:line>
                <draw:line draw:style-name="gr431" draw:text-style-name="P55" draw:layer="layout" svg:x1="16.72cm" svg:y1="9.978cm" svg:x2="16.755cm" svg:y2="9.957cm">
                  <text:p/>
                </draw:line>
                <draw:line draw:style-name="gr432" draw:text-style-name="P55" draw:layer="layout" svg:x1="16.946cm" svg:y1="10.15cm" svg:x2="16.981cm" svg:y2="10.129cm">
                  <text:p/>
                </draw:line>
                <draw:line draw:style-name="gr433" draw:text-style-name="P55" draw:layer="layout" svg:x1="16.911cm" svg:y1="10.13cm" svg:x2="16.946cm" svg:y2="10.109cm">
                  <text:p/>
                </draw:line>
                <draw:line draw:style-name="gr434" draw:text-style-name="P55" draw:layer="layout" svg:x1="16.876cm" svg:y1="10.11cm" svg:x2="16.911cm" svg:y2="10.089cm">
                  <text:p/>
                </draw:line>
                <draw:line draw:style-name="gr435" draw:text-style-name="P55" draw:layer="layout" svg:x1="16.858cm" svg:y1="10.14cm" svg:x2="16.893cm" svg:y2="10.119cm">
                  <text:p/>
                </draw:line>
                <draw:line draw:style-name="gr436" draw:text-style-name="P55" draw:layer="layout" svg:x1="16.824cm" svg:y1="10.119cm" svg:x2="16.859cm" svg:y2="10.098cm">
                  <text:p/>
                </draw:line>
                <draw:line draw:style-name="gr437" draw:text-style-name="P55" draw:layer="layout" svg:x1="16.841cm" svg:y1="10.089cm" svg:x2="16.876cm" svg:y2="10.068cm">
                  <text:p/>
                </draw:line>
                <draw:line draw:style-name="gr438" draw:text-style-name="P55" draw:layer="layout" svg:x1="16.807cm" svg:y1="10.068cm" svg:x2="16.842cm" svg:y2="10.047cm">
                  <text:p/>
                </draw:line>
                <draw:line draw:style-name="gr439" draw:text-style-name="P55" draw:layer="layout" svg:x1="16.772cm" svg:y1="10.049cm" svg:x2="16.807cm" svg:y2="10.028cm">
                  <text:p/>
                </draw:line>
                <draw:line draw:style-name="gr440" draw:text-style-name="P55" draw:layer="layout" svg:x1="16.737cm" svg:y1="10.028cm" svg:x2="16.772cm" svg:y2="10.007cm">
                  <text:p/>
                </draw:line>
                <draw:line draw:style-name="gr441" draw:text-style-name="P55" draw:layer="layout" svg:x1="16.685cm" svg:y1="10.038cm" svg:x2="16.72cm" svg:y2="10.017cm">
                  <text:p/>
                </draw:line>
                <draw:line draw:style-name="gr442" draw:text-style-name="P55" draw:layer="layout" svg:x1="16.702cm" svg:y1="10.008cm" svg:x2="16.737cm" svg:y2="9.987cm">
                  <text:p/>
                </draw:line>
                <draw:line draw:style-name="gr443" draw:text-style-name="P55" draw:layer="layout" svg:x1="16.65cm" svg:y1="10.019cm" svg:x2="16.685cm" svg:y2="9.998cm">
                  <text:p/>
                </draw:line>
                <draw:line draw:style-name="gr444" draw:text-style-name="P55" draw:layer="layout" svg:x1="16.928cm" svg:y1="10.181cm" svg:x2="16.963cm" svg:y2="10.16cm">
                  <text:p/>
                </draw:line>
                <draw:line draw:style-name="gr445" draw:text-style-name="P55" draw:layer="layout" svg:x1="16.893cm" svg:y1="10.16cm" svg:x2="16.928cm" svg:y2="10.139cm">
                  <text:p/>
                </draw:line>
                <draw:line draw:style-name="gr446" draw:text-style-name="P55" draw:layer="layout" svg:x1="17.051cm" svg:y1="10.251cm" svg:x2="17.191cm" svg:y2="10.17cm">
                  <text:p/>
                </draw:line>
                <draw:line draw:style-name="gr447" draw:text-style-name="P55" draw:layer="layout" svg:x1="17.086cm" svg:y1="10.271cm" svg:x2="17.226cm" svg:y2="10.19cm">
                  <text:p/>
                </draw:line>
                <draw:line draw:style-name="gr448" draw:text-style-name="P55" draw:layer="layout" svg:x1="17.121cm" svg:y1="10.17cm" svg:x2="17.226cm" svg:y2="10.231cm">
                  <text:p/>
                </draw:line>
                <draw:line draw:style-name="gr449" draw:text-style-name="P55" draw:layer="layout" svg:x1="17.086cm" svg:y1="10.19cm" svg:x2="17.191cm" svg:y2="10.251cm">
                  <text:p/>
                </draw:line>
                <draw:line draw:style-name="gr450" draw:text-style-name="P55" draw:layer="layout" svg:x1="17.051cm" svg:y1="10.21cm" svg:x2="17.121cm" svg:y2="10.25cm">
                  <text:p/>
                </draw:line>
                <draw:polygon draw:style-name="gr451" draw:text-style-name="P49" draw:layer="layout" svg:width="0.557cm" svg:height="0.364cm" svg:x="16.562cm" svg:y="9.998cm" svg:viewBox="0 0 558 365" draw:points="0,40 0,0 558,324 558,365">
                  <text:p/>
                </draw:polygon>
                <draw:polygon draw:style-name="gr452" draw:text-style-name="P52" draw:layer="layout" svg:width="0.749cm" svg:height="0.475cm" svg:x="16.562cm" svg:y="9.886cm" svg:viewBox="0 0 750 476" draw:points="192,0 750,324 750,365 558,476 0,152 0,111">
                  <text:p/>
                </draw:polygon>
              </draw:g>
            </draw:g>
          </draw:g>
          <draw:frame draw:style-name="gr113" draw:text-style-name="P28" draw:layer="layout" svg:width="1.985cm" svg:height="0.687cm" svg:x="16.077cm" svg:y="10.484cm">
            <draw:text-box>
              <text:p text:style-name="P10"><text:span text:style-name="T3">pi</text:span><text:span text:style-name="T3">p</text:span><text:span text:style-name="T3">el</text:span><text:span text:style-name="T3">in</text:span><text:span text:style-name="T3">e</text:span></text:p>
            </draw:text-box>
          </draw:frame>
        </draw:g>
        <draw:g xml:id="id7" draw:id="id7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453" draw:text-style-name="P3" draw:layer="layout" svg:width="0.669cm" svg:height="0.393cm" svg:x="14.695cm" svg:y="5.747cm" svg:viewBox="0 0 670 394" svg:d="M0 394c190 0 487-124 616-206 127-82 0-188-65-188z">
              <text:p/>
            </draw:path>
            <draw:g>
              <draw:polygon draw:style-name="gr454" draw:text-style-name="P4" draw:layer="layout" svg:width="0.388cm" svg:height="0.976cm" svg:x="14.306cm" svg:y="5.164cm" svg:viewBox="0 0 389 977" draw:points="0,752 0,0 389,225 389,977">
                <text:p/>
              </draw:polygon>
              <draw:polygon draw:style-name="gr455" draw:text-style-name="P5" draw:layer="layout" svg:width="0.55cm" svg:height="1.07cm" svg:x="14.695cm" svg:y="5.07cm" svg:viewBox="0 0 551 1071" draw:points="0,1071 0,319 551,0 551,752">
                <text:p/>
              </draw:polygon>
              <draw:polygon draw:style-name="gr456" draw:text-style-name="P6" draw:layer="layout" svg:width="0.939cm" svg:height="0.544cm" svg:x="14.306cm" svg:y="4.845cm" svg:viewBox="0 0 940 545" draw:points="389,545 0,319 551,0 940,225">
                <text:p/>
              </draw:polygon>
              <draw:polygon draw:style-name="gr457" draw:text-style-name="P7" draw:layer="layout" svg:width="0.939cm" svg:height="1.296cm" svg:x="14.306cm" svg:y="4.845cm" svg:viewBox="0 0 940 1297" draw:points="0,1071 0,319 551,0 940,225 940,977 389,1297">
                <text:p/>
              </draw:polygon>
              <draw:line draw:style-name="gr458" draw:text-style-name="P8" draw:layer="layout" svg:x1="14.63cm" svg:y1="5.953cm" svg:x2="14.371cm" svg:y2="5.803cm">
                <text:p/>
              </draw:line>
              <draw:line draw:style-name="gr459" draw:text-style-name="P8" draw:layer="layout" svg:x1="14.63cm" svg:y1="6.028cm" svg:x2="14.371cm" svg:y2="5.878cm">
                <text:p/>
              </draw:line>
              <draw:line draw:style-name="gr460" draw:text-style-name="P8" draw:layer="layout" svg:x1="14.63cm" svg:y1="5.991cm" svg:x2="14.371cm" svg:y2="5.841cm">
                <text:p/>
              </draw:line>
              <draw:polyline draw:style-name="gr461" draw:text-style-name="P8" draw:layer="layout" svg:width="0.323cm" svg:height="0.224cm" svg:x="14.338cm" svg:y="5.277cm" svg:viewBox="0 0 324 225" draw:points="324,225 0,37 0,0">
                <text:p/>
              </draw:polyline>
              <draw:polyline draw:style-name="gr462" draw:text-style-name="P8" draw:layer="layout" svg:width="0.318cm" svg:height="0.225cm" svg:x="14.344cm" svg:y="5.276cm" svg:viewBox="0 0 319 226" draw:points="319,226 319,189 0,0">
                <text:p/>
              </draw:polyline>
              <draw:polygon draw:style-name="gr463" draw:text-style-name="P9" draw:layer="layout" svg:width="0.037cm" svg:height="0.065cm" svg:x="14.458cm" svg:y="5.652cm" svg:viewBox="0 0 38 66" draw:points="0,45 0,0 38,22 38,66">
                <text:p/>
              </draw:polygon>
              <draw:line draw:style-name="gr464" draw:text-style-name="P8" draw:layer="layout" svg:x1="14.63cm" svg:y1="5.916cm" svg:x2="14.371cm" svg:y2="5.766cm">
                <text:p/>
              </draw:line>
            </draw:g>
          </draw:g>
          <draw:frame draw:style-name="gr113" draw:text-style-name="P29" draw:layer="layout" svg:width="1.985cm" svg:height="0.687cm" svg:x="13.843cm" svg:y="6.194cm">
            <draw:text-box>
              <text:p text:style-name="P10"><text:span text:style-name="T5">w</text:span><text:span text:style-name="T5">2</text:span><text:span text:style-name="T5">p</text:span><text:span text:style-name="T5">2</text:span><text:span text:style-name="T5">i</text:span><text:span text:style-name="T5">n</text:span><text:span text:style-name="T5">s</text:span></text:p>
            </draw:text-box>
          </draw:frame>
        </draw:g>
        <draw:g xml:id="id25" draw:id="id25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465" draw:text-style-name="P3" draw:layer="layout" svg:width="0.669cm" svg:height="0.393cm" svg:x="6.191cm" svg:y="5.747cm" svg:viewBox="0 0 670 394" svg:d="M0 394c190 0 487-124 616-206 127-82 0-188-65-188z">
              <text:p/>
            </draw:path>
            <draw:g>
              <draw:polygon draw:style-name="gr466" draw:text-style-name="P4" draw:layer="layout" svg:width="0.388cm" svg:height="0.976cm" svg:x="5.802cm" svg:y="5.164cm" svg:viewBox="0 0 389 977" draw:points="0,752 0,0 389,225 389,977">
                <text:p/>
              </draw:polygon>
              <draw:polygon draw:style-name="gr467" draw:text-style-name="P5" draw:layer="layout" svg:width="0.55cm" svg:height="1.07cm" svg:x="6.191cm" svg:y="5.07cm" svg:viewBox="0 0 551 1071" draw:points="0,1071 0,319 551,0 551,752">
                <text:p/>
              </draw:polygon>
              <draw:polygon draw:style-name="gr468" draw:text-style-name="P6" draw:layer="layout" svg:width="0.939cm" svg:height="0.544cm" svg:x="5.802cm" svg:y="4.845cm" svg:viewBox="0 0 940 545" draw:points="389,545 0,319 551,0 940,225">
                <text:p/>
              </draw:polygon>
              <draw:polygon draw:style-name="gr469" draw:text-style-name="P7" draw:layer="layout" svg:width="0.939cm" svg:height="1.296cm" svg:x="5.802cm" svg:y="4.845cm" svg:viewBox="0 0 940 1297" draw:points="0,1071 0,319 551,0 940,225 940,977 389,1297">
                <text:p/>
              </draw:polygon>
              <draw:line draw:style-name="gr470" draw:text-style-name="P8" draw:layer="layout" svg:x1="6.126cm" svg:y1="5.953cm" svg:x2="5.867cm" svg:y2="5.803cm">
                <text:p/>
              </draw:line>
              <draw:line draw:style-name="gr471" draw:text-style-name="P8" draw:layer="layout" svg:x1="6.126cm" svg:y1="6.028cm" svg:x2="5.867cm" svg:y2="5.878cm">
                <text:p/>
              </draw:line>
              <draw:line draw:style-name="gr472" draw:text-style-name="P8" draw:layer="layout" svg:x1="6.126cm" svg:y1="5.991cm" svg:x2="5.867cm" svg:y2="5.841cm">
                <text:p/>
              </draw:line>
              <draw:polyline draw:style-name="gr473" draw:text-style-name="P8" draw:layer="layout" svg:width="0.323cm" svg:height="0.224cm" svg:x="5.834cm" svg:y="5.277cm" svg:viewBox="0 0 324 225" draw:points="324,225 0,37 0,0">
                <text:p/>
              </draw:polyline>
              <draw:polyline draw:style-name="gr474" draw:text-style-name="P8" draw:layer="layout" svg:width="0.318cm" svg:height="0.225cm" svg:x="5.84cm" svg:y="5.276cm" svg:viewBox="0 0 319 226" draw:points="319,226 319,189 0,0">
                <text:p/>
              </draw:polyline>
              <draw:polygon draw:style-name="gr475" draw:text-style-name="P9" draw:layer="layout" svg:width="0.037cm" svg:height="0.065cm" svg:x="5.954cm" svg:y="5.652cm" svg:viewBox="0 0 38 66" draw:points="0,45 0,0 38,22 38,66">
                <text:p/>
              </draw:polygon>
              <draw:line draw:style-name="gr476" draw:text-style-name="P8" draw:layer="layout" svg:x1="6.126cm" svg:y1="5.916cm" svg:x2="5.867cm" svg:y2="5.766cm">
                <text:p/>
              </draw:line>
            </draw:g>
          </draw:g>
          <draw:frame draw:style-name="gr113" draw:text-style-name="P33" draw:layer="layout" svg:width="1.985cm" svg:height="0.687cm" svg:x="5.339cm" svg:y="6.194cm">
            <draw:text-box>
              <text:p text:style-name="P10"><text:span text:style-name="T6">w</text:span><text:span text:style-name="T6">f</text:span><text:span text:style-name="T6">e</text:span><text:span text:style-name="T6">f</text:span><text:span text:style-name="T6">c</text:span><text:span text:style-name="T6">d</text:span></text:p>
            </draw:text-box>
          </draw:frame>
        </draw:g>
        <draw:g xml:id="id29" draw:id="id29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477" draw:text-style-name="P3" draw:layer="layout" svg:width="0.669cm" svg:height="0.393cm" svg:x="16.901cm" svg:y="5.747cm" svg:viewBox="0 0 670 394" svg:d="M0 394c190 0 487-124 616-206 127-82 0-188-65-188z">
              <text:p/>
            </draw:path>
            <draw:g>
              <draw:polygon draw:style-name="gr478" draw:text-style-name="P4" draw:layer="layout" svg:width="0.388cm" svg:height="0.976cm" svg:x="16.512cm" svg:y="5.164cm" svg:viewBox="0 0 389 977" draw:points="0,752 0,0 389,225 389,977">
                <text:p/>
              </draw:polygon>
              <draw:polygon draw:style-name="gr479" draw:text-style-name="P5" draw:layer="layout" svg:width="0.55cm" svg:height="1.07cm" svg:x="16.901cm" svg:y="5.07cm" svg:viewBox="0 0 551 1071" draw:points="0,1071 0,319 551,0 551,752">
                <text:p/>
              </draw:polygon>
              <draw:polygon draw:style-name="gr480" draw:text-style-name="P6" draw:layer="layout" svg:width="0.939cm" svg:height="0.544cm" svg:x="16.512cm" svg:y="4.845cm" svg:viewBox="0 0 940 545" draw:points="389,545 0,319 551,0 940,225">
                <text:p/>
              </draw:polygon>
              <draw:polygon draw:style-name="gr481" draw:text-style-name="P7" draw:layer="layout" svg:width="0.939cm" svg:height="1.296cm" svg:x="16.512cm" svg:y="4.845cm" svg:viewBox="0 0 940 1297" draw:points="0,1071 0,319 551,0 940,225 940,977 389,1297">
                <text:p/>
              </draw:polygon>
              <draw:line draw:style-name="gr482" draw:text-style-name="P8" draw:layer="layout" svg:x1="16.836cm" svg:y1="5.953cm" svg:x2="16.577cm" svg:y2="5.803cm">
                <text:p/>
              </draw:line>
              <draw:line draw:style-name="gr483" draw:text-style-name="P8" draw:layer="layout" svg:x1="16.836cm" svg:y1="6.028cm" svg:x2="16.577cm" svg:y2="5.878cm">
                <text:p/>
              </draw:line>
              <draw:line draw:style-name="gr484" draw:text-style-name="P8" draw:layer="layout" svg:x1="16.836cm" svg:y1="5.991cm" svg:x2="16.577cm" svg:y2="5.841cm">
                <text:p/>
              </draw:line>
              <draw:polyline draw:style-name="gr485" draw:text-style-name="P8" draw:layer="layout" svg:width="0.323cm" svg:height="0.224cm" svg:x="16.544cm" svg:y="5.277cm" svg:viewBox="0 0 324 225" draw:points="324,225 0,37 0,0">
                <text:p/>
              </draw:polyline>
              <draw:polyline draw:style-name="gr486" draw:text-style-name="P8" draw:layer="layout" svg:width="0.318cm" svg:height="0.225cm" svg:x="16.55cm" svg:y="5.276cm" svg:viewBox="0 0 319 226" draw:points="319,226 319,189 0,0">
                <text:p/>
              </draw:polyline>
              <draw:polygon draw:style-name="gr487" draw:text-style-name="P9" draw:layer="layout" svg:width="0.037cm" svg:height="0.065cm" svg:x="16.664cm" svg:y="5.652cm" svg:viewBox="0 0 38 66" draw:points="0,45 0,0 38,22 38,66">
                <text:p/>
              </draw:polygon>
              <draw:line draw:style-name="gr488" draw:text-style-name="P8" draw:layer="layout" svg:x1="17.171cm" svg:y1="5.916cm" svg:x2="16.912cm" svg:y2="5.766cm">
                <text:p/>
              </draw:line>
            </draw:g>
          </draw:g>
          <draw:frame draw:style-name="gr113" draw:text-style-name="P33" draw:layer="layout" svg:width="1.985cm" svg:height="0.687cm" svg:x="16.049cm" svg:y="6.194cm">
            <draw:text-box>
              <text:p text:style-name="P10"><text:span text:style-name="T6">w</text:span><text:span text:style-name="T6">w</text:span><text:span text:style-name="T6">f</text:span><text:span text:style-name="T6">f</text:span><text:span text:style-name="T6">c</text:span><text:span text:style-name="T6">d</text:span></text:p>
            </draw:text-box>
          </draw:frame>
        </draw:g>
        <draw:g xml:id="id14" draw:id="id14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489" draw:text-style-name="P3" draw:layer="layout" svg:width="0.669cm" svg:height="0.393cm" svg:x="19.131cm" svg:y="5.805cm" svg:viewBox="0 0 670 394" svg:d="M0 394c190 0 487-124 616-206 127-82 0-188-65-188z">
              <text:p/>
            </draw:path>
            <draw:g>
              <draw:polygon draw:style-name="gr490" draw:text-style-name="P4" draw:layer="layout" svg:width="0.388cm" svg:height="0.976cm" svg:x="18.742cm" svg:y="5.222cm" svg:viewBox="0 0 389 977" draw:points="0,752 0,0 389,225 389,977">
                <text:p/>
              </draw:polygon>
              <draw:polygon draw:style-name="gr491" draw:text-style-name="P5" draw:layer="layout" svg:width="0.55cm" svg:height="1.07cm" svg:x="19.131cm" svg:y="5.128cm" svg:viewBox="0 0 551 1071" draw:points="0,1071 0,319 551,0 551,752">
                <text:p/>
              </draw:polygon>
              <draw:polygon draw:style-name="gr492" draw:text-style-name="P6" draw:layer="layout" svg:width="0.939cm" svg:height="0.544cm" svg:x="18.742cm" svg:y="4.903cm" svg:viewBox="0 0 940 545" draw:points="389,545 0,319 551,0 940,225">
                <text:p/>
              </draw:polygon>
              <draw:polygon draw:style-name="gr493" draw:text-style-name="P7" draw:layer="layout" svg:width="0.939cm" svg:height="1.296cm" svg:x="18.742cm" svg:y="4.903cm" svg:viewBox="0 0 940 1297" draw:points="0,1071 0,319 551,0 940,225 940,977 389,1297">
                <text:p/>
              </draw:polygon>
              <draw:line draw:style-name="gr494" draw:text-style-name="P8" draw:layer="layout" svg:x1="19.066cm" svg:y1="6.011cm" svg:x2="18.807cm" svg:y2="5.861cm">
                <text:p/>
              </draw:line>
              <draw:line draw:style-name="gr495" draw:text-style-name="P8" draw:layer="layout" svg:x1="19.066cm" svg:y1="6.086cm" svg:x2="18.807cm" svg:y2="5.936cm">
                <text:p/>
              </draw:line>
              <draw:line draw:style-name="gr496" draw:text-style-name="P8" draw:layer="layout" svg:x1="19.066cm" svg:y1="6.049cm" svg:x2="18.807cm" svg:y2="5.899cm">
                <text:p/>
              </draw:line>
              <draw:polyline draw:style-name="gr497" draw:text-style-name="P8" draw:layer="layout" svg:width="0.323cm" svg:height="0.224cm" svg:x="18.774cm" svg:y="5.335cm" svg:viewBox="0 0 324 225" draw:points="324,225 0,37 0,0">
                <text:p/>
              </draw:polyline>
              <draw:polyline draw:style-name="gr498" draw:text-style-name="P8" draw:layer="layout" svg:width="0.318cm" svg:height="0.225cm" svg:x="18.78cm" svg:y="5.334cm" svg:viewBox="0 0 319 226" draw:points="319,226 319,189 0,0">
                <text:p/>
              </draw:polyline>
              <draw:polygon draw:style-name="gr499" draw:text-style-name="P9" draw:layer="layout" svg:width="0.037cm" svg:height="0.065cm" svg:x="18.894cm" svg:y="5.71cm" svg:viewBox="0 0 38 66" draw:points="0,45 0,0 38,22 38,66">
                <text:p/>
              </draw:polygon>
              <draw:line draw:style-name="gr500" draw:text-style-name="P8" draw:layer="layout" svg:x1="19.066cm" svg:y1="5.974cm" svg:x2="18.807cm" svg:y2="5.824cm">
                <text:p/>
              </draw:line>
            </draw:g>
          </draw:g>
          <draw:frame draw:style-name="gr16" draw:text-style-name="P33" draw:layer="layout" svg:width="1.985cm" svg:height="0.662cm" svg:x="18.279cm" svg:y="6.219cm">
            <draw:text-box>
              <text:p text:style-name="P10"><text:span text:style-name="T6">w</text:span><text:span text:style-name="T6">g</text:span><text:span text:style-name="T6">r</text:span><text:span text:style-name="T6">c</text:span><text:span text:style-name="T6">c</text:span><text:span text:style-name="T6">d</text:span></text:p>
            </draw:text-box>
          </draw:frame>
        </draw:g>
        <draw:g xml:id="id39" draw:id="id39">
          <draw:frame draw:style-name="gr501" draw:text-style-name="P56" draw:layer="layout" svg:width="1.049cm" svg:height="1.297cm" svg:x="5.802cm" svg:y="14.478cm">
            <draw:image xlink:href="Pictures/2000009500000F9100001307DD6BA0CEFF219467.svm" xlink:type="simple" xlink:show="embed" xlink:actuate="onLoad" loext:mime-type="image/x-svm">
              <text:p/>
            </draw:image>
            <draw:image xlink:href="Pictures/10000200000000BD000000E7A44DFC685FCEFAD7.png" xlink:type="simple" xlink:show="embed" xlink:actuate="onLoad" loext:mime-type="image/png"/>
          </draw:frame>
          <draw:frame draw:style-name="gr113" draw:text-style-name="P29" draw:layer="layout" svg:width="1.985cm" svg:height="0.687cm" svg:x="5.334cm" svg:y="15.8cm">
            <draw:text-box>
              <text:p text:style-name="P10"><text:span text:style-name="T5">w</text:span><text:span text:style-name="T5">fe</text:span><text:span text:style-name="T5">r</text:span><text:span text:style-name="T5">o</text:span><text:span text:style-name="T5">s</text:span></text:p>
            </draw:text-box>
          </draw:frame>
        </draw:g>
        <draw:g xml:id="id34" draw:id="id34">
          <draw:frame draw:style-name="gr501" draw:text-style-name="P56" draw:layer="layout" svg:width="1.049cm" svg:height="1.297cm" svg:x="18.747cm" svg:y="14.487cm">
            <draw:image xlink:href="Pictures/2000009500000F9100001307DD6BA0CEFF219467.svm" xlink:type="simple" xlink:show="embed" xlink:actuate="onLoad" loext:mime-type="image/x-svm">
              <text:p/>
            </draw:image>
            <draw:image xlink:href="Pictures/10000200000000BD000000E7A44DFC685FCEFAD7.png" xlink:type="simple" xlink:show="embed" xlink:actuate="onLoad" loext:mime-type="image/png"/>
          </draw:frame>
          <draw:frame draw:style-name="gr113" draw:text-style-name="P29" draw:layer="layout" svg:width="1.985cm" svg:height="0.687cm" svg:x="18.279cm" svg:y="15.809cm">
            <draw:text-box>
              <text:p text:style-name="P10"><text:span text:style-name="T5">w</text:span><text:span text:style-name="T5">g</text:span><text:span text:style-name="T5">r</text:span><text:span text:style-name="T5">o</text:span><text:span text:style-name="T5">n</text:span><text:span text:style-name="T5">d</text:span></text:p>
            </draw:text-box>
          </draw:frame>
        </draw:g>
        <draw:g xml:id="id10" draw:id="id10">
          <draw:frame draw:style-name="gr501" draw:text-style-name="P56" draw:layer="layout" svg:width="1.049cm" svg:height="1.297cm" svg:x="7.974cm" svg:y="14.481cm">
            <draw:image xlink:href="Pictures/2000009500000F9100001307DD6BA0CEFF219467.svm" xlink:type="simple" xlink:show="embed" xlink:actuate="onLoad" loext:mime-type="image/x-svm">
              <text:p/>
            </draw:image>
            <draw:image xlink:href="Pictures/10000200000000BD000000E7A44DFC685FCEFAD7.png" xlink:type="simple" xlink:show="embed" xlink:actuate="onLoad" loext:mime-type="image/png"/>
          </draw:frame>
          <draw:frame draw:style-name="gr16" draw:text-style-name="P29" draw:layer="layout" svg:width="2.308cm" svg:height="0.662cm" svg:x="7.344cm" svg:y="15.803cm">
            <draw:text-box>
              <text:p text:style-name="P10"><text:span text:style-name="T5">w</text:span><text:span text:style-name="T5">2</text:span><text:span text:style-name="T5">p</text:span><text:span text:style-name="T5">2</text:span><text:span text:style-name="T5">d</text:span><text:span text:style-name="T5">h</text:span><text:span text:style-name="T5">s</text:span></text:p>
            </draw:text-box>
          </draw:frame>
        </draw:g>
        <draw:g xml:id="id12" draw:id="id12">
          <draw:frame draw:style-name="gr501" draw:text-style-name="P56" draw:layer="layout" svg:width="1.188cm" svg:height="1.335cm" svg:x="16.475cm" svg:y="14.456cm">
            <draw:image xlink:href="Pictures/2000009500000F9100001307DD6BA0CEFF219467.svm" xlink:type="simple" xlink:show="embed" xlink:actuate="onLoad" loext:mime-type="image/x-svm">
              <text:p/>
            </draw:image>
            <draw:image xlink:href="Pictures/10000200000000BD000000E7A44DFC685FCEFAD7.png" xlink:type="simple" xlink:show="embed" xlink:actuate="onLoad" loext:mime-type="image/png"/>
          </draw:frame>
          <draw:frame draw:style-name="gr502" draw:text-style-name="P57" draw:layer="layout" svg:width="2.249cm" svg:height="0.708cm" svg:x="15.945cm" svg:y="15.818cm">
            <draw:text-box>
              <text:p text:style-name="P10"><text:span text:style-name="T5">w</text:span><text:span text:style-name="T5">2</text:span><text:span text:style-name="T5">p</text:span><text:span text:style-name="T5">2</text:span><text:span text:style-name="T5">p</text:span><text:span text:style-name="T5">l</text:span></text:p>
            </draw:text-box>
          </draw:frame>
        </draw:g>
        <draw:g xml:id="id22" draw:id="id22">
          <draw:g>
            <draw:glue-point draw:id="4" svg:x="-2.017cm" svg:y="-5cm"/>
            <draw:glue-point draw:id="5" svg:x="0.789cm" svg:y="-2.647cm"/>
            <draw:glue-point draw:id="6" svg:x="4.123cm" svg:y="0.147cm"/>
            <draw:glue-point draw:id="7" svg:x="4.123cm" svg:y="1.323cm"/>
            <draw:glue-point draw:id="8" svg:x="4.123cm" svg:y="2.5cm"/>
            <draw:glue-point draw:id="9" svg:x="3.07cm" svg:y="3.382cm"/>
            <draw:glue-point draw:id="10" svg:x="1.491cm" svg:y="4.705cm"/>
            <draw:glue-point draw:id="11" svg:x="1.14cm" svg:y="3.382cm" draw:escape-direction="left"/>
            <draw:glue-point draw:id="12" svg:x="0.965cm" svg:y="3.235cm" draw:escape-direction="left"/>
            <draw:glue-point draw:id="13" svg:x="0.789cm" svg:y="3.088cm" draw:escape-direction="left"/>
            <draw:glue-point draw:id="14" svg:x="0.614cm" svg:y="2.941cm" draw:escape-direction="left"/>
            <draw:glue-point draw:id="15" svg:x="-0.087cm" svg:y="2.352cm" draw:escape-direction="left"/>
            <draw:glue-point draw:id="16" svg:x="-0.262cm" svg:y="2.205cm" draw:escape-direction="left"/>
            <draw:glue-point draw:id="17" svg:x="-0.438cm" svg:y="2.058cm" draw:escape-direction="left"/>
            <draw:glue-point draw:id="18" svg:x="-0.613cm" svg:y="1.911cm" draw:escape-direction="left"/>
            <draw:glue-point draw:id="19" svg:x="-0.788cm" svg:y="2.352cm"/>
            <draw:glue-point draw:id="20" svg:x="-1.139cm" svg:y="2.058cm"/>
            <draw:glue-point draw:id="21" svg:x="-1.49cm" svg:y="1.764cm"/>
            <draw:glue-point draw:id="22" svg:x="-1.841cm" svg:y="1.47cm"/>
            <draw:glue-point draw:id="23" svg:x="-2.367cm" svg:y="1.029cm"/>
            <draw:glue-point draw:id="24" svg:x="-1.841cm" svg:y="1.911cm"/>
            <draw:glue-point draw:id="25" svg:x="-4.648cm" svg:y="-0.441cm"/>
            <draw:glue-point draw:id="26" svg:x="-4.999cm" svg:y="-1.911cm"/>
            <draw:glue-point draw:id="27" svg:x="-3.42cm" svg:y="-3.823cm"/>
            <draw:glue-point draw:id="28" svg:x="0.439cm" svg:y="2.794cm"/>
            <draw:glue-point draw:id="29" svg:x="0.965cm" svg:y="-2.5cm"/>
            <draw:path draw:style-name="gr503" draw:text-style-name="P58" draw:layer="layout" svg:width="0.59cm" svg:height="0.476cm" svg:x="4.45cm" svg:y="5.724cm" svg:viewBox="0 0 591 477" svg:d="M0 477c90 0 591-191 591-286 0-96-238-191-329-191 0 57-262 400-262 477z">
              <text:p/>
            </draw:path>
            <draw:g>
              <draw:polygon draw:style-name="gr504" draw:text-style-name="P59" draw:layer="layout" svg:width="1.64cm" svg:height="0.952cm" svg:x="3.236cm" svg:y="4.905cm" svg:viewBox="0 0 1641 953" draw:points="1148,953 0,286 492,0 1641,667">
                <text:p/>
              </draw:polygon>
              <draw:polygon draw:style-name="gr505" draw:text-style-name="P60" draw:layer="layout" svg:width="1.147cm" svg:height="0.971cm" svg:x="3.236cm" svg:y="5.191cm" svg:viewBox="0 0 1148 972" draw:points="0,305 0,0 1148,667 1148,972">
                <text:p/>
              </draw:polygon>
              <draw:polygon draw:style-name="gr506" draw:text-style-name="P61" draw:layer="layout" svg:width="0.491cm" svg:height="0.59cm" svg:x="4.384cm" svg:y="5.572cm" svg:viewBox="0 0 492 591" draw:points="0,591 0,286 492,0 492,305">
                <text:p/>
              </draw:polygon>
              <draw:polygon draw:style-name="gr507" draw:text-style-name="P60" draw:layer="layout" svg:width="0.065cm" svg:height="0.342cm" svg:x="3.17cm" svg:y="5.153cm" svg:viewBox="0 0 66 343" draw:points="0,305 0,0 66,38 66,343">
                <text:p/>
              </draw:polygon>
              <draw:polygon draw:style-name="gr508" draw:text-style-name="P62" draw:layer="layout" svg:width="0.065cm" svg:height="0.342cm" svg:x="4.384cm" svg:y="5.858cm" svg:viewBox="0 0 66 343" draw:points="0,305 0,0 66,38 66,343">
                <text:p/>
              </draw:polygon>
              <draw:polygon draw:style-name="gr509" draw:text-style-name="P63" draw:layer="layout" svg:width="1.706cm" svg:height="1.296cm" svg:x="3.17cm" svg:y="4.905cm" svg:viewBox="0 0 1707 1297" draw:points="0,553 0,248 66,286 558,0 1707,667 1707,972 1280,1220 1280,1297">
                <text:p/>
              </draw:polygon>
              <draw:polygon draw:style-name="gr510" draw:text-style-name="P64" draw:layer="layout" svg:width="0.032cm" svg:height="0.056cm" svg:x="3.63cm" svg:y="5.649cm" svg:viewBox="0 0 33 57" draw:points="0,38 0,0 33,19 33,57">
                <text:p/>
              </draw:polygon>
              <draw:polygon draw:style-name="gr511" draw:text-style-name="P64" draw:layer="layout" svg:width="0.032cm" svg:height="0.056cm" svg:x="3.728cm" svg:y="5.706cm" svg:viewBox="0 0 33 57" draw:points="0,38 0,0 33,19 33,57">
                <text:p/>
              </draw:polygon>
              <draw:polygon draw:style-name="gr512" draw:text-style-name="P64" draw:layer="layout" svg:width="0.032cm" svg:height="0.056cm" svg:x="3.794cm" svg:y="5.744cm" svg:viewBox="0 0 33 57" draw:points="0,38 0,0 33,19 33,57">
                <text:p/>
              </draw:polygon>
              <draw:polygon draw:style-name="gr513" draw:text-style-name="P64" draw:layer="layout" svg:width="0.032cm" svg:height="0.056cm" svg:x="3.86cm" svg:y="5.781cm" svg:viewBox="0 0 33 57" draw:points="0,38 0,0 33,19 33,57">
                <text:p/>
              </draw:polygon>
              <draw:polygon draw:style-name="gr514" draw:text-style-name="P64" draw:layer="layout" svg:width="0.032cm" svg:height="0.056cm" svg:x="3.925cm" svg:y="5.82cm" svg:viewBox="0 0 33 57" draw:points="0,38 0,0 33,19 33,57">
                <text:p/>
              </draw:polygon>
              <draw:polygon draw:style-name="gr515" draw:text-style-name="P64" draw:layer="layout" svg:width="0.164cm" svg:height="0.133cm" svg:x="4.188cm" svg:y="5.972cm" svg:viewBox="0 0 165 134" draw:points="0,38 0,0 165,95 165,134">
                <text:p/>
              </draw:polygon>
              <draw:polygon draw:style-name="gr516" draw:text-style-name="P64" draw:layer="layout" svg:width="0.164cm" svg:height="0.133cm" svg:x="3.99cm" svg:y="5.858cm" svg:viewBox="0 0 165 134" draw:points="0,38 0,0 165,95 165,134">
                <text:p/>
              </draw:polygon>
              <draw:polygon draw:style-name="gr517" draw:text-style-name="P65" draw:layer="layout" svg:width="0.196cm" svg:height="0.19cm" svg:x="4.155cm" svg:y="5.801cm" svg:viewBox="0 0 197 191" draw:points="0,76 0,0 197,114 197,191">
                <text:p/>
              </draw:polygon>
              <draw:polygon draw:style-name="gr518" draw:text-style-name="P64" draw:layer="layout" svg:width="0.032cm" svg:height="0.056cm" svg:x="4.287cm" svg:y="5.954cm" svg:viewBox="0 0 33 57" draw:points="0,38 0,0 33,19 33,57">
                <text:p/>
              </draw:polygon>
              <draw:polygon draw:style-name="gr519" draw:text-style-name="P64" draw:layer="layout" svg:width="0.032cm" svg:height="0.056cm" svg:x="4.254cm" svg:y="5.934cm" svg:viewBox="0 0 33 57" draw:points="0,38 0,0 33,19 33,57">
                <text:p/>
              </draw:polygon>
              <draw:polygon draw:style-name="gr520" draw:text-style-name="P64" draw:layer="layout" svg:width="0.032cm" svg:height="0.056cm" svg:x="4.221cm" svg:y="5.915cm" svg:viewBox="0 0 33 57" draw:points="0,38 0,0 33,19 33,57">
                <text:p/>
              </draw:polygon>
              <draw:polygon draw:style-name="gr521" draw:text-style-name="P64" draw:layer="layout" svg:width="0.032cm" svg:height="0.056cm" svg:x="4.188cm" svg:y="5.896cm" svg:viewBox="0 0 33 57" draw:points="0,38 0,0 33,19 33,57">
                <text:p/>
              </draw:polygon>
              <draw:polygon draw:style-name="gr522" draw:text-style-name="P65" draw:layer="layout" svg:width="0.196cm" svg:height="0.19cm" svg:x="3.925cm" svg:y="5.667cm" svg:viewBox="0 0 197 191" draw:points="0,76 0,0 197,114 197,191">
                <text:p/>
              </draw:polygon>
              <draw:polygon draw:style-name="gr523" draw:text-style-name="P64" draw:layer="layout" svg:width="0.032cm" svg:height="0.056cm" svg:x="4.056cm" svg:y="5.82cm" svg:viewBox="0 0 33 57" draw:points="0,38 0,0 33,19 33,57">
                <text:p/>
              </draw:polygon>
              <draw:polygon draw:style-name="gr524" draw:text-style-name="P64" draw:layer="layout" svg:width="0.032cm" svg:height="0.056cm" svg:x="4.023cm" svg:y="5.801cm" svg:viewBox="0 0 33 57" draw:points="0,38 0,0 33,19 33,57">
                <text:p/>
              </draw:polygon>
              <draw:polygon draw:style-name="gr525" draw:text-style-name="P64" draw:layer="layout" svg:width="0.032cm" svg:height="0.056cm" svg:x="3.99cm" svg:y="5.781cm" svg:viewBox="0 0 33 57" draw:points="0,38 0,0 33,19 33,57">
                <text:p/>
              </draw:polygon>
              <draw:polygon draw:style-name="gr526" draw:text-style-name="P64" draw:layer="layout" svg:width="0.032cm" svg:height="0.056cm" svg:x="3.958cm" svg:y="5.763cm" svg:viewBox="0 0 33 57" draw:points="0,38 0,0 33,19 33,57">
                <text:p/>
              </draw:polygon>
            </draw:g>
          </draw:g>
          <draw:frame draw:style-name="gr527" draw:text-style-name="P33" draw:layer="layout" svg:width="2.286cm" svg:height="0.686cm" svg:x="2.794cm" svg:y="6.202cm">
            <draw:text-box>
              <text:p text:style-name="P10"><text:span text:style-name="T6">l</text:span><text:span text:style-name="T6">2</text:span><text:span text:style-name="T6">p</text:span><text:span text:style-name="T6">2</text:span><text:span text:style-name="T6">c</text:span><text:span text:style-name="T6">a</text:span><text:span text:style-name="T6">m</text:span></text:p>
            </draw:text-box>
          </draw:frame>
        </draw:g>
        <draw:g xml:id="id4" draw:id="id4">
          <draw:g>
            <draw:glue-point draw:id="4" svg:x="-2.017cm" svg:y="-5cm"/>
            <draw:glue-point draw:id="5" svg:x="0.789cm" svg:y="-2.647cm"/>
            <draw:glue-point draw:id="6" svg:x="4.123cm" svg:y="0.147cm"/>
            <draw:glue-point draw:id="7" svg:x="4.123cm" svg:y="1.323cm"/>
            <draw:glue-point draw:id="8" svg:x="4.123cm" svg:y="2.5cm"/>
            <draw:glue-point draw:id="9" svg:x="3.07cm" svg:y="3.382cm"/>
            <draw:glue-point draw:id="10" svg:x="1.491cm" svg:y="4.705cm"/>
            <draw:glue-point draw:id="11" svg:x="1.14cm" svg:y="3.382cm" draw:escape-direction="left"/>
            <draw:glue-point draw:id="12" svg:x="0.965cm" svg:y="3.235cm" draw:escape-direction="left"/>
            <draw:glue-point draw:id="13" svg:x="0.789cm" svg:y="3.088cm" draw:escape-direction="left"/>
            <draw:glue-point draw:id="14" svg:x="0.614cm" svg:y="2.941cm" draw:escape-direction="left"/>
            <draw:glue-point draw:id="15" svg:x="-0.087cm" svg:y="2.352cm" draw:escape-direction="left"/>
            <draw:glue-point draw:id="16" svg:x="-0.262cm" svg:y="2.205cm" draw:escape-direction="left"/>
            <draw:glue-point draw:id="17" svg:x="-0.438cm" svg:y="2.058cm" draw:escape-direction="left"/>
            <draw:glue-point draw:id="18" svg:x="-0.613cm" svg:y="1.911cm" draw:escape-direction="left"/>
            <draw:glue-point draw:id="19" svg:x="-0.788cm" svg:y="2.352cm"/>
            <draw:glue-point draw:id="20" svg:x="-1.139cm" svg:y="2.058cm"/>
            <draw:glue-point draw:id="21" svg:x="-1.49cm" svg:y="1.764cm"/>
            <draw:glue-point draw:id="22" svg:x="-1.841cm" svg:y="1.47cm"/>
            <draw:glue-point draw:id="23" svg:x="-2.367cm" svg:y="1.029cm"/>
            <draw:glue-point draw:id="24" svg:x="-1.841cm" svg:y="1.911cm"/>
            <draw:glue-point draw:id="25" svg:x="-4.648cm" svg:y="-0.441cm"/>
            <draw:glue-point draw:id="26" svg:x="-4.999cm" svg:y="-1.911cm"/>
            <draw:glue-point draw:id="27" svg:x="-3.42cm" svg:y="-3.823cm"/>
            <draw:glue-point draw:id="28" svg:x="0.439cm" svg:y="2.794cm"/>
            <draw:glue-point draw:id="29" svg:x="0.965cm" svg:y="-2.5cm"/>
            <draw:path draw:style-name="gr528" draw:text-style-name="P3" draw:layer="layout" svg:width="0.59cm" svg:height="0.476cm" svg:x="8.711cm" svg:y="5.717cm" svg:viewBox="0 0 591 477" svg:d="M0 477c90 0 591-191 591-286 0-96-238-191-329-191 0 57-262 400-262 477z">
              <text:p/>
            </draw:path>
            <draw:g>
              <draw:polygon draw:style-name="gr529" draw:text-style-name="P6" draw:layer="layout" svg:width="1.64cm" svg:height="0.952cm" svg:x="7.497cm" svg:y="4.898cm" svg:viewBox="0 0 1641 953" draw:points="1148,953 0,286 492,0 1641,667">
                <text:p/>
              </draw:polygon>
              <draw:polygon draw:style-name="gr530" draw:text-style-name="P4" draw:layer="layout" svg:width="1.147cm" svg:height="0.971cm" svg:x="7.497cm" svg:y="5.184cm" svg:viewBox="0 0 1148 972" draw:points="0,305 0,0 1148,667 1148,972">
                <text:p/>
              </draw:polygon>
              <draw:polygon draw:style-name="gr531" draw:text-style-name="P5" draw:layer="layout" svg:width="0.491cm" svg:height="0.59cm" svg:x="8.645cm" svg:y="5.565cm" svg:viewBox="0 0 492 591" draw:points="0,591 0,286 492,0 492,305">
                <text:p/>
              </draw:polygon>
              <draw:polygon draw:style-name="gr532" draw:text-style-name="P4" draw:layer="layout" svg:width="0.065cm" svg:height="0.342cm" svg:x="7.431cm" svg:y="5.146cm" svg:viewBox="0 0 66 343" draw:points="0,305 0,0 66,38 66,343">
                <text:p/>
              </draw:polygon>
              <draw:polygon draw:style-name="gr533" draw:text-style-name="P30" draw:layer="layout" svg:width="0.065cm" svg:height="0.342cm" svg:x="8.645cm" svg:y="5.851cm" svg:viewBox="0 0 66 343" draw:points="0,305 0,0 66,38 66,343">
                <text:p/>
              </draw:polygon>
              <draw:polygon draw:style-name="gr534" draw:text-style-name="P7" draw:layer="layout" svg:width="1.706cm" svg:height="1.296cm" svg:x="7.431cm" svg:y="4.898cm" svg:viewBox="0 0 1707 1297" draw:points="0,553 0,248 66,286 558,0 1707,667 1707,972 1280,1220 1280,1297">
                <text:p/>
              </draw:polygon>
              <draw:polygon draw:style-name="gr535" draw:text-style-name="P31" draw:layer="layout" svg:width="0.032cm" svg:height="0.056cm" svg:x="7.891cm" svg:y="5.642cm" svg:viewBox="0 0 33 57" draw:points="0,38 0,0 33,19 33,57">
                <text:p/>
              </draw:polygon>
              <draw:polygon draw:style-name="gr536" draw:text-style-name="P31" draw:layer="layout" svg:width="0.032cm" svg:height="0.056cm" svg:x="7.989cm" svg:y="5.699cm" svg:viewBox="0 0 33 57" draw:points="0,38 0,0 33,19 33,57">
                <text:p/>
              </draw:polygon>
              <draw:polygon draw:style-name="gr537" draw:text-style-name="P31" draw:layer="layout" svg:width="0.032cm" svg:height="0.056cm" svg:x="8.055cm" svg:y="5.737cm" svg:viewBox="0 0 33 57" draw:points="0,38 0,0 33,19 33,57">
                <text:p/>
              </draw:polygon>
              <draw:polygon draw:style-name="gr538" draw:text-style-name="P31" draw:layer="layout" svg:width="0.032cm" svg:height="0.056cm" svg:x="8.121cm" svg:y="5.774cm" svg:viewBox="0 0 33 57" draw:points="0,38 0,0 33,19 33,57">
                <text:p/>
              </draw:polygon>
              <draw:polygon draw:style-name="gr539" draw:text-style-name="P31" draw:layer="layout" svg:width="0.032cm" svg:height="0.056cm" svg:x="8.186cm" svg:y="5.813cm" svg:viewBox="0 0 33 57" draw:points="0,38 0,0 33,19 33,57">
                <text:p/>
              </draw:polygon>
              <draw:polygon draw:style-name="gr540" draw:text-style-name="P31" draw:layer="layout" svg:width="0.164cm" svg:height="0.133cm" svg:x="8.449cm" svg:y="5.965cm" svg:viewBox="0 0 165 134" draw:points="0,38 0,0 165,95 165,134">
                <text:p/>
              </draw:polygon>
              <draw:polygon draw:style-name="gr541" draw:text-style-name="P31" draw:layer="layout" svg:width="0.164cm" svg:height="0.133cm" svg:x="8.251cm" svg:y="5.851cm" svg:viewBox="0 0 165 134" draw:points="0,38 0,0 165,95 165,134">
                <text:p/>
              </draw:polygon>
              <draw:polygon draw:style-name="gr542" draw:text-style-name="P32" draw:layer="layout" svg:width="0.196cm" svg:height="0.19cm" svg:x="8.416cm" svg:y="5.794cm" svg:viewBox="0 0 197 191" draw:points="0,76 0,0 197,114 197,191">
                <text:p/>
              </draw:polygon>
              <draw:polygon draw:style-name="gr543" draw:text-style-name="P31" draw:layer="layout" svg:width="0.032cm" svg:height="0.056cm" svg:x="8.548cm" svg:y="5.947cm" svg:viewBox="0 0 33 57" draw:points="0,38 0,0 33,19 33,57">
                <text:p/>
              </draw:polygon>
              <draw:polygon draw:style-name="gr544" draw:text-style-name="P31" draw:layer="layout" svg:width="0.032cm" svg:height="0.056cm" svg:x="8.515cm" svg:y="5.927cm" svg:viewBox="0 0 33 57" draw:points="0,38 0,0 33,19 33,57">
                <text:p/>
              </draw:polygon>
              <draw:polygon draw:style-name="gr545" draw:text-style-name="P31" draw:layer="layout" svg:width="0.032cm" svg:height="0.056cm" svg:x="8.482cm" svg:y="5.908cm" svg:viewBox="0 0 33 57" draw:points="0,38 0,0 33,19 33,57">
                <text:p/>
              </draw:polygon>
              <draw:polygon draw:style-name="gr546" draw:text-style-name="P31" draw:layer="layout" svg:width="0.032cm" svg:height="0.056cm" svg:x="8.449cm" svg:y="5.889cm" svg:viewBox="0 0 33 57" draw:points="0,38 0,0 33,19 33,57">
                <text:p/>
              </draw:polygon>
              <draw:polygon draw:style-name="gr547" draw:text-style-name="P32" draw:layer="layout" svg:width="0.196cm" svg:height="0.19cm" svg:x="8.186cm" svg:y="5.66cm" svg:viewBox="0 0 197 191" draw:points="0,76 0,0 197,114 197,191">
                <text:p/>
              </draw:polygon>
              <draw:polygon draw:style-name="gr548" draw:text-style-name="P31" draw:layer="layout" svg:width="0.032cm" svg:height="0.056cm" svg:x="8.317cm" svg:y="5.813cm" svg:viewBox="0 0 33 57" draw:points="0,38 0,0 33,19 33,57">
                <text:p/>
              </draw:polygon>
              <draw:polygon draw:style-name="gr549" draw:text-style-name="P31" draw:layer="layout" svg:width="0.032cm" svg:height="0.056cm" svg:x="8.284cm" svg:y="5.794cm" svg:viewBox="0 0 33 57" draw:points="0,38 0,0 33,19 33,57">
                <text:p/>
              </draw:polygon>
              <draw:polygon draw:style-name="gr550" draw:text-style-name="P31" draw:layer="layout" svg:width="0.032cm" svg:height="0.056cm" svg:x="8.251cm" svg:y="5.774cm" svg:viewBox="0 0 33 57" draw:points="0,38 0,0 33,19 33,57">
                <text:p/>
              </draw:polygon>
              <draw:polygon draw:style-name="gr551" draw:text-style-name="P31" draw:layer="layout" svg:width="0.032cm" svg:height="0.056cm" svg:x="8.219cm" svg:y="5.756cm" svg:viewBox="0 0 33 57" draw:points="0,38 0,0 33,19 33,57">
                <text:p/>
              </draw:polygon>
            </draw:g>
          </draw:g>
          <draw:frame draw:style-name="gr527" draw:text-style-name="P33" draw:layer="layout" svg:width="1.985cm" svg:height="0.686cm" svg:x="7.374cm" svg:y="6.195cm">
            <draw:text-box>
              <text:p text:style-name="P10"><text:span text:style-name="T6">l</text:span><text:span text:style-name="T6">2</text:span><text:span text:style-name="T6">p</text:span><text:span text:style-name="T6">2</text:span><text:span text:style-name="T6">a</text:span><text:span text:style-name="T6">g</text:span><text:span text:style-name="T6">r</text:span></text:p>
            </draw:text-box>
          </draw:frame>
        </draw:g>
        <draw:g xml:id="id26" draw:id="id26">
          <draw:g>
            <draw:glue-point draw:id="4" svg:x="-2.017cm" svg:y="-5cm"/>
            <draw:glue-point draw:id="5" svg:x="0.789cm" svg:y="-2.647cm"/>
            <draw:glue-point draw:id="6" svg:x="4.123cm" svg:y="0.147cm"/>
            <draw:glue-point draw:id="7" svg:x="4.123cm" svg:y="1.323cm"/>
            <draw:glue-point draw:id="8" svg:x="4.123cm" svg:y="2.5cm"/>
            <draw:glue-point draw:id="9" svg:x="3.07cm" svg:y="3.382cm"/>
            <draw:glue-point draw:id="10" svg:x="1.491cm" svg:y="4.705cm"/>
            <draw:glue-point draw:id="11" svg:x="1.14cm" svg:y="3.382cm" draw:escape-direction="left"/>
            <draw:glue-point draw:id="12" svg:x="0.965cm" svg:y="3.235cm" draw:escape-direction="left"/>
            <draw:glue-point draw:id="13" svg:x="0.789cm" svg:y="3.088cm" draw:escape-direction="left"/>
            <draw:glue-point draw:id="14" svg:x="0.614cm" svg:y="2.941cm" draw:escape-direction="left"/>
            <draw:glue-point draw:id="15" svg:x="-0.087cm" svg:y="2.352cm" draw:escape-direction="left"/>
            <draw:glue-point draw:id="16" svg:x="-0.262cm" svg:y="2.205cm" draw:escape-direction="left"/>
            <draw:glue-point draw:id="17" svg:x="-0.438cm" svg:y="2.058cm" draw:escape-direction="left"/>
            <draw:glue-point draw:id="18" svg:x="-0.613cm" svg:y="1.911cm" draw:escape-direction="left"/>
            <draw:glue-point draw:id="19" svg:x="-0.788cm" svg:y="2.352cm"/>
            <draw:glue-point draw:id="20" svg:x="-1.139cm" svg:y="2.058cm"/>
            <draw:glue-point draw:id="21" svg:x="-1.49cm" svg:y="1.764cm"/>
            <draw:glue-point draw:id="22" svg:x="-1.841cm" svg:y="1.47cm"/>
            <draw:glue-point draw:id="23" svg:x="-2.367cm" svg:y="1.029cm"/>
            <draw:glue-point draw:id="24" svg:x="-1.841cm" svg:y="1.911cm"/>
            <draw:glue-point draw:id="25" svg:x="-4.648cm" svg:y="-0.441cm"/>
            <draw:glue-point draw:id="26" svg:x="-4.999cm" svg:y="-1.911cm"/>
            <draw:glue-point draw:id="27" svg:x="-3.42cm" svg:y="-3.823cm"/>
            <draw:glue-point draw:id="28" svg:x="0.439cm" svg:y="2.794cm"/>
            <draw:glue-point draw:id="29" svg:x="0.965cm" svg:y="-2.5cm"/>
            <draw:path draw:style-name="gr552" draw:text-style-name="P58" draw:layer="layout" svg:width="0.59cm" svg:height="0.476cm" svg:x="2.218cm" svg:y="5.724cm" svg:viewBox="0 0 591 477" svg:d="M0 477c90 0 591-191 591-286 0-96-238-191-329-191 0 57-262 400-262 477z">
              <text:p/>
            </draw:path>
            <draw:g>
              <draw:polygon draw:style-name="gr553" draw:text-style-name="P59" draw:layer="layout" svg:width="1.64cm" svg:height="0.952cm" svg:x="1.004cm" svg:y="4.905cm" svg:viewBox="0 0 1641 953" draw:points="1148,953 0,286 492,0 1641,667">
                <text:p/>
              </draw:polygon>
              <draw:polygon draw:style-name="gr554" draw:text-style-name="P60" draw:layer="layout" svg:width="1.147cm" svg:height="0.971cm" svg:x="1.004cm" svg:y="5.191cm" svg:viewBox="0 0 1148 972" draw:points="0,305 0,0 1148,667 1148,972">
                <text:p/>
              </draw:polygon>
              <draw:polygon draw:style-name="gr555" draw:text-style-name="P61" draw:layer="layout" svg:width="0.491cm" svg:height="0.59cm" svg:x="2.152cm" svg:y="5.572cm" svg:viewBox="0 0 492 591" draw:points="0,591 0,286 492,0 492,305">
                <text:p/>
              </draw:polygon>
              <draw:polygon draw:style-name="gr556" draw:text-style-name="P60" draw:layer="layout" svg:width="0.065cm" svg:height="0.342cm" svg:x="0.938cm" svg:y="5.153cm" svg:viewBox="0 0 66 343" draw:points="0,305 0,0 66,38 66,343">
                <text:p/>
              </draw:polygon>
              <draw:polygon draw:style-name="gr557" draw:text-style-name="P62" draw:layer="layout" svg:width="0.065cm" svg:height="0.342cm" svg:x="2.152cm" svg:y="5.858cm" svg:viewBox="0 0 66 343" draw:points="0,305 0,0 66,38 66,343">
                <text:p/>
              </draw:polygon>
              <draw:polygon draw:style-name="gr558" draw:text-style-name="P63" draw:layer="layout" svg:width="1.706cm" svg:height="1.296cm" svg:x="0.938cm" svg:y="4.905cm" svg:viewBox="0 0 1707 1297" draw:points="0,553 0,248 66,286 558,0 1707,667 1707,972 1280,1220 1280,1297">
                <text:p/>
              </draw:polygon>
              <draw:polygon draw:style-name="gr559" draw:text-style-name="P64" draw:layer="layout" svg:width="0.032cm" svg:height="0.056cm" svg:x="1.398cm" svg:y="5.649cm" svg:viewBox="0 0 33 57" draw:points="0,38 0,0 33,19 33,57">
                <text:p/>
              </draw:polygon>
              <draw:polygon draw:style-name="gr560" draw:text-style-name="P64" draw:layer="layout" svg:width="0.032cm" svg:height="0.056cm" svg:x="1.496cm" svg:y="5.706cm" svg:viewBox="0 0 33 57" draw:points="0,38 0,0 33,19 33,57">
                <text:p/>
              </draw:polygon>
              <draw:polygon draw:style-name="gr561" draw:text-style-name="P64" draw:layer="layout" svg:width="0.032cm" svg:height="0.056cm" svg:x="1.562cm" svg:y="5.744cm" svg:viewBox="0 0 33 57" draw:points="0,38 0,0 33,19 33,57">
                <text:p/>
              </draw:polygon>
              <draw:polygon draw:style-name="gr562" draw:text-style-name="P64" draw:layer="layout" svg:width="0.032cm" svg:height="0.056cm" svg:x="1.628cm" svg:y="5.781cm" svg:viewBox="0 0 33 57" draw:points="0,38 0,0 33,19 33,57">
                <text:p/>
              </draw:polygon>
              <draw:polygon draw:style-name="gr563" draw:text-style-name="P64" draw:layer="layout" svg:width="0.032cm" svg:height="0.056cm" svg:x="1.693cm" svg:y="5.82cm" svg:viewBox="0 0 33 57" draw:points="0,38 0,0 33,19 33,57">
                <text:p/>
              </draw:polygon>
              <draw:polygon draw:style-name="gr564" draw:text-style-name="P64" draw:layer="layout" svg:width="0.164cm" svg:height="0.133cm" svg:x="1.956cm" svg:y="5.972cm" svg:viewBox="0 0 165 134" draw:points="0,38 0,0 165,95 165,134">
                <text:p/>
              </draw:polygon>
              <draw:polygon draw:style-name="gr565" draw:text-style-name="P64" draw:layer="layout" svg:width="0.164cm" svg:height="0.133cm" svg:x="1.758cm" svg:y="5.858cm" svg:viewBox="0 0 165 134" draw:points="0,38 0,0 165,95 165,134">
                <text:p/>
              </draw:polygon>
              <draw:polygon draw:style-name="gr566" draw:text-style-name="P65" draw:layer="layout" svg:width="0.196cm" svg:height="0.19cm" svg:x="1.923cm" svg:y="5.801cm" svg:viewBox="0 0 197 191" draw:points="0,76 0,0 197,114 197,191">
                <text:p/>
              </draw:polygon>
              <draw:polygon draw:style-name="gr567" draw:text-style-name="P64" draw:layer="layout" svg:width="0.032cm" svg:height="0.056cm" svg:x="2.055cm" svg:y="5.954cm" svg:viewBox="0 0 33 57" draw:points="0,38 0,0 33,19 33,57">
                <text:p/>
              </draw:polygon>
              <draw:polygon draw:style-name="gr568" draw:text-style-name="P64" draw:layer="layout" svg:width="0.032cm" svg:height="0.056cm" svg:x="2.022cm" svg:y="5.934cm" svg:viewBox="0 0 33 57" draw:points="0,38 0,0 33,19 33,57">
                <text:p/>
              </draw:polygon>
              <draw:polygon draw:style-name="gr569" draw:text-style-name="P64" draw:layer="layout" svg:width="0.032cm" svg:height="0.056cm" svg:x="1.989cm" svg:y="5.915cm" svg:viewBox="0 0 33 57" draw:points="0,38 0,0 33,19 33,57">
                <text:p/>
              </draw:polygon>
              <draw:polygon draw:style-name="gr570" draw:text-style-name="P64" draw:layer="layout" svg:width="0.032cm" svg:height="0.056cm" svg:x="1.956cm" svg:y="5.896cm" svg:viewBox="0 0 33 57" draw:points="0,38 0,0 33,19 33,57">
                <text:p/>
              </draw:polygon>
              <draw:polygon draw:style-name="gr571" draw:text-style-name="P65" draw:layer="layout" svg:width="0.196cm" svg:height="0.19cm" svg:x="1.693cm" svg:y="5.667cm" svg:viewBox="0 0 197 191" draw:points="0,76 0,0 197,114 197,191">
                <text:p/>
              </draw:polygon>
              <draw:polygon draw:style-name="gr572" draw:text-style-name="P64" draw:layer="layout" svg:width="0.032cm" svg:height="0.056cm" svg:x="1.824cm" svg:y="5.82cm" svg:viewBox="0 0 33 57" draw:points="0,38 0,0 33,19 33,57">
                <text:p/>
              </draw:polygon>
              <draw:polygon draw:style-name="gr573" draw:text-style-name="P64" draw:layer="layout" svg:width="0.032cm" svg:height="0.056cm" svg:x="1.791cm" svg:y="5.801cm" svg:viewBox="0 0 33 57" draw:points="0,38 0,0 33,19 33,57">
                <text:p/>
              </draw:polygon>
              <draw:polygon draw:style-name="gr574" draw:text-style-name="P64" draw:layer="layout" svg:width="0.032cm" svg:height="0.056cm" svg:x="1.758cm" svg:y="5.781cm" svg:viewBox="0 0 33 57" draw:points="0,38 0,0 33,19 33,57">
                <text:p/>
              </draw:polygon>
              <draw:polygon draw:style-name="gr575" draw:text-style-name="P64" draw:layer="layout" svg:width="0.032cm" svg:height="0.056cm" svg:x="1.726cm" svg:y="5.763cm" svg:viewBox="0 0 33 57" draw:points="0,38 0,0 33,19 33,57">
                <text:p/>
              </draw:polygon>
            </draw:g>
          </draw:g>
          <draw:frame draw:style-name="gr527" draw:text-style-name="P33" draw:layer="layout" svg:width="1.985cm" svg:height="0.686cm" svg:x="0.881cm" svg:y="6.202cm">
            <draw:text-box>
              <text:p text:style-name="P10"><text:span text:style-name="T6">l</text:span><text:span text:style-name="T6">f</text:span><text:span text:style-name="T6">e</text:span><text:span text:style-name="T6">i</text:span><text:span text:style-name="T6">c</text:span><text:span text:style-name="T6">s</text:span><text:span text:style-name="T6">1</text:span></text:p>
            </draw:text-box>
          </draw:frame>
        </draw:g>
        <draw:g xml:id="id33" draw:id="id33">
          <draw:frame draw:style-name="gr501" draw:text-style-name="P56" draw:layer="layout" svg:width="1.049cm" svg:height="1.297cm" svg:x="20.983cm" svg:y="14.487cm">
            <draw:image xlink:href="Pictures/2000009500000F9100001307DD6BA0CEFF219467.svm" xlink:type="simple" xlink:show="embed" xlink:actuate="onLoad" loext:mime-type="image/x-svm">
              <text:p/>
            </draw:image>
            <draw:image xlink:href="Pictures/10000200000000BD000000E7A44DFC685FCEFAD7.png" xlink:type="simple" xlink:show="embed" xlink:actuate="onLoad" loext:mime-type="image/png"/>
          </draw:frame>
          <draw:frame draw:style-name="gr113" draw:text-style-name="P66" draw:layer="layout" svg:width="1.985cm" svg:height="0.687cm" svg:x="20.515cm" svg:y="15.809cm">
            <draw:text-box>
              <text:p text:style-name="P10"><text:span text:style-name="T5">w</text:span><text:span text:style-name="T5">2</text:span><text:span text:style-name="T5">p</text:span><text:span text:style-name="T5">2</text:span><text:span text:style-name="T5">o</text:span><text:span text:style-name="T5">f</text:span><text:span text:style-name="T5">f</text:span></text:p>
            </draw:text-box>
          </draw:frame>
        </draw:g>
        <draw:connector draw:style-name="gr576" draw:text-style-name="P67" xml:id="id23" draw:id="id23" draw:layer="layout" draw:type="line" svg:x1="8.366cm" svg:y1="6.881cm" svg:x2="8.366cm" svg:y2="6.881cm" draw:start-shape="id4" draw:start-glue-point="2" draw:end-shape="id4" svg:d="M8366 6881z" svg:viewBox="0 0 1 1">
          <text:p/>
        </draw:connector>
        <draw:connector draw:style-name="gr577" draw:text-style-name="P67" draw:layer="layout" draw:type="line" svg:x1="10.564cm" svg:y1="4.898cm" svg:x2="10.54cm" svg:y2="3.38cm" draw:start-shape="id5" draw:start-glue-point="0" draw:end-shape="id6" draw:end-glue-point="2" svg:d="M10564 4898l-24-1518" svg:viewBox="0 0 25 1519">
          <text:p/>
        </draw:connector>
        <draw:connector draw:style-name="gr577" draw:text-style-name="P67" draw:layer="layout" draw:type="line" svg:x1="14.835cm" svg:y1="4.845cm" svg:x2="14.846cm" svg:y2="3.386cm" draw:start-shape="id7" draw:start-glue-point="0" draw:end-shape="id8" draw:end-glue-point="2" svg:d="M14835 4845l11-1459" svg:viewBox="0 0 12 1460">
          <text:p/>
        </draw:connector>
        <draw:g xml:id="id27" draw:id="id27">
          <draw:frame draw:style-name="gr501" draw:text-style-name="P68" draw:layer="layout" svg:width="1.285cm" svg:height="1.297cm" svg:x="1.231cm" svg:y="1.399cm">
            <draw:image xlink:href="Pictures/10002AEA00000B0F00000B0F10C70DFA97492BDD.svg" xlink:type="simple" xlink:show="embed" xlink:actuate="onLoad" loext:mime-type="image/svg+xml">
              <text:p/>
            </draw:image>
            <draw:image xlink:href="Pictures/1000020100000086000000869675B0A4C6EBE96D.png" xlink:type="simple" xlink:show="embed" xlink:actuate="onLoad" loext:mime-type="image/png"/>
          </draw:frame>
          <draw:frame draw:style-name="gr527" draw:text-style-name="P69" draw:layer="layout" svg:width="2.514cm" svg:height="0.686cm" svg:x="0.616cm" svg:y="2.706cm">
            <draw:text-box>
              <text:p text:style-name="P10"><text:span text:style-name="T10">F</text:span><text:span text:style-name="T10">E</text:span><text:span text:style-name="T10">R</text:span><text:span text:style-name="T10">O</text:span><text:span text:style-name="T10">S</text:span></text:p>
            </draw:text-box>
          </draw:frame>
        </draw:g>
        <draw:g xml:id="id28" draw:id="id28">
          <draw:frame draw:style-name="gr501" draw:text-style-name="P70" draw:layer="layout" svg:width="1.08cm" svg:height="1.297cm" svg:x="3.456cm" svg:y="1.399cm">
            <draw:image xlink:href="Pictures/200000EC000009B000000B8701B88B600CE79791.svm" xlink:type="simple" xlink:show="embed" xlink:actuate="onLoad" loext:mime-type="image/x-svm">
              <text:p/>
            </draw:image>
            <draw:image xlink:href="Pictures/10000200000000750000008C82335E73584F05C9.png" xlink:type="simple" xlink:show="embed" xlink:actuate="onLoad" loext:mime-type="image/png"/>
          </draw:frame>
          <draw:frame draw:style-name="gr527" draw:text-style-name="P69" draw:layer="layout" svg:width="3.134cm" svg:height="0.686cm" svg:x="2.404cm" svg:y="2.706cm">
            <draw:text-box>
              <text:p text:style-name="P10"><text:span text:style-name="T10">F</text:span><text:span text:style-name="T10">E</text:span><text:span text:style-name="T10">R</text:span><text:span text:style-name="T10">O</text:span><text:span text:style-name="T10">S </text:span><text:span text:style-name="T10">C</text:span><text:span text:style-name="T10">C</text:span><text:span text:style-name="T10">D</text:span></text:p>
            </draw:text-box>
          </draw:frame>
        </draw:g>
        <draw:connector draw:style-name="gr578" draw:text-style-name="P67" draw:layer="layout" draw:type="line" svg:x1="8.445cm" svg:y1="11.557cm" svg:x2="8.498cm" svg:y2="14.481cm" draw:start-shape="id9" draw:end-shape="id10" draw:end-glue-point="0" svg:d="M8445 11557l53 2924" svg:viewBox="0 0 54 2925">
          <text:p/>
        </draw:connector>
        <draw:connector draw:style-name="gr578" draw:text-style-name="P67" draw:layer="layout" draw:type="line" svg:x1="17.069cm" svg:y1="11.171cm" svg:x2="17.069cm" svg:y2="14.456cm" draw:start-shape="id11" draw:end-shape="id12" draw:end-glue-point="0" svg:d="M17069 11171v3285" svg:viewBox="0 0 1 3286">
          <text:p/>
        </draw:connector>
        <draw:connector draw:style-name="gr577" draw:text-style-name="P67" draw:layer="layout" draw:type="line" svg:x1="8.366cm" svg:y1="4.898cm" svg:x2="8.366cm" svg:y2="3.38cm" draw:start-shape="id4" draw:start-glue-point="0" draw:end-shape="id13" draw:end-glue-point="2" svg:d="M8366 4898v-1518" svg:viewBox="0 0 1 1519">
          <text:p/>
        </draw:connector>
        <draw:frame draw:style-name="gr579" draw:text-style-name="P72" draw:layer="layout" svg:width="3.229cm" svg:height="0.747cm" svg:x="1.343cm" svg:y="0.635cm">
          <draw:text-box>
            <text:p text:style-name="P71"><text:span text:style-name="T11">F</text:span><text:span text:style-name="T11">E</text:span><text:span text:style-name="T11">R</text:span><text:span text:style-name="T11">O</text:span><text:span text:style-name="T11">S</text:span><text:span text:style-name="T11"> </text:span><text:span text:style-name="T11">r</text:span><text:span text:style-name="T11">o</text:span><text:span text:style-name="T11">o</text:span><text:span text:style-name="T11">m</text:span></text:p>
          </draw:text-box>
        </draw:frame>
        <draw:g xml:id="id6" draw:id="id6">
          <draw:frame draw:style-name="gr501" draw:text-style-name="P73" draw:layer="layout" svg:width="1.285cm" svg:height="1.297cm" svg:x="9.898cm" svg:y="1.399cm">
            <draw:image xlink:href="Pictures/10002AEA00000B0F00000B0F10C70DFA97492BDD.svg" xlink:type="simple" xlink:show="embed" xlink:actuate="onLoad" loext:mime-type="image/svg+xml">
              <text:p/>
            </draw:image>
            <draw:image xlink:href="Pictures/1000020100000086000000869675B0A4C6EBE96D.png" xlink:type="simple" xlink:show="embed" xlink:actuate="onLoad" loext:mime-type="image/png"/>
          </draw:frame>
          <draw:frame draw:style-name="gr16" draw:text-style-name="P69" draw:layer="layout" svg:width="2.514cm" svg:height="0.662cm" svg:x="9.283cm" svg:y="2.718cm">
            <draw:text-box>
              <text:p text:style-name="P10"><text:span text:style-name="T10">t</text:span><text:span text:style-name="T10">e</text:span><text:span text:style-name="T10">l</text:span><text:span text:style-name="T10">e</text:span><text:span text:style-name="T10">s</text:span><text:span text:style-name="T10">c</text:span><text:span text:style-name="T10">o</text:span><text:span text:style-name="T10">p</text:span><text:span text:style-name="T10">e</text:span></text:p>
            </draw:text-box>
          </draw:frame>
        </draw:g>
        <draw:g>
          <draw:frame draw:style-name="gr501" draw:text-style-name="P73" draw:layer="layout" svg:width="0.904cm" svg:height="1.297cm" svg:x="5.879cm" svg:y="1.399cm">
            <draw:image xlink:href="Pictures/200000EC000009B000000B8701B88B600CE79791.svm" xlink:type="simple" xlink:show="embed" xlink:actuate="onLoad" loext:mime-type="image/x-svm">
              <text:p/>
            </draw:image>
            <draw:image xlink:href="Pictures/10000200000000750000008C82335E73584F05C9.png" xlink:type="simple" xlink:show="embed" xlink:actuate="onLoad" loext:mime-type="image/png"/>
          </draw:frame>
          <draw:frame draw:style-name="gr16" draw:text-style-name="P69" draw:layer="layout" svg:width="2.514cm" svg:height="0.662cm" svg:x="5.074cm" svg:y="2.718cm">
            <draw:text-box>
              <text:p text:style-name="P10"><text:span text:style-name="T10">F</text:span><text:span text:style-name="T10">E</text:span><text:span text:style-name="T10">R</text:span><text:span text:style-name="T10">O</text:span><text:span text:style-name="T10">S </text:span><text:span text:style-name="T10">A</text:span><text:span text:style-name="T10">G</text:span></text:p>
            </draw:text-box>
          </draw:frame>
        </draw:g>
        <draw:g>
          <draw:g xml:id="id8" draw:id="id8">
            <draw:frame draw:style-name="gr16" draw:text-style-name="P69" draw:layer="layout" svg:width="2.514cm" svg:height="0.662cm" svg:x="13.589cm" svg:y="2.724cm">
              <draw:text-box>
                <text:p text:style-name="P10"><text:span text:style-name="T10">W</text:span><text:span text:style-name="T10">F</text:span><text:span text:style-name="T10">I</text:span></text:p>
              </draw:text-box>
            </draw:frame>
          </draw:g>
          <draw:frame draw:style-name="gr501" draw:text-style-name="P73" draw:layer="layout" svg:width="1.285cm" svg:height="1.297cm" svg:x="14.204cm" svg:y="1.405cm">
            <draw:image xlink:href="Pictures/10002AEA00000B0F00000B0F10C70DFA97492BDD.svg" xlink:type="simple" xlink:show="embed" xlink:actuate="onLoad" loext:mime-type="image/svg+xml">
              <text:p/>
            </draw:image>
            <draw:image xlink:href="Pictures/1000020100000086000000869675B0A4C6EBE96D.png" xlink:type="simple" xlink:show="embed" xlink:actuate="onLoad" loext:mime-type="image/png"/>
          </draw:frame>
        </draw:g>
        <draw:g xml:id="id13" draw:id="id13">
          <draw:frame draw:style-name="gr501" draw:text-style-name="P73" draw:layer="layout" svg:width="1.079cm" svg:height="1.297cm" svg:x="7.827cm" svg:y="1.399cm">
            <draw:image xlink:href="Pictures/200000EC000009B000000B8701B88B600CE79791.svm" xlink:type="simple" xlink:show="embed" xlink:actuate="onLoad" loext:mime-type="image/x-svm">
              <text:p/>
            </draw:image>
            <draw:image xlink:href="Pictures/10000200000000750000008C82335E73584F05C9.png" xlink:type="simple" xlink:show="embed" xlink:actuate="onLoad" loext:mime-type="image/png"/>
          </draw:frame>
          <draw:frame draw:style-name="gr16" draw:text-style-name="P69" draw:layer="layout" svg:width="2.514cm" svg:height="0.662cm" svg:x="7.109cm" svg:y="2.718cm">
            <draw:text-box>
              <text:p text:style-name="P10"><text:span text:style-name="T10">G</text:span><text:span text:style-name="T10">R</text:span><text:span text:style-name="T10">O</text:span><text:span text:style-name="T10">N</text:span><text:span text:style-name="T10">D</text:span><text:span text:style-name="T10"> </text:span><text:span text:style-name="T10">A</text:span><text:span text:style-name="T10">G</text:span></text:p>
            </draw:text-box>
          </draw:frame>
        </draw:g>
        <draw:g xml:id="id31" draw:id="id31">
          <draw:frame draw:style-name="gr501" draw:text-style-name="P73" draw:layer="layout" svg:width="1.079cm" svg:height="1.297cm" svg:x="16.492cm" svg:y="1.405cm">
            <draw:image xlink:href="Pictures/200000EC000009B000000B8701B88B600CE79791.svm" xlink:type="simple" xlink:show="embed" xlink:actuate="onLoad" loext:mime-type="image/x-svm">
              <text:p/>
            </draw:image>
            <draw:image xlink:href="Pictures/10000200000000750000008C82335E73584F05C9.png" xlink:type="simple" xlink:show="embed" xlink:actuate="onLoad" loext:mime-type="image/png"/>
          </draw:frame>
          <draw:frame draw:style-name="gr16" draw:text-style-name="P69" draw:layer="layout" svg:width="2.514cm" svg:height="0.662cm" svg:x="15.774cm" svg:y="2.724cm">
            <draw:text-box>
              <text:p text:style-name="P10"><text:span text:style-name="T10">W</text:span><text:span text:style-name="T10">F</text:span><text:span text:style-name="T10">I <text:s/></text:span><text:span text:style-name="T10">C</text:span><text:span text:style-name="T10">C</text:span><text:span text:style-name="T10">D</text:span></text:p>
            </draw:text-box>
          </draw:frame>
        </draw:g>
        <draw:g xml:id="id30" draw:id="id30">
          <draw:frame draw:style-name="gr501" draw:text-style-name="P73" draw:layer="layout" svg:width="1.079cm" svg:height="1.297cm" svg:x="12.121cm" svg:y="1.429cm">
            <draw:image xlink:href="Pictures/200000EC000009B000000B8701B88B600CE79791.svm" xlink:type="simple" xlink:show="embed" xlink:actuate="onLoad" loext:mime-type="image/x-svm">
              <text:p/>
            </draw:image>
            <draw:image xlink:href="Pictures/10000200000000750000008C82335E73584F05C9.png" xlink:type="simple" xlink:show="embed" xlink:actuate="onLoad" loext:mime-type="image/png"/>
          </draw:frame>
          <draw:frame draw:style-name="gr16" draw:text-style-name="P69" draw:layer="layout" svg:width="2.514cm" svg:height="0.662cm" svg:x="11.403cm" svg:y="2.748cm">
            <draw:text-box>
              <text:p text:style-name="P10"><text:span text:style-name="T10">W</text:span><text:span text:style-name="T10">F</text:span><text:span text:style-name="T10">I <text:s/></text:span><text:span text:style-name="T10">A</text:span><text:span text:style-name="T10">G</text:span></text:p>
            </draw:text-box>
          </draw:frame>
        </draw:g>
        <draw:g xml:id="id2" draw:id="id2">
          <draw:frame draw:style-name="gr501" draw:text-style-name="P73" draw:layer="layout" svg:width="1.285cm" svg:height="1.297cm" svg:x="23.267cm" svg:y="1.399cm">
            <draw:image xlink:href="Pictures/10002AEA00000B0F00000B0F10C70DFA97492BDD.svg" xlink:type="simple" xlink:show="embed" xlink:actuate="onLoad" loext:mime-type="image/svg+xml">
              <text:p/>
            </draw:image>
            <draw:image xlink:href="Pictures/1000020100000086000000869675B0A4C6EBE96D.png" xlink:type="simple" xlink:show="embed" xlink:actuate="onLoad" loext:mime-type="image/png"/>
          </draw:frame>
          <draw:frame draw:style-name="gr16" draw:text-style-name="P69" draw:layer="layout" svg:width="2.514cm" svg:height="0.662cm" svg:x="22.652cm" svg:y="2.718cm">
            <draw:text-box>
              <text:p text:style-name="P10"><text:span text:style-name="T10">G</text:span><text:span text:style-name="T10">R</text:span><text:span text:style-name="T10">O</text:span><text:span text:style-name="T10">N</text:span><text:span text:style-name="T10">D</text:span></text:p>
            </draw:text-box>
          </draw:frame>
        </draw:g>
        <draw:g xml:id="id15" draw:id="id15">
          <draw:frame draw:style-name="gr501" draw:text-style-name="P73" draw:layer="layout" svg:width="1.08cm" svg:height="1.297cm" svg:x="18.731cm" svg:y="1.399cm">
            <draw:image xlink:href="Pictures/200000EC000009B000000B8701B88B600CE79791.svm" xlink:type="simple" xlink:show="embed" xlink:actuate="onLoad" loext:mime-type="image/x-svm">
              <text:p/>
            </draw:image>
            <draw:image xlink:href="Pictures/10000200000000750000008C82335E73584F05C9.png" xlink:type="simple" xlink:show="embed" xlink:actuate="onLoad" loext:mime-type="image/png"/>
          </draw:frame>
          <draw:frame draw:style-name="gr16" draw:text-style-name="P69" draw:layer="layout" svg:width="3.134cm" svg:height="0.662cm" svg:x="17.704cm" svg:y="2.718cm">
            <draw:text-box>
              <text:p text:style-name="P10"><text:span text:style-name="T10">G</text:span><text:span text:style-name="T10">R</text:span><text:span text:style-name="T10">O</text:span><text:span text:style-name="T10">N</text:span><text:span text:style-name="T10">D</text:span><text:span text:style-name="T10"> </text:span><text:span text:style-name="T10">C</text:span><text:span text:style-name="T10">C</text:span><text:span text:style-name="T10">D</text:span></text:p>
            </draw:text-box>
          </draw:frame>
        </draw:g>
        <draw:g xml:id="id17" draw:id="id17">
          <draw:frame draw:style-name="gr501" draw:text-style-name="P73" draw:layer="layout" svg:width="1.08cm" svg:height="1.297cm" svg:x="20.967cm" svg:y="1.399cm">
            <draw:image xlink:href="Pictures/200000EC000009B000000B8701B88B600CE79791.svm" xlink:type="simple" xlink:show="embed" xlink:actuate="onLoad" loext:mime-type="image/x-svm">
              <text:p/>
            </draw:image>
            <draw:image xlink:href="Pictures/10000200000000750000008C82335E73584F05C9.png" xlink:type="simple" xlink:show="embed" xlink:actuate="onLoad" loext:mime-type="image/png"/>
          </draw:frame>
          <draw:frame draw:style-name="gr16" draw:text-style-name="P69" draw:layer="layout" svg:width="3.134cm" svg:height="0.662cm" svg:x="19.94cm" svg:y="2.718cm">
            <draw:text-box>
              <text:p text:style-name="P10"><text:span text:style-name="T10">G</text:span><text:span text:style-name="T10">R</text:span><text:span text:style-name="T10">O</text:span><text:span text:style-name="T10">N</text:span><text:span text:style-name="T10">D</text:span><text:span text:style-name="T10"> </text:span><text:span text:style-name="T10">I</text:span><text:span text:style-name="T10">R</text:span></text:p>
            </draw:text-box>
          </draw:frame>
        </draw:g>
        <draw:connector draw:style-name="gr577" draw:text-style-name="P67" draw:layer="layout" draw:type="line" svg:x1="19.271cm" svg:y1="4.903cm" svg:x2="19.271cm" svg:y2="3.38cm" draw:start-shape="id14" draw:start-glue-point="0" draw:end-shape="id15" draw:end-glue-point="2" svg:d="M19271 4903v-1523" svg:viewBox="0 0 1 1524">
          <text:p/>
        </draw:connector>
        <draw:connector draw:style-name="gr577" draw:text-style-name="P67" draw:layer="layout" draw:type="line" svg:x1="21.507cm" svg:y1="4.876cm" svg:x2="21.507cm" svg:y2="3.38cm" draw:start-shape="id16" draw:start-glue-point="0" draw:end-shape="id17" draw:end-glue-point="2" svg:d="M21507 4876v-1496" svg:viewBox="0 0 1 1497">
          <text:p/>
        </draw:connector>
        <draw:g xml:id="id37" draw:id="id37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580" draw:text-style-name="P3" draw:layer="layout" svg:width="0.669cm" svg:height="0.375cm" svg:x="27.924cm" svg:y="5.783cm" svg:viewBox="0 0 670 376" svg:d="M0 376c190 0 487-118 616-197 127-78 0-179-65-179z">
              <text:p/>
            </draw:path>
            <draw:g>
              <draw:polygon draw:style-name="gr581" draw:text-style-name="P4" draw:layer="layout" svg:width="0.388cm" svg:height="0.931cm" svg:x="27.536cm" svg:y="5.227cm" svg:viewBox="0 0 389 932" draw:points="0,717 0,0 389,215 389,932">
                <text:p/>
              </draw:polygon>
              <draw:polygon draw:style-name="gr582" draw:text-style-name="P5" draw:layer="layout" svg:width="0.55cm" svg:height="1.021cm" svg:x="27.924cm" svg:y="5.138cm" svg:viewBox="0 0 551 1022" draw:points="0,1022 0,304 551,0 551,717">
                <text:p/>
              </draw:polygon>
              <draw:polygon draw:style-name="gr583" draw:text-style-name="P6" draw:layer="layout" svg:width="0.939cm" svg:height="0.519cm" svg:x="27.536cm" svg:y="4.923cm" svg:viewBox="0 0 940 520" draw:points="389,520 0,304 551,0 940,215">
                <text:p/>
              </draw:polygon>
              <draw:polygon draw:style-name="gr584" draw:text-style-name="P7" draw:layer="layout" svg:width="0.939cm" svg:height="1.236cm" svg:x="27.536cm" svg:y="4.923cm" svg:viewBox="0 0 940 1237" draw:points="0,1022 0,304 551,0 940,215 940,932 389,1237">
                <text:p/>
              </draw:polygon>
              <draw:line draw:style-name="gr585" draw:text-style-name="P8" draw:layer="layout" svg:x1="27.859cm" svg:y1="5.98cm" svg:x2="27.6cm" svg:y2="5.837cm">
                <text:p/>
              </draw:line>
              <draw:line draw:style-name="gr586" draw:text-style-name="P8" draw:layer="layout" svg:x1="27.859cm" svg:y1="6.051cm" svg:x2="27.6cm" svg:y2="5.908cm">
                <text:p/>
              </draw:line>
              <draw:line draw:style-name="gr587" draw:text-style-name="P8" draw:layer="layout" svg:x1="27.859cm" svg:y1="6.016cm" svg:x2="27.6cm" svg:y2="5.873cm">
                <text:p/>
              </draw:line>
              <draw:polyline draw:style-name="gr588" draw:text-style-name="P8" draw:layer="layout" svg:width="0.323cm" svg:height="0.214cm" svg:x="27.567cm" svg:y="5.335cm" svg:viewBox="0 0 324 215" draw:points="324,215 0,35 0,0">
                <text:p/>
              </draw:polyline>
              <draw:polyline draw:style-name="gr589" draw:text-style-name="P8" draw:layer="layout" svg:width="0.318cm" svg:height="0.215cm" svg:x="27.574cm" svg:y="5.334cm" svg:viewBox="0 0 319 216" draw:points="319,216 319,180 0,0">
                <text:p/>
              </draw:polyline>
              <draw:polygon draw:style-name="gr590" draw:text-style-name="P9" draw:layer="layout" svg:width="0.037cm" svg:height="0.062cm" svg:x="27.688cm" svg:y="5.693cm" svg:viewBox="0 0 38 63" draw:points="0,43 0,0 38,21 38,63">
                <text:p/>
              </draw:polygon>
              <draw:line draw:style-name="gr591" draw:text-style-name="P8" draw:layer="layout" svg:x1="27.859cm" svg:y1="5.945cm" svg:x2="27.6cm" svg:y2="5.802cm">
                <text:p/>
              </draw:line>
            </draw:g>
          </draw:g>
          <draw:frame draw:style-name="gr592" draw:text-style-name="P69" draw:layer="layout" svg:width="2.637cm" svg:height="0.662cm" svg:x="26.747cm" svg:y="6.196cm">
            <draw:text-box>
              <text:p text:style-name="P10"><text:span text:style-name="T10">w</text:span><text:span text:style-name="T10">g</text:span><text:span text:style-name="T10">r</text:span><text:span text:style-name="T10">o</text:span><text:span text:style-name="T10">n</text:span><text:span text:style-name="T10">d</text:span><text:span text:style-name="T10">o</text:span><text:span text:style-name="T10">ff</text:span></text:p>
            </draw:text-box>
          </draw:frame>
        </draw:g>
        <draw:g>
          <draw:frame draw:style-name="gr501" draw:text-style-name="P67" draw:layer="layout" svg:width="0.54cm" svg:height="0.654cm" svg:x="21.673cm" svg:y="14.251cm">
            <draw:image xlink:href="Pictures/2000008B000007AD0000093E228C695C21B07957.svm" xlink:type="simple" xlink:show="embed" xlink:actuate="onLoad" loext:mime-type="image/x-svm">
              <text:p/>
            </draw:image>
            <draw:image xlink:href="Pictures/100002000000005E000000706CB33374AF083807.png" xlink:type="simple" xlink:show="embed" xlink:actuate="onLoad" loext:mime-type="image/png"/>
          </draw:frame>
          <draw:frame draw:style-name="gr16" draw:text-style-name="P74" draw:layer="layout" svg:width="1.58cm" svg:height="0.662cm" svg:x="21.153cm" svg:y="14.905cm">
            <draw:text-box>
              <text:p text:style-name="P10"><text:span text:style-name="T12">F</text:span><text:span text:style-name="T12">E</text:span><text:span text:style-name="T12">R</text:span><text:span text:style-name="T12">O</text:span><text:span text:style-name="T12">S</text:span></text:p>
            </draw:text-box>
          </draw:frame>
        </draw:g>
        <draw:g>
          <draw:frame draw:style-name="gr501" draw:text-style-name="P67" draw:layer="layout" svg:width="0.54cm" svg:height="0.654cm" svg:x="24.142cm" svg:y="4.627cm">
            <draw:image xlink:href="Pictures/2000008B000007AD0000093E228C695C21B07957.svm" xlink:type="simple" xlink:show="embed" xlink:actuate="onLoad" loext:mime-type="image/x-svm">
              <text:p/>
            </draw:image>
            <draw:image xlink:href="Pictures/100002000000005E000000706CB33374AF083807.png" xlink:type="simple" xlink:show="embed" xlink:actuate="onLoad" loext:mime-type="image/png"/>
          </draw:frame>
          <draw:frame draw:style-name="gr16" draw:text-style-name="P74" draw:layer="layout" svg:width="1.58cm" svg:height="0.662cm" svg:x="23.622cm" svg:y="5.28cm">
            <draw:text-box>
              <text:p text:style-name="P10"><text:span text:style-name="T12">C</text:span><text:span text:style-name="T12">E</text:span><text:span text:style-name="T12">R</text:span><text:span text:style-name="T12">E</text:span><text:span text:style-name="T12">S</text:span></text:p>
            </draw:text-box>
          </draw:frame>
        </draw:g>
        <draw:g xml:id="id36" draw:id="id36">
          <draw:frame draw:style-name="gr501" draw:text-style-name="P73" draw:layer="layout" svg:width="1.285cm" svg:height="1.297cm" svg:x="25.3cm" svg:y="1.399cm">
            <draw:image xlink:href="Pictures/10002AEA00000B0F00000B0F10C70DFA97492BDD.svg" xlink:type="simple" xlink:show="embed" xlink:actuate="onLoad" loext:mime-type="image/svg+xml">
              <text:p/>
            </draw:image>
            <draw:image xlink:href="Pictures/1000020100000086000000869675B0A4C6EBE96D.png" xlink:type="simple" xlink:show="embed" xlink:actuate="onLoad" loext:mime-type="image/png"/>
          </draw:frame>
          <draw:frame draw:style-name="gr16" draw:text-style-name="P69" draw:layer="layout" svg:width="2.514cm" svg:height="0.662cm" svg:x="24.685cm" svg:y="2.718cm">
            <draw:text-box>
              <text:p text:style-name="P10"><text:span text:style-name="T10">h</text:span><text:span text:style-name="T10">y</text:span><text:span text:style-name="T10">d</text:span><text:span text:style-name="T10">r</text:span><text:span text:style-name="T10">a</text:span><text:span text:style-name="T10">u</text:span><text:span text:style-name="T10">li</text:span><text:span text:style-name="T10">c</text:span><text:span text:style-name="T10">s</text:span></text:p>
            </draw:text-box>
          </draw:frame>
        </draw:g>
        <draw:g xml:id="id40" draw:id="id40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593" draw:text-style-name="P3" draw:layer="layout" svg:width="0.669cm" svg:height="0.393cm" svg:x="25.942cm" svg:y="15.371cm" svg:viewBox="0 0 670 394" svg:d="M0 394c190 0 487-124 616-206 127-82 0-188-65-188z">
              <text:p/>
            </draw:path>
            <draw:g>
              <draw:polygon draw:style-name="gr594" draw:text-style-name="P4" draw:layer="layout" svg:width="0.388cm" svg:height="0.976cm" svg:x="25.554cm" svg:y="14.788cm" svg:viewBox="0 0 389 977" draw:points="0,752 0,0 389,225 389,977">
                <text:p/>
              </draw:polygon>
              <draw:polygon draw:style-name="gr595" draw:text-style-name="P5" draw:layer="layout" svg:width="0.55cm" svg:height="1.07cm" svg:x="25.942cm" svg:y="14.694cm" svg:viewBox="0 0 551 1071" draw:points="0,1071 0,319 551,0 551,752">
                <text:p/>
              </draw:polygon>
              <draw:polygon draw:style-name="gr596" draw:text-style-name="P6" draw:layer="layout" svg:width="0.939cm" svg:height="0.544cm" svg:x="25.554cm" svg:y="14.469cm" svg:viewBox="0 0 940 545" draw:points="389,545 0,319 551,0 940,225">
                <text:p/>
              </draw:polygon>
              <draw:polygon draw:style-name="gr597" draw:text-style-name="P7" draw:layer="layout" svg:width="0.939cm" svg:height="1.296cm" svg:x="25.554cm" svg:y="14.469cm" svg:viewBox="0 0 940 1297" draw:points="0,1071 0,319 551,0 940,225 940,977 389,1297">
                <text:p/>
              </draw:polygon>
              <draw:line draw:style-name="gr598" draw:text-style-name="P8" draw:layer="layout" svg:x1="25.877cm" svg:y1="15.577cm" svg:x2="25.618cm" svg:y2="15.427cm">
                <text:p/>
              </draw:line>
              <draw:line draw:style-name="gr599" draw:text-style-name="P8" draw:layer="layout" svg:x1="25.877cm" svg:y1="15.652cm" svg:x2="25.618cm" svg:y2="15.502cm">
                <text:p/>
              </draw:line>
              <draw:line draw:style-name="gr600" draw:text-style-name="P8" draw:layer="layout" svg:x1="25.877cm" svg:y1="15.615cm" svg:x2="25.618cm" svg:y2="15.465cm">
                <text:p/>
              </draw:line>
              <draw:polyline draw:style-name="gr601" draw:text-style-name="P8" draw:layer="layout" svg:width="0.323cm" svg:height="0.224cm" svg:x="25.585cm" svg:y="14.901cm" svg:viewBox="0 0 324 225" draw:points="324,225 0,37 0,0">
                <text:p/>
              </draw:polyline>
              <draw:polyline draw:style-name="gr602" draw:text-style-name="P8" draw:layer="layout" svg:width="0.318cm" svg:height="0.225cm" svg:x="25.592cm" svg:y="14.9cm" svg:viewBox="0 0 319 226" draw:points="319,226 319,189 0,0">
                <text:p/>
              </draw:polyline>
              <draw:polygon draw:style-name="gr603" draw:text-style-name="P9" draw:layer="layout" svg:width="0.037cm" svg:height="0.065cm" svg:x="25.706cm" svg:y="15.276cm" svg:viewBox="0 0 38 66" draw:points="0,45 0,0 38,22 38,66">
                <text:p/>
              </draw:polygon>
              <draw:line draw:style-name="gr604" draw:text-style-name="P8" draw:layer="layout" svg:x1="25.877cm" svg:y1="15.54cm" svg:x2="25.618cm" svg:y2="15.39cm">
                <text:p/>
              </draw:line>
            </draw:g>
          </draw:g>
          <draw:frame draw:style-name="gr605" draw:text-style-name="P69" draw:layer="layout" svg:width="2.637cm" svg:height="0.737cm" svg:x="24.765cm" svg:y="15.818cm">
            <draw:text-box>
              <text:p text:style-name="P10"><text:span text:style-name="T10">w</text:span><text:span text:style-name="T10">g</text:span><text:span text:style-name="T10">r</text:span><text:span text:style-name="T10">p</text:span><text:span text:style-name="T10">i</text:span><text:span text:style-name="T10">p</text:span><text:span text:style-name="T10">e</text:span></text:p>
            </draw:text-box>
          </draw:frame>
        </draw:g>
        <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606" draw:text-style-name="P3" draw:layer="layout" svg:width="0.669cm" svg:height="0.393cm" svg:x="27.847cm" svg:y="15.38cm" svg:viewBox="0 0 670 394" svg:d="M0 394c190 0 487-124 616-206 127-82 0-188-65-188z">
              <text:p/>
            </draw:path>
            <draw:g>
              <draw:polygon draw:style-name="gr607" draw:text-style-name="P4" draw:layer="layout" svg:width="0.388cm" svg:height="0.976cm" svg:x="27.459cm" svg:y="14.797cm" svg:viewBox="0 0 389 977" draw:points="0,752 0,0 389,225 389,977">
                <text:p/>
              </draw:polygon>
              <draw:polygon draw:style-name="gr608" draw:text-style-name="P5" draw:layer="layout" svg:width="0.55cm" svg:height="1.07cm" svg:x="27.847cm" svg:y="14.703cm" svg:viewBox="0 0 551 1071" draw:points="0,1071 0,319 551,0 551,752">
                <text:p/>
              </draw:polygon>
              <draw:polygon draw:style-name="gr609" draw:text-style-name="P6" draw:layer="layout" svg:width="0.939cm" svg:height="0.544cm" svg:x="27.459cm" svg:y="14.478cm" svg:viewBox="0 0 940 545" draw:points="389,545 0,319 551,0 940,225">
                <text:p/>
              </draw:polygon>
              <draw:polygon draw:style-name="gr610" draw:text-style-name="P7" draw:layer="layout" svg:width="0.939cm" svg:height="1.296cm" svg:x="27.459cm" svg:y="14.478cm" svg:viewBox="0 0 940 1297" draw:points="0,1071 0,319 551,0 940,225 940,977 389,1297">
                <text:p/>
              </draw:polygon>
              <draw:line draw:style-name="gr611" draw:text-style-name="P8" draw:layer="layout" svg:x1="27.782cm" svg:y1="15.586cm" svg:x2="27.523cm" svg:y2="15.436cm">
                <text:p/>
              </draw:line>
              <draw:line draw:style-name="gr612" draw:text-style-name="P8" draw:layer="layout" svg:x1="27.782cm" svg:y1="15.661cm" svg:x2="27.523cm" svg:y2="15.511cm">
                <text:p/>
              </draw:line>
              <draw:line draw:style-name="gr613" draw:text-style-name="P8" draw:layer="layout" svg:x1="27.782cm" svg:y1="15.624cm" svg:x2="27.523cm" svg:y2="15.474cm">
                <text:p/>
              </draw:line>
              <draw:polyline draw:style-name="gr614" draw:text-style-name="P8" draw:layer="layout" svg:width="0.323cm" svg:height="0.224cm" svg:x="27.49cm" svg:y="14.91cm" svg:viewBox="0 0 324 225" draw:points="324,225 0,37 0,0">
                <text:p/>
              </draw:polyline>
              <draw:polyline draw:style-name="gr615" draw:text-style-name="P8" draw:layer="layout" svg:width="0.318cm" svg:height="0.225cm" svg:x="27.497cm" svg:y="14.909cm" svg:viewBox="0 0 319 226" draw:points="319,226 319,189 0,0">
                <text:p/>
              </draw:polyline>
              <draw:polygon draw:style-name="gr616" draw:text-style-name="P9" draw:layer="layout" svg:width="0.037cm" svg:height="0.065cm" svg:x="27.611cm" svg:y="15.285cm" svg:viewBox="0 0 38 66" draw:points="0,45 0,0 38,22 38,66">
                <text:p/>
              </draw:polygon>
              <draw:line draw:style-name="gr617" draw:text-style-name="P8" draw:layer="layout" svg:x1="27.782cm" svg:y1="15.549cm" svg:x2="27.523cm" svg:y2="15.399cm">
                <text:p/>
              </draw:line>
            </draw:g>
          </draw:g>
          <draw:frame draw:style-name="gr605" draw:text-style-name="P69" draw:layer="layout" svg:width="2.637cm" svg:height="0.737cm" svg:x="26.67cm" svg:y="15.827cm">
            <draw:text-box>
              <text:p text:style-name="P10"><text:span text:style-name="T10">w</text:span><text:span text:style-name="T10">g</text:span><text:span text:style-name="T10">r</text:span><text:span text:style-name="T10">s</text:span><text:span text:style-name="T10">a</text:span><text:span text:style-name="T10">r</text:span><text:span text:style-name="T10">u</text:span><text:span text:style-name="T10">m</text:span><text:span text:style-name="T10">a</text:span><text:span text:style-name="T10">n</text:span></text:p>
            </draw:text-box>
          </draw:frame>
        </draw:g>
        <draw:g>
          <draw:frame draw:style-name="gr501" draw:text-style-name="P67" draw:layer="layout" svg:width="0.54cm" svg:height="0.577cm" svg:x="26.273cm" svg:y="14.328cm">
            <draw:image xlink:href="Pictures/2000008B000007AD0000093E228C695C21B07957.svm" xlink:type="simple" xlink:show="embed" xlink:actuate="onLoad" loext:mime-type="image/x-svm">
              <text:p/>
            </draw:image>
            <draw:image xlink:href="Pictures/100002000000005E000000706CB33374AF083807.png" xlink:type="simple" xlink:show="embed" xlink:actuate="onLoad" loext:mime-type="image/png"/>
          </draw:frame>
          <draw:frame draw:style-name="gr618" draw:text-style-name="P74" draw:layer="layout" svg:width="1.778cm" svg:height="0.662cm" svg:x="25.654cm" svg:y="14.905cm">
            <draw:text-box>
              <text:p text:style-name="P10"><text:span text:style-name="T12">G</text:span><text:span text:style-name="T12">R</text:span><text:span text:style-name="T12">O</text:span><text:span text:style-name="T12">N</text:span><text:span text:style-name="T12">D</text:span></text:p>
            </draw:text-box>
          </draw:frame>
        </draw:g>
        <draw:g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619" draw:text-style-name="P3" draw:layer="layout" svg:width="0.19cm" svg:height="0.12cm" svg:x="2.403cm" svg:y="19.121cm" svg:viewBox="0 0 191 121" svg:d="M0 121c48 0 191-40 191-70s-4-51-52-51c0 30-140 30-139 121z">
                <text:p/>
              </draw:path>
              <draw:g>
                <draw:polygon draw:style-name="gr620" draw:text-style-name="P4" draw:layer="layout" svg:width="0.086cm" svg:height="0.101cm" svg:x="2.332cm" svg:y="19.141cm" svg:viewBox="0 0 87 102" draw:points="0,61 17,0 87,40 70,102">
                  <text:p/>
                </draw:polygon>
                <draw:polygon draw:style-name="gr621" draw:text-style-name="P6" draw:layer="layout" svg:width="0.191cm" svg:height="0.11cm" svg:x="2.349cm" svg:y="19.07cm" svg:viewBox="0 0 192 111" draw:points="0,71 35,40 87,10 122,0 192,40 157,51 105,81 70,111">
                  <text:p/>
                </draw:polygon>
                <draw:path draw:style-name="gr622" draw:text-style-name="P45" draw:layer="layout" svg:width="0.156cm" svg:height="0.131cm" svg:x="2.402cm" svg:y="19.111cm" svg:viewBox="0 0 157 132" svg:d="M157 41c0-62-35-41-70-20-35 20-70 20-87 111 0 0 70-41 157-91z">
                  <text:p/>
                </draw:path>
                <draw:path draw:style-name="gr623" draw:text-style-name="P7" draw:layer="layout" svg:width="0.226cm" svg:height="0.171cm" svg:x="2.332cm" svg:y="19.07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624" draw:text-style-name="P3" draw:layer="layout" svg:width="0.313cm" svg:height="0.242cm" svg:x="2.245cm" svg:y="18.635cm" svg:viewBox="0 0 314 243" svg:d="M1 243c48 0 313-10 313-101s-91-142-139-142c0 30-191 21-174 243z">
                <text:p/>
              </draw:path>
              <draw:g>
                <draw:polygon draw:style-name="gr625" draw:text-style-name="P4" draw:layer="layout" svg:width="0.174cm" svg:height="0.141cm" svg:x="2.071cm" svg:y="18.736cm" svg:viewBox="0 0 175 142" draw:points="0,40 0,0 175,102 175,142">
                  <text:p/>
                </draw:polygon>
                <draw:polygon draw:style-name="gr626" draw:text-style-name="P4" draw:layer="layout" svg:width="0.174cm" svg:height="0.171cm" svg:x="2.211cm" svg:y="18.584cm" svg:viewBox="0 0 175 172" draw:points="0,71 0,0 175,102 175,172">
                  <text:p/>
                </draw:polygon>
                <draw:polygon draw:style-name="gr627" draw:text-style-name="P6" draw:layer="layout" svg:width="0.313cm" svg:height="0.182cm" svg:x="2.071cm" svg:y="18.655cm" svg:viewBox="0 0 314 183" draw:points="0,81 140,0 314,102 175,183">
                  <text:p/>
                </draw:polygon>
                <draw:polygon draw:style-name="gr628" draw:text-style-name="P45" draw:layer="layout" svg:width="0.174cm" svg:height="0.171cm" svg:x="2.245cm" svg:y="18.705cm" svg:viewBox="0 0 175 172" draw:points="0,172 0,132 140,51 140,0 175,21 175,71">
                  <text:p/>
                </draw:polygon>
                <draw:polygon draw:style-name="gr629" draw:text-style-name="P4" draw:layer="layout" svg:width="0.557cm" svg:height="0.769cm" svg:x="1.879cm" svg:y="17.967cm" svg:viewBox="0 0 558 770" draw:points="0,446 0,0 558,324 558,770">
                  <text:p/>
                </draw:polygon>
                <draw:polygon draw:style-name="gr630" draw:text-style-name="P46" draw:layer="layout" svg:width="0.522cm" svg:height="0.708cm" svg:x="1.896cm" svg:y="17.997cm" svg:viewBox="0 0 523 709" draw:points="0,406 0,0 523,304 523,709">
                  <text:p/>
                </draw:polygon>
                <draw:polygon draw:style-name="gr631" draw:text-style-name="P6" draw:layer="layout" svg:width="0.592cm" svg:height="0.343cm" svg:x="1.879cm" svg:y="17.946cm" svg:viewBox="0 0 593 344" draw:points="558,344 0,21 35,0 593,324">
                  <text:p/>
                </draw:polygon>
                <draw:polygon draw:style-name="gr632" draw:text-style-name="P45" draw:layer="layout" svg:width="0.034cm" svg:height="0.465cm" svg:x="2.437cm" svg:y="18.269cm" svg:viewBox="0 0 35 466" draw:points="0,466 0,21 35,0 35,446">
                  <text:p/>
                </draw:polygon>
                <draw:polygon draw:style-name="gr633" draw:text-style-name="P7" draw:layer="layout" svg:width="0.592cm" svg:height="0.93cm" svg:x="1.879cm" svg:y="17.946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634" draw:text-style-name="P3" draw:layer="layout" svg:width="0.226cm" svg:height="0.12cm" svg:x="2.175cm" svg:y="19.009cm" svg:viewBox="0 0 227 121" svg:d="M1 121c48 0 226-50 226-81 0-30-4-40-52-40 0 30-191 21-174 121z">
                <text:p/>
              </draw:path>
              <draw:g>
                <draw:polygon draw:style-name="gr635" draw:text-style-name="P6" draw:layer="layout" svg:width="0.749cm" svg:height="0.435cm" svg:x="1.617cm" svg:y="18.665cm" svg:viewBox="0 0 750 436" draw:points="558,436 0,111 192,0 750,324">
                  <text:p/>
                </draw:polygon>
                <draw:polygon draw:style-name="gr636" draw:text-style-name="P47" draw:layer="layout" svg:width="0.505cm" svg:height="0.293cm" svg:x="1.67cm" svg:y="18.696cm" svg:viewBox="0 0 506 294" draw:points="0,81 140,0 506,213 366,294">
                  <text:p/>
                </draw:polygon>
                <draw:polygon draw:style-name="gr637" draw:text-style-name="P47" draw:layer="layout" svg:width="0.244cm" svg:height="0.141cm" svg:x="2.071cm" svg:y="18.928cm" svg:viewBox="0 0 245 142" draw:points="0,81 140,0 245,61 105,142">
                  <text:p/>
                </draw:polygon>
                <draw:polygon draw:style-name="gr638" draw:text-style-name="P45" draw:layer="layout" svg:width="0.191cm" svg:height="0.151cm" svg:x="2.176cm" svg:y="18.989cm" svg:viewBox="0 0 192 152" draw:points="0,152 0,111 192,0 192,40">
                  <text:p/>
                </draw:polygon>
                <draw:line draw:style-name="gr639" draw:text-style-name="P8" draw:layer="layout" svg:x1="1.705cm" svg:y1="18.756cm" svg:x2="2.071cm" svg:y2="18.969cm">
                  <text:p/>
                </draw:line>
                <draw:line draw:style-name="gr640" draw:text-style-name="P8" draw:layer="layout" svg:x1="1.74cm" svg:y1="18.736cm" svg:x2="2.106cm" svg:y2="18.949cm">
                  <text:p/>
                </draw:line>
                <draw:line draw:style-name="gr641" draw:text-style-name="P8" draw:layer="layout" svg:x1="1.775cm" svg:y1="18.716cm" svg:x2="2.141cm" svg:y2="18.929cm">
                  <text:p/>
                </draw:line>
                <draw:line draw:style-name="gr642" draw:text-style-name="P8" draw:layer="layout" svg:x1="2.106cm" svg:y1="18.909cm" svg:x2="2.141cm" svg:y2="18.888cm">
                  <text:p/>
                </draw:line>
                <draw:line draw:style-name="gr643" draw:text-style-name="P8" draw:layer="layout" svg:x1="2.071cm" svg:y1="18.889cm" svg:x2="2.106cm" svg:y2="18.868cm">
                  <text:p/>
                </draw:line>
                <draw:line draw:style-name="gr644" draw:text-style-name="P8" draw:layer="layout" svg:x1="2.036cm" svg:y1="18.868cm" svg:x2="2.071cm" svg:y2="18.847cm">
                  <text:p/>
                </draw:line>
                <draw:line draw:style-name="gr645" draw:text-style-name="P8" draw:layer="layout" svg:x1="2.053cm" svg:y1="18.919cm" svg:x2="2.088cm" svg:y2="18.898cm">
                  <text:p/>
                </draw:line>
                <draw:line draw:style-name="gr646" draw:text-style-name="P8" draw:layer="layout" svg:x1="2.018cm" svg:y1="18.898cm" svg:x2="2.053cm" svg:y2="18.877cm">
                  <text:p/>
                </draw:line>
                <draw:line draw:style-name="gr647" draw:text-style-name="P8" draw:layer="layout" svg:x1="1.983cm" svg:y1="18.879cm" svg:x2="2.018cm" svg:y2="18.858cm">
                  <text:p/>
                </draw:line>
                <draw:line draw:style-name="gr648" draw:text-style-name="P8" draw:layer="layout" svg:x1="2.001cm" svg:y1="18.847cm" svg:x2="2.036cm" svg:y2="18.826cm">
                  <text:p/>
                </draw:line>
                <draw:line draw:style-name="gr649" draw:text-style-name="P8" draw:layer="layout" svg:x1="1.948cm" svg:y1="18.858cm" svg:x2="1.983cm" svg:y2="18.837cm">
                  <text:p/>
                </draw:line>
                <draw:line draw:style-name="gr650" draw:text-style-name="P8" draw:layer="layout" svg:x1="1.966cm" svg:y1="18.828cm" svg:x2="2.001cm" svg:y2="18.807cm">
                  <text:p/>
                </draw:line>
                <draw:line draw:style-name="gr651" draw:text-style-name="P8" draw:layer="layout" svg:x1="1.931cm" svg:y1="18.807cm" svg:x2="1.966cm" svg:y2="18.786cm">
                  <text:p/>
                </draw:line>
                <draw:line draw:style-name="gr652" draw:text-style-name="P8" draw:layer="layout" svg:x1="1.896cm" svg:y1="18.787cm" svg:x2="1.931cm" svg:y2="18.766cm">
                  <text:p/>
                </draw:line>
                <draw:line draw:style-name="gr653" draw:text-style-name="P8" draw:layer="layout" svg:x1="1.913cm" svg:y1="18.838cm" svg:x2="1.948cm" svg:y2="18.817cm">
                  <text:p/>
                </draw:line>
                <draw:line draw:style-name="gr654" draw:text-style-name="P8" draw:layer="layout" svg:x1="1.879cm" svg:y1="18.817cm" svg:x2="1.914cm" svg:y2="18.796cm">
                  <text:p/>
                </draw:line>
                <draw:line draw:style-name="gr655" draw:text-style-name="P8" draw:layer="layout" svg:x1="1.845cm" svg:y1="18.798cm" svg:x2="1.88cm" svg:y2="18.777cm">
                  <text:p/>
                </draw:line>
                <draw:line draw:style-name="gr656" draw:text-style-name="P8" draw:layer="layout" svg:x1="1.862cm" svg:y1="18.768cm" svg:x2="1.897cm" svg:y2="18.747cm">
                  <text:p/>
                </draw:line>
                <draw:line draw:style-name="gr657" draw:text-style-name="P8" draw:layer="layout" svg:x1="1.81cm" svg:y1="18.777cm" svg:x2="1.845cm" svg:y2="18.756cm">
                  <text:p/>
                </draw:line>
                <draw:line draw:style-name="gr658" draw:text-style-name="P8" draw:layer="layout" svg:x1="1.827cm" svg:y1="18.747cm" svg:x2="1.862cm" svg:y2="18.726cm">
                  <text:p/>
                </draw:line>
                <draw:line draw:style-name="gr659" draw:text-style-name="P8" draw:layer="layout" svg:x1="1.792cm" svg:y1="18.726cm" svg:x2="1.827cm" svg:y2="18.705cm">
                  <text:p/>
                </draw:line>
                <draw:line draw:style-name="gr660" draw:text-style-name="P8" draw:layer="layout" svg:x1="1.775cm" svg:y1="18.757cm" svg:x2="1.81cm" svg:y2="18.736cm">
                  <text:p/>
                </draw:line>
                <draw:line draw:style-name="gr661" draw:text-style-name="P8" draw:layer="layout" svg:x1="2.001cm" svg:y1="18.929cm" svg:x2="2.036cm" svg:y2="18.908cm">
                  <text:p/>
                </draw:line>
                <draw:line draw:style-name="gr662" draw:text-style-name="P8" draw:layer="layout" svg:x1="1.966cm" svg:y1="18.909cm" svg:x2="2.001cm" svg:y2="18.888cm">
                  <text:p/>
                </draw:line>
                <draw:line draw:style-name="gr663" draw:text-style-name="P8" draw:layer="layout" svg:x1="1.931cm" svg:y1="18.889cm" svg:x2="1.966cm" svg:y2="18.868cm">
                  <text:p/>
                </draw:line>
                <draw:line draw:style-name="gr664" draw:text-style-name="P8" draw:layer="layout" svg:x1="1.913cm" svg:y1="18.919cm" svg:x2="1.948cm" svg:y2="18.898cm">
                  <text:p/>
                </draw:line>
                <draw:line draw:style-name="gr665" draw:text-style-name="P8" draw:layer="layout" svg:x1="1.879cm" svg:y1="18.898cm" svg:x2="1.914cm" svg:y2="18.877cm">
                  <text:p/>
                </draw:line>
                <draw:line draw:style-name="gr666" draw:text-style-name="P8" draw:layer="layout" svg:x1="1.896cm" svg:y1="18.868cm" svg:x2="1.931cm" svg:y2="18.847cm">
                  <text:p/>
                </draw:line>
                <draw:line draw:style-name="gr667" draw:text-style-name="P8" draw:layer="layout" svg:x1="1.862cm" svg:y1="18.847cm" svg:x2="1.897cm" svg:y2="18.826cm">
                  <text:p/>
                </draw:line>
                <draw:line draw:style-name="gr668" draw:text-style-name="P8" draw:layer="layout" svg:x1="1.827cm" svg:y1="18.828cm" svg:x2="1.862cm" svg:y2="18.807cm">
                  <text:p/>
                </draw:line>
                <draw:line draw:style-name="gr669" draw:text-style-name="P8" draw:layer="layout" svg:x1="1.792cm" svg:y1="18.807cm" svg:x2="1.827cm" svg:y2="18.786cm">
                  <text:p/>
                </draw:line>
                <draw:line draw:style-name="gr670" draw:text-style-name="P8" draw:layer="layout" svg:x1="1.74cm" svg:y1="18.817cm" svg:x2="1.775cm" svg:y2="18.796cm">
                  <text:p/>
                </draw:line>
                <draw:line draw:style-name="gr671" draw:text-style-name="P8" draw:layer="layout" svg:x1="1.757cm" svg:y1="18.787cm" svg:x2="1.792cm" svg:y2="18.766cm">
                  <text:p/>
                </draw:line>
                <draw:line draw:style-name="gr672" draw:text-style-name="P8" draw:layer="layout" svg:x1="1.705cm" svg:y1="18.798cm" svg:x2="1.74cm" svg:y2="18.777cm">
                  <text:p/>
                </draw:line>
                <draw:line draw:style-name="gr673" draw:text-style-name="P8" draw:layer="layout" svg:x1="1.983cm" svg:y1="18.96cm" svg:x2="2.018cm" svg:y2="18.939cm">
                  <text:p/>
                </draw:line>
                <draw:line draw:style-name="gr674" draw:text-style-name="P8" draw:layer="layout" svg:x1="1.948cm" svg:y1="18.939cm" svg:x2="1.983cm" svg:y2="18.918cm">
                  <text:p/>
                </draw:line>
                <draw:line draw:style-name="gr675" draw:text-style-name="P8" draw:layer="layout" svg:x1="2.106cm" svg:y1="19.03cm" svg:x2="2.246cm" svg:y2="18.949cm">
                  <text:p/>
                </draw:line>
                <draw:line draw:style-name="gr676" draw:text-style-name="P8" draw:layer="layout" svg:x1="2.141cm" svg:y1="19.05cm" svg:x2="2.281cm" svg:y2="18.969cm">
                  <text:p/>
                </draw:line>
                <draw:line draw:style-name="gr677" draw:text-style-name="P8" draw:layer="layout" svg:x1="2.176cm" svg:y1="18.949cm" svg:x2="2.281cm" svg:y2="19.01cm">
                  <text:p/>
                </draw:line>
                <draw:line draw:style-name="gr678" draw:text-style-name="P8" draw:layer="layout" svg:x1="2.141cm" svg:y1="18.969cm" svg:x2="2.246cm" svg:y2="19.03cm">
                  <text:p/>
                </draw:line>
                <draw:line draw:style-name="gr679" draw:text-style-name="P8" draw:layer="layout" svg:x1="2.106cm" svg:y1="18.989cm" svg:x2="2.176cm" svg:y2="19.029cm">
                  <text:p/>
                </draw:line>
                <draw:polygon draw:style-name="gr680" draw:text-style-name="P4" draw:layer="layout" svg:width="0.557cm" svg:height="0.364cm" svg:x="1.617cm" svg:y="18.777cm" svg:viewBox="0 0 558 365" draw:points="0,40 0,0 558,324 558,365">
                  <text:p/>
                </draw:polygon>
                <draw:polygon draw:style-name="gr681" draw:text-style-name="P7" draw:layer="layout" svg:width="0.749cm" svg:height="0.475cm" svg:x="1.617cm" svg:y="18.665cm" svg:viewBox="0 0 750 476" draw:points="192,0 750,324 750,365 558,476 0,152 0,111">
                  <text:p/>
                </draw:polygon>
              </draw:g>
            </draw:g>
          </draw:g>
          <draw:frame draw:style-name="gr682" draw:text-style-name="P75" draw:layer="layout" svg:width="2.794cm" svg:height="1.484cm" svg:x="0.708cm" svg:y="19.22cm">
            <draw:text-box>
              <text:p text:style-name="P10"><text:span text:style-name="T13">X</text:span><text:span text:style-name="T13"> </text:span><text:span text:style-name="T13">l</text:span><text:span text:style-name="T13">o</text:span><text:span text:style-name="T13">g</text:span><text:span text:style-name="T13">i</text:span><text:span text:style-name="T13">n</text:span></text:p>
              <text:p text:style-name="P10"><text:span text:style-name="T8">e</text:span><text:span text:style-name="T8">n</text:span><text:span text:style-name="T8">v</text:span><text:span text:style-name="T8">i</text:span><text:span text:style-name="T8">r</text:span><text:span text:style-name="T8">o</text:span><text:span text:style-name="T8">n</text:span><text:span text:style-name="T8">m</text:span><text:span text:style-name="T8">e</text:span><text:span text:style-name="T8">n</text:span><text:span text:style-name="T8">t</text:span></text:p>
              <text:p text:style-name="P10"><text:span text:style-name="T14"/></text:p>
            </draw:text-box>
          </draw:frame>
        </draw:g>
        <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683" draw:text-style-name="P3" draw:layer="layout" svg:width="0.669cm" svg:height="0.393cm" svg:x="4.428cm" svg:y="18.821cm" svg:viewBox="0 0 670 394" svg:d="M0 394c190 0 487-124 616-206 127-82 0-188-65-188z">
              <text:p/>
            </draw:path>
            <draw:g>
              <draw:polygon draw:style-name="gr684" draw:text-style-name="P4" draw:layer="layout" svg:width="0.388cm" svg:height="0.976cm" svg:x="4.04cm" svg:y="18.238cm" svg:viewBox="0 0 389 977" draw:points="0,752 0,0 389,225 389,977">
                <text:p/>
              </draw:polygon>
              <draw:polygon draw:style-name="gr685" draw:text-style-name="P5" draw:layer="layout" svg:width="0.55cm" svg:height="1.07cm" svg:x="4.428cm" svg:y="18.144cm" svg:viewBox="0 0 551 1071" draw:points="0,1071 0,319 551,0 551,752">
                <text:p/>
              </draw:polygon>
              <draw:polygon draw:style-name="gr686" draw:text-style-name="P6" draw:layer="layout" svg:width="0.939cm" svg:height="0.544cm" svg:x="4.04cm" svg:y="17.919cm" svg:viewBox="0 0 940 545" draw:points="389,545 0,319 551,0 940,225">
                <text:p/>
              </draw:polygon>
              <draw:polygon draw:style-name="gr687" draw:text-style-name="P7" draw:layer="layout" svg:width="0.939cm" svg:height="1.296cm" svg:x="4.04cm" svg:y="17.919cm" svg:viewBox="0 0 940 1297" draw:points="0,1071 0,319 551,0 940,225 940,977 389,1297">
                <text:p/>
              </draw:polygon>
              <draw:line draw:style-name="gr688" draw:text-style-name="P8" draw:layer="layout" svg:x1="4.363cm" svg:y1="19.027cm" svg:x2="4.104cm" svg:y2="18.877cm">
                <text:p/>
              </draw:line>
              <draw:line draw:style-name="gr689" draw:text-style-name="P8" draw:layer="layout" svg:x1="4.363cm" svg:y1="19.102cm" svg:x2="4.104cm" svg:y2="18.952cm">
                <text:p/>
              </draw:line>
              <draw:line draw:style-name="gr690" draw:text-style-name="P8" draw:layer="layout" svg:x1="4.363cm" svg:y1="19.065cm" svg:x2="4.104cm" svg:y2="18.915cm">
                <text:p/>
              </draw:line>
              <draw:polyline draw:style-name="gr691" draw:text-style-name="P8" draw:layer="layout" svg:width="0.323cm" svg:height="0.224cm" svg:x="4.071cm" svg:y="18.351cm" svg:viewBox="0 0 324 225" draw:points="324,225 0,37 0,0">
                <text:p/>
              </draw:polyline>
              <draw:polyline draw:style-name="gr692" draw:text-style-name="P8" draw:layer="layout" svg:width="0.318cm" svg:height="0.225cm" svg:x="4.078cm" svg:y="18.35cm" svg:viewBox="0 0 319 226" draw:points="319,226 319,189 0,0">
                <text:p/>
              </draw:polyline>
              <draw:polygon draw:style-name="gr693" draw:text-style-name="P9" draw:layer="layout" svg:width="0.037cm" svg:height="0.065cm" svg:x="4.192cm" svg:y="18.726cm" svg:viewBox="0 0 38 66" draw:points="0,45 0,0 38,22 38,66">
                <text:p/>
              </draw:polygon>
              <draw:line draw:style-name="gr694" draw:text-style-name="P8" draw:layer="layout" svg:x1="4.363cm" svg:y1="18.99cm" svg:x2="4.104cm" svg:y2="18.84cm">
                <text:p/>
              </draw:line>
            </draw:g>
          </draw:g>
          <draw:frame draw:style-name="gr695" draw:text-style-name="P76" draw:layer="layout" svg:width="2.783cm" svg:height="1.12cm" svg:x="3.178cm" svg:y="19.22cm">
            <draw:text-box>
              <text:p text:style-name="P10"><text:span text:style-name="T13">w</text:span><text:span text:style-name="T13">o</text:span><text:span text:style-name="T13">r</text:span><text:span text:style-name="T13">k</text:span><text:span text:style-name="T13">s</text:span><text:span text:style-name="T13">t</text:span><text:span text:style-name="T13">a</text:span><text:span text:style-name="T13">t</text:span><text:span text:style-name="T13">i</text:span><text:span text:style-name="T13">o</text:span><text:span text:style-name="T13">n</text:span></text:p>
              <text:p text:style-name="P10"><text:span text:style-name="T8">e</text:span><text:span text:style-name="T8">n</text:span><text:span text:style-name="T8">v</text:span><text:span text:style-name="T8">i</text:span><text:span text:style-name="T8">r</text:span><text:span text:style-name="T8">o</text:span><text:span text:style-name="T8">n</text:span><text:span text:style-name="T8">m</text:span><text:span text:style-name="T8">e</text:span><text:span text:style-name="T8">n</text:span><text:span text:style-name="T8">t</text:span></text:p>
            </draw:text-box>
          </draw:frame>
        </draw:g>
        <draw:g>
          <draw:frame draw:style-name="gr501" draw:text-style-name="P56" draw:layer="layout" svg:width="1.049cm" svg:height="1.297cm" svg:x="6.386cm" svg:y="17.919cm">
            <draw:image xlink:href="Pictures/2000009500000F9100001307DD6BA0CEFF219467.svm" xlink:type="simple" xlink:show="embed" xlink:actuate="onLoad" loext:mime-type="image/x-svm">
              <text:p/>
            </draw:image>
            <draw:image xlink:href="Pictures/10000200000000BD000000E7A44DFC685FCEFAD7.png" xlink:type="simple" xlink:show="embed" xlink:actuate="onLoad" loext:mime-type="image/png"/>
          </draw:frame>
          <draw:frame draw:style-name="gr696" draw:text-style-name="P57" draw:layer="layout" svg:width="2.413cm" svg:height="1.295cm" svg:x="5.704cm" svg:y="19.22cm">
            <draw:text-box>
              <text:p text:style-name="P10"><text:span text:style-name="T15">v</text:span><text:span text:style-name="T15">ir</text:span><text:span text:style-name="T15">t</text:span><text:span text:style-name="T15">u</text:span><text:span text:style-name="T15">a</text:span><text:span text:style-name="T15">li</text:span><text:span text:style-name="T15">s</text:span><text:span text:style-name="T15">e</text:span><text:span text:style-name="T15">d </text:span><text:span text:style-name="T15">w</text:span><text:span text:style-name="T15">o</text:span><text:span text:style-name="T15">r</text:span><text:span text:style-name="T15">k</text:span><text:span text:style-name="T15">s</text:span><text:span text:style-name="T15">t</text:span><text:span text:style-name="T15">a</text:span><text:span text:style-name="T15">ti</text:span><text:span text:style-name="T15">o</text:span><text:span text:style-name="T15">n</text:span></text:p>
            </draw:text-box>
          </draw:frame>
        </draw:g>
        <draw:g>
          <draw:frame draw:style-name="gr501" draw:text-style-name="P67" draw:layer="layout" svg:width="1.922cm" svg:height="1.243cm" svg:x="8.296cm" svg:y="17.961cm">
            <draw:image xlink:href="Pictures/100002010000005B0000003B639F5B469952E7D3.png" xlink:type="simple" xlink:show="embed" xlink:actuate="onLoad" loext:mime-type="image/png">
              <text:p/>
            </draw:image>
          </draw:frame>
          <draw:frame draw:style-name="gr100" draw:text-style-name="P19" draw:layer="layout" svg:width="2.794cm" svg:height="1.073cm" svg:x="7.869cm" svg:y="19.22cm">
            <draw:text-box>
              <text:p text:style-name="P10"><text:span text:style-name="T16">L</text:span><text:span text:style-name="T16">C</text:span><text:span text:style-name="T16">U</text:span></text:p>
              <text:p text:style-name="P10"><text:span text:style-name="T6">e</text:span><text:span text:style-name="T6">n</text:span><text:span text:style-name="T6">v</text:span><text:span text:style-name="T6">i</text:span><text:span text:style-name="T6">r</text:span><text:span text:style-name="T6">o</text:span><text:span text:style-name="T6">n</text:span><text:span text:style-name="T6">m</text:span><text:span text:style-name="T6">e</text:span><text:span text:style-name="T6">n</text:span><text:span text:style-name="T6">t</text:span></text:p>
            </draw:text-box>
          </draw:frame>
        </draw:g>
        <draw:g>
          <draw:frame draw:style-name="gr501" draw:text-style-name="P68" draw:layer="layout" svg:width="1.285cm" svg:height="1.297cm" svg:x="13.627cm" svg:y="17.98cm">
            <draw:image xlink:href="Pictures/10002AEA00000B0F00000B0F10C70DFA97492BDD.svg" xlink:type="simple" xlink:show="embed" xlink:actuate="onLoad" loext:mime-type="image/svg+xml">
              <text:p/>
            </draw:image>
            <draw:image xlink:href="Pictures/1000020100000086000000869675B0A4C6EBE96D.png" xlink:type="simple" xlink:show="embed" xlink:actuate="onLoad" loext:mime-type="image/png"/>
          </draw:frame>
          <draw:frame draw:style-name="gr527" draw:text-style-name="P76" draw:layer="layout" svg:width="2.514cm" svg:height="0.686cm" svg:x="13.012cm" svg:y="19.236cm">
            <draw:text-box>
              <text:p text:style-name="P10"><text:span text:style-name="T17">m</text:span><text:span text:style-name="T17">e</text:span><text:span text:style-name="T17">c</text:span><text:span text:style-name="T17">h</text:span><text:span text:style-name="T17">a</text:span><text:span text:style-name="T17">n</text:span><text:span text:style-name="T17">i</text:span><text:span text:style-name="T17">c</text:span><text:span text:style-name="T17">s</text:span></text:p>
            </draw:text-box>
          </draw:frame>
        </draw:g>
        <draw:g>
          <draw:frame draw:style-name="gr501" draw:text-style-name="P73" draw:layer="layout" svg:width="1.079cm" svg:height="1.297cm" svg:x="11.266cm" svg:y="17.98cm">
            <draw:image xlink:href="Pictures/200000EC000009B000000B8701B88B600CE79791.svm" xlink:type="simple" xlink:show="embed" xlink:actuate="onLoad" loext:mime-type="image/x-svm">
              <text:p/>
            </draw:image>
            <draw:image xlink:href="Pictures/10000200000000750000008C82335E73584F05C9.png" xlink:type="simple" xlink:show="embed" xlink:actuate="onLoad" loext:mime-type="image/png"/>
          </draw:frame>
          <draw:frame draw:style-name="gr527" draw:text-style-name="P76" draw:layer="layout" svg:width="2.514cm" svg:height="0.686cm" svg:x="10.548cm" svg:y="19.236cm">
            <draw:text-box>
              <text:p text:style-name="P10"><text:span text:style-name="T17">e</text:span><text:span text:style-name="T17">l</text:span><text:span text:style-name="T17">e</text:span><text:span text:style-name="T17">c</text:span><text:span text:style-name="T17">t</text:span><text:span text:style-name="T17">r</text:span><text:span text:style-name="T17">o</text:span><text:span text:style-name="T17">n</text:span><text:span text:style-name="T17">i</text:span><text:span text:style-name="T17">c</text:span><text:span text:style-name="T17">s</text:span></text:p>
            </draw:text-box>
          </draw:frame>
        </draw:g>
        <draw:g>
          <draw:frame draw:style-name="gr501" draw:text-style-name="P67" draw:layer="layout" svg:width="1.07cm" svg:height="1.297cm" svg:x="16.075cm" svg:y="17.98cm">
            <draw:image xlink:href="Pictures/2000008B000007AD0000093E228C695C21B07957.svm" xlink:type="simple" xlink:show="embed" xlink:actuate="onLoad" loext:mime-type="image/x-svm">
              <text:p/>
            </draw:image>
            <draw:image xlink:href="Pictures/100002000000005E000000706CB33374AF083807.png" xlink:type="simple" xlink:show="embed" xlink:actuate="onLoad" loext:mime-type="image/png"/>
          </draw:frame>
          <draw:frame draw:style-name="gr527" draw:text-style-name="P77" draw:layer="layout" svg:width="3.134cm" svg:height="0.686cm" svg:x="15.043cm" svg:y="19.236cm">
            <draw:text-box>
              <text:p text:style-name="P10"><text:span text:style-name="T18">r</text:span><text:span text:style-name="T18">e</text:span><text:span text:style-name="T18">d</text:span><text:span text:style-name="T18">u</text:span><text:span text:style-name="T18">c</text:span><text:span text:style-name="T18">ti</text:span><text:span text:style-name="T18">o</text:span><text:span text:style-name="T18">n</text:span></text:p>
            </draw:text-box>
          </draw:frame>
        </draw:g>
        <draw:line draw:style-name="gr697" draw:text-style-name="P67" draw:layer="layout" svg:x1="23.36cm" svg:y1="18.184cm" svg:x2="24.503cm" svg:y2="18.184cm">
          <text:p/>
        </draw:line>
        <draw:frame draw:style-name="gr698" draw:text-style-name="P79" draw:layer="layout" svg:width="4.675cm" svg:height="0.762cm" svg:x="24.433cm" svg:y="17.803cm">
          <draw:text-box>
            <text:p text:style-name="P78"><text:span text:style-name="T19">r</text:span><text:span text:style-name="T19">e</text:span><text:span text:style-name="T19">m</text:span><text:span text:style-name="T19">o</text:span><text:span text:style-name="T19">t</text:span><text:span text:style-name="T19">e </text:span><text:span text:style-name="T19">e</text:span><text:span text:style-name="T19">n</text:span><text:span text:style-name="T19">v</text:span><text:span text:style-name="T19">i</text:span><text:span text:style-name="T19">r</text:span><text:span text:style-name="T19">o</text:span><text:span text:style-name="T19">n</text:span><text:span text:style-name="T19">m</text:span><text:span text:style-name="T19">e</text:span><text:span text:style-name="T19">n</text:span><text:span text:style-name="T19">t</text:span></text:p>
          </draw:text-box>
        </draw:frame>
        <draw:connector draw:style-name="gr699" draw:text-style-name="P67" draw:layer="layout" draw:type="curve" draw:line-skew="0.516cm" svg:x1="12.676cm" svg:y1="9.167cm" svg:x2="14.846cm" svg:y2="9.167cm" draw:start-shape="id18" draw:start-glue-point="0" draw:end-shape="id19" draw:end-glue-point="0" svg:d="M12676 9167c0-7 2170-7 2170 0" svg:viewBox="0 0 2171 6">
          <text:p/>
        </draw:connector>
        <draw:connector draw:style-name="gr700" draw:text-style-name="P80" draw:layer="layout" draw:type="curve" draw:line-skew="-0.055cm" svg:x1="6.331cm" svg:y1="9.167cm" svg:x2="12.676cm" svg:y2="9.167cm" draw:start-shape="id20" draw:start-glue-point="0" draw:end-shape="id18" draw:end-glue-point="0" svg:d="M6331 9167c0-864 6345-864 6345 0" svg:viewBox="0 0 6346 649">
          <text:p/>
        </draw:connector>
        <draw:connector draw:style-name="gr701" draw:text-style-name="P67" draw:layer="layout" draw:type="curve" svg:x1="10.722cm" svg:y1="9.167cm" svg:x2="3.937cm" svg:y2="6.888cm" draw:start-shape="id21" draw:start-glue-point="0" draw:end-shape="id22" draw:end-glue-point="2" svg:d="M10722 9167c0-1723-6785-584-6785-2279" svg:viewBox="0 0 6786 2280">
          <text:p/>
        </draw:connector>
        <draw:connector draw:style-name="gr701" draw:text-style-name="P67" draw:layer="layout" draw:type="curve" svg:x1="10.722cm" svg:y1="9.167cm" svg:x2="8.366cm" svg:y2="6.881cm" draw:start-shape="id21" draw:start-glue-point="0" draw:end-shape="id23" draw:end-glue-point="0" svg:d="M10722 9167c0-1728-2356-585-2356-2286" svg:viewBox="0 0 2357 2287">
          <text:p/>
        </draw:connector>
        <draw:connector draw:style-name="gr701" draw:text-style-name="P67" draw:layer="layout" draw:type="curve" svg:x1="12.676cm" svg:y1="9.167cm" svg:x2="10.564cm" svg:y2="7.268cm" draw:start-shape="id18" draw:start-glue-point="0" draw:end-shape="id5" draw:end-glue-point="2" svg:d="M12676 9167c0-1438-2112-489-2112-1899" svg:viewBox="0 0 2113 1900">
          <text:p/>
        </draw:connector>
        <draw:connector draw:style-name="gr578" draw:text-style-name="P67" draw:layer="layout" draw:type="curve" svg:x1="10.722cm" svg:y1="9.167cm" svg:x2="12.672cm" svg:y2="6.881cm" draw:start-shape="id21" draw:start-glue-point="0" draw:end-shape="id24" draw:end-glue-point="2" svg:d="M10722 9167c0-1729 1950-587 1950-2286" svg:viewBox="0 0 1951 2287">
          <text:p/>
        </draw:connector>
        <draw:connector draw:style-name="gr701" draw:text-style-name="P67" draw:layer="layout" draw:type="curve" svg:x1="6.331cm" svg:y1="9.167cm" svg:x2="6.331cm" svg:y2="6.881cm" draw:start-shape="id20" draw:start-glue-point="0" draw:end-shape="id25" draw:end-glue-point="2" svg:d="M6331 9167v-2286" svg:viewBox="0 0 1 2287">
          <text:p/>
        </draw:connector>
        <draw:connector draw:style-name="gr701" draw:text-style-name="P67" draw:layer="layout" draw:type="curve" svg:x1="6.331cm" svg:y1="9.167cm" svg:x2="1.873cm" svg:y2="6.888cm" draw:start-shape="id20" draw:start-glue-point="0" draw:end-shape="id26" draw:end-glue-point="2" svg:d="M6331 9167c0-1725-4458-586-4458-2279" svg:viewBox="0 0 4459 2280">
          <text:p/>
        </draw:connector>
        <draw:connector draw:style-name="gr577" draw:text-style-name="P67" draw:layer="layout" draw:type="curve" svg:x1="1.873cm" svg:y1="4.905cm" svg:x2="1.873cm" svg:y2="3.392cm" draw:start-shape="id26" draw:start-glue-point="0" draw:end-shape="id27" draw:end-glue-point="2" svg:d="M1873 4905v-1513" svg:viewBox="0 0 1 1514">
          <text:p/>
        </draw:connector>
        <draw:connector draw:style-name="gr577" draw:text-style-name="P67" draw:layer="layout" draw:type="curve" draw:line-skew="0.118cm" svg:x1="6.331cm" svg:y1="4.845cm" svg:x2="3.971cm" svg:y2="3.392cm" draw:start-shape="id25" draw:start-glue-point="0" draw:end-shape="id28" draw:end-glue-point="2" svg:d="M6331 4845c0-927-2360-201-2360-1453" svg:viewBox="0 0 2361 1454">
          <text:p/>
        </draw:connector>
        <draw:connector draw:style-name="gr577" draw:text-style-name="P67" draw:layer="layout" draw:type="curve" svg:x1="17.041cm" svg:y1="4.845cm" svg:x2="12.66cm" svg:y2="3.41cm" draw:start-shape="id29" draw:start-glue-point="0" draw:end-shape="id30" draw:end-glue-point="2" svg:d="M17041 4845c0-1090-4381-373-4381-1435" svg:viewBox="0 0 4382 1436">
          <text:p/>
        </draw:connector>
        <draw:connector draw:style-name="gr577" draw:text-style-name="P67" draw:layer="layout" draw:type="curve" svg:x1="17.041cm" svg:y1="4.845cm" svg:x2="17.031cm" svg:y2="3.386cm" draw:start-shape="id29" draw:start-glue-point="0" draw:end-shape="id31" draw:end-glue-point="2" svg:d="M17041 4845c0-1108-10-379-10-1459" svg:viewBox="0 0 11 1460">
          <text:p/>
        </draw:connector>
        <draw:connector draw:style-name="gr578" draw:text-style-name="P67" draw:layer="layout" draw:type="curve" svg:x1="21.507cm" svg:y1="11.171cm" svg:x2="21.507cm" svg:y2="14.487cm" draw:start-shape="id32" draw:start-glue-point="2" draw:end-shape="id33" draw:end-glue-point="0" svg:d="M21507 11171v3316" svg:viewBox="0 0 1 3317">
          <text:p/>
        </draw:connector>
        <draw:frame draw:style-name="gr702" draw:text-style-name="P82" draw:layer="layout" svg:width="4.064cm" svg:height="0.762cm" svg:x="13.843cm" svg:y="0.635cm">
          <draw:text-box>
            <text:p text:style-name="P81"><text:span text:style-name="T20">t</text:span><text:span text:style-name="T20">e</text:span><text:span text:style-name="T20">l</text:span><text:span text:style-name="T20">e</text:span><text:span text:style-name="T20">s</text:span><text:span text:style-name="T20">c</text:span><text:span text:style-name="T20">o</text:span><text:span text:style-name="T20">p</text:span><text:span text:style-name="T20">e</text:span><text:span text:style-name="T20"> </text:span><text:span text:style-name="T20">d</text:span><text:span text:style-name="T20">o</text:span><text:span text:style-name="T20">m</text:span><text:span text:style-name="T20">e</text:span></text:p>
          </draw:text-box>
        </draw:frame>
        <draw:connector draw:style-name="gr703" draw:text-style-name="P67" draw:layer="layout" draw:type="curve" svg:x1="12.676cm" svg:y1="9.167cm" svg:x2="12.672cm" svg:y2="6.881cm" draw:start-shape="id18" draw:start-glue-point="0" draw:end-shape="id24" draw:end-glue-point="2" svg:d="M12676 9167c0-1729-4-587-4-2286" svg:viewBox="0 0 5 2287">
          <text:p/>
        </draw:connector>
        <draw:connector draw:style-name="gr703" draw:text-style-name="P67" draw:layer="layout" draw:type="curve" svg:x1="19.271cm" svg:y1="11.557cm" svg:x2="19.271cm" svg:y2="14.487cm" draw:start-shape="id3" draw:start-glue-point="2" draw:end-shape="id34" draw:end-glue-point="0" svg:d="M19271 11557v2930" svg:viewBox="0 0 1 2931">
          <text:p/>
        </draw:connector>
        <draw:connector draw:style-name="gr701" draw:text-style-name="P67" draw:layer="layout" draw:type="curve" svg:x1="14.846cm" svg:y1="9.167cm" svg:x2="17.041cm" svg:y2="6.881cm" draw:start-shape="id19" draw:start-glue-point="0" draw:end-shape="id29" draw:end-glue-point="2" svg:d="M14846 9167c0-1729 2195-587 2195-2286" svg:viewBox="0 0 2196 2287">
          <text:p/>
        </draw:connector>
        <draw:connector draw:style-name="gr577" draw:text-style-name="P67" draw:layer="layout" draw:type="curve" draw:line-skew="0.367cm" svg:x1="3.937cm" svg:y1="4.905cm" svg:x2="6.21cm" svg:y2="3.392cm" draw:start-shape="id22" draw:start-glue-point="0" svg:d="M3937 4905c0-973 2273-217 2273-1513" svg:viewBox="0 0 2274 1514">
          <text:p/>
        </draw:connector>
        <draw:connector draw:style-name="gr577" draw:text-style-name="P67" draw:layer="layout" draw:type="curve" svg:x1="25.942cm" svg:y1="4.853cm" svg:x2="25.942cm" svg:y2="3.38cm" draw:start-shape="id35" draw:end-shape="id36" draw:end-glue-point="2" svg:d="M25942 4853v-1473" svg:viewBox="0 0 1 1474">
          <text:p/>
        </draw:connector>
        <draw:connector draw:style-name="gr704" draw:text-style-name="P67" draw:layer="layout" draw:type="curve" svg:x1="28.065cm" svg:y1="4.923cm" svg:x2="28.078cm" svg:y2="3.346cm" draw:start-shape="id37" draw:start-glue-point="0" draw:end-shape="id38" draw:end-glue-point="2" svg:d="M28065 4923c0-1197 13-409 13-1577" svg:viewBox="0 0 14 1578">
          <text:p/>
        </draw:connector>
        <draw:frame draw:style-name="gr705" draw:text-style-name="P83" draw:layer="layout" svg:width="3.818cm" svg:height="0.747cm" svg:x="10.668cm" svg:y="4.064cm">
          <draw:text-box>
            <text:p text:style-name="P81"><text:span text:style-name="T21">c</text:span><text:span text:style-name="T21">o</text:span><text:span text:style-name="T21">m</text:span><text:span text:style-name="T21">p</text:span><text:span text:style-name="T21">u</text:span><text:span text:style-name="T21">t</text:span><text:span text:style-name="T21">e</text:span><text:span text:style-name="T21">r </text:span><text:span text:style-name="T21">r</text:span><text:span text:style-name="T21">o</text:span><text:span text:style-name="T21">o</text:span><text:span text:style-name="T21">m</text:span></text:p>
          </draw:text-box>
        </draw:frame>
        <draw:connector draw:style-name="gr703" draw:text-style-name="P67" draw:layer="layout" draw:type="curve" svg:x1="14.846cm" svg:y1="9.167cm" svg:x2="14.835cm" svg:y2="6.881cm" draw:start-shape="id19" draw:start-glue-point="0" draw:end-shape="id7" svg:d="M14846 9167c0-1729-11-587-11-2286" svg:viewBox="0 0 12 2287">
          <text:p/>
        </draw:connector>
        <draw:connector draw:style-name="gr703" draw:text-style-name="P67" draw:layer="layout" draw:type="curve" svg:x1="6.331cm" svg:y1="11.557cm" svg:x2="6.326cm" svg:y2="14.478cm" draw:start-shape="id20" draw:start-glue-point="2" draw:end-shape="id39" draw:end-glue-point="0" svg:d="M6331 11557c0 2191-5 731-5 2921" svg:viewBox="0 0 6 2922">
          <text:p/>
        </draw:connector>
        <draw:g>
          <draw:line draw:style-name="gr706" draw:text-style-name="P67" draw:layer="layout" svg:x1="18.202cm" svg:y1="18.963cm" svg:x2="19.345cm" svg:y2="18.963cm">
            <text:p/>
          </draw:line>
          <draw:frame draw:style-name="gr707" draw:text-style-name="P84" draw:layer="layout" svg:width="3.048cm" svg:height="0.747cm" svg:x="19.269cm" svg:y="18.59cm">
            <draw:text-box>
              <text:p><text:span text:style-name="T22">O</text:span><text:span text:style-name="T22">B</text:span><text:span text:style-name="T22"> </text:span><text:span text:style-name="T22">t</text:span><text:span text:style-name="T22">r</text:span><text:span text:style-name="T22">a</text:span><text:span text:style-name="T22">n</text:span><text:span text:style-name="T22">s</text:span><text:span text:style-name="T22">f</text:span><text:span text:style-name="T22">e</text:span><text:span text:style-name="T22">r</text:span></text:p>
            </draw:text-box>
          </draw:frame>
        </draw:g>
        <draw:custom-shape draw:style-name="gr708" draw:text-style-name="P85" draw:layer="layout" svg:width="1.651cm" svg:height="2.071cm" svg:x="22.805cm" svg:y="14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43" draw:id="id43">
          <draw:frame draw:style-name="gr501" draw:text-style-name="P56" draw:layer="layout" svg:width="1.049cm" svg:height="1.297cm" svg:x="23.352cm" svg:y="14.479cm">
            <draw:image xlink:href="Pictures/2000009500000F9100001307DD6BA0CEFF219467.svm" xlink:type="simple" xlink:show="embed" xlink:actuate="onLoad" loext:mime-type="image/x-svm">
              <text:p/>
            </draw:image>
            <draw:image xlink:href="Pictures/10000200000000BD000000E7A44DFC685FCEFAD7.png" xlink:type="simple" xlink:show="embed" xlink:actuate="onLoad" loext:mime-type="image/png"/>
          </draw:frame>
          <draw:frame draw:style-name="gr113" draw:text-style-name="P29" draw:layer="layout" svg:width="1.985cm" svg:height="0.687cm" svg:x="22.884cm" svg:y="15.801cm">
            <draw:text-box>
              <text:p text:style-name="P10"><text:span text:style-name="T6">wls</text:span><text:span text:style-name="T6">as</text:span><text:span text:style-name="T6">m</text:span></text:p>
            </draw:text-box>
          </draw:frame>
        </draw:g>
        <draw:frame draw:style-name="gr702" draw:text-style-name="P86" draw:layer="layout" svg:width="1.651cm" svg:height="0.762cm" svg:x="22.987cm" svg:y="16.51cm">
          <draw:text-box>
            <text:p text:style-name="P81"><text:span text:style-name="T21">A</text:span><text:span text:style-name="T21">S</text:span><text:span text:style-name="T21">M</text:span></text:p>
          </draw:text-box>
        </draw:frame>
        <draw:line draw:style-name="gr709" draw:text-style-name="P67" draw:layer="layout" svg:x1="18.202cm" svg:y1="18.184cm" svg:x2="19.345cm" svg:y2="18.184cm">
          <text:p/>
        </draw:line>
        <draw:frame draw:style-name="gr710" draw:text-style-name="P87" draw:layer="layout" svg:width="3.048cm" svg:height="0.862cm" svg:x="19.269cm" svg:y="17.753cm">
          <draw:text-box>
            <text:p text:style-name="P78"><text:span text:style-name="T23">m</text:span><text:span text:style-name="T23">a</text:span><text:span text:style-name="T23">n</text:span><text:span text:style-name="T23">a</text:span><text:span text:style-name="T23">g</text:span><text:span text:style-name="T23">e</text:span><text:span text:style-name="T23">s</text:span></text:p>
          </draw:text-box>
        </draw:frame>
        <draw:connector draw:style-name="gr711" draw:text-style-name="P67" draw:layer="layout" draw:type="curve" draw:line-skew="1.38cm" svg:x1="8.445cm" svg:y1="11.557cm" svg:x2="19.271cm" svg:y2="11.557cm" draw:start-shape="id9" draw:start-glue-point="2" draw:end-shape="id3" draw:end-glue-point="2" svg:d="M8445 11557c0 2820 10826 2820 10826 0" svg:viewBox="0 0 10827 2116">
          <text:p/>
        </draw:connector>
        <draw:connector draw:style-name="gr712" draw:text-style-name="P67" draw:layer="layout" draw:type="curve" draw:line-skew="-0.072cm" svg:x1="26.083cm" svg:y1="14.469cm" svg:x2="19.271cm" svg:y2="11.557cm" draw:start-shape="id40" draw:start-glue-point="0" draw:end-shape="id3" draw:end-glue-point="2" svg:d="M26083 14469c0-2307-6812-851-6812-2912" svg:viewBox="0 0 6813 2913">
          <text:p/>
        </draw:connector>
        <draw:connector draw:style-name="gr711" draw:text-style-name="P67" draw:layer="layout" draw:type="curve" draw:line-skew="-0.511cm" svg:x1="8.445cm" svg:y1="11.557cm" svg:x2="6.331cm" svg:y2="11.557cm" draw:start-shape="id9" draw:start-glue-point="2" draw:end-shape="id20" draw:end-glue-point="2" svg:d="M8445 11557c0-16-2114-16-2114 0" svg:viewBox="0 0 2115 13">
          <text:p/>
        </draw:connector>
        <draw:g>
          <draw:line draw:style-name="gr713" draw:text-style-name="P67" draw:layer="layout" svg:x1="18.226cm" svg:y1="19.784cm" svg:x2="19.36cm" svg:y2="19.784cm">
            <text:p/>
          </draw:line>
          <draw:frame draw:style-name="gr714" draw:text-style-name="P88" draw:layer="layout" svg:width="3.541cm" svg:height="0.812cm" svg:x="19.284cm" svg:y="19.353cm">
            <draw:text-box>
              <text:p><text:span text:style-name="T24">d</text:span><text:span text:style-name="T24">a</text:span><text:span text:style-name="T24">t</text:span><text:span text:style-name="T24">a </text:span><text:span text:style-name="T24">t</text:span><text:span text:style-name="T24">r</text:span><text:span text:style-name="T24">a</text:span><text:span text:style-name="T24">n</text:span><text:span text:style-name="T24">s</text:span><text:span text:style-name="T24">f</text:span><text:span text:style-name="T24">e</text:span><text:span text:style-name="T24">r</text:span></text:p>
            </draw:text-box>
          </draw:frame>
        </draw:g>
        <draw:g>
          <draw:frame draw:style-name="gr715" draw:text-style-name="P89" draw:layer="layout" svg:width="4.142cm" svg:height="0.821cm" svg:x="24.433cm" svg:y="18.553cm">
            <draw:text-box>
              <text:p><text:span text:style-name="T25">g</text:span><text:span text:style-name="T25">r</text:span><text:span text:style-name="T25">a</text:span><text:span text:style-name="T25">p</text:span><text:span text:style-name="T25">h</text:span><text:span text:style-name="T25">i</text:span><text:span text:style-name="T25">c</text:span><text:span text:style-name="T25">a</text:span><text:span text:style-name="T25">l </text:span><text:span text:style-name="T25">l</text:span><text:span text:style-name="T25">o</text:span><text:span text:style-name="T25">g</text:span><text:span text:style-name="T25">i</text:span><text:span text:style-name="T25">n</text:span></text:p>
            </draw:text-box>
          </draw:frame>
          <draw:line draw:style-name="gr716" draw:text-style-name="P67" draw:layer="layout" svg:x1="23.36cm" svg:y1="18.963cm" svg:x2="24.503cm" svg:y2="18.963cm">
            <text:p/>
          </draw:line>
        </draw:g>
        <draw:frame draw:style-name="gr702" draw:text-style-name="P91" draw:layer="layout" svg:width="3.494cm" svg:height="0.762cm" svg:x="25.335cm" svg:y="16.51cm">
          <draw:text-box>
            <text:p text:style-name="P90"><text:span text:style-name="T26">G</text:span><text:span text:style-name="T26">R</text:span><text:span text:style-name="T26">O</text:span><text:span text:style-name="T26">N</text:span><text:span text:style-name="T26">D</text:span><text:span text:style-name="T26"> </text:span><text:span text:style-name="T26">r</text:span><text:span text:style-name="T26">o</text:span><text:span text:style-name="T26">o</text:span><text:span text:style-name="T26">m</text:span></text:p>
          </draw:text-box>
        </draw:frame>
        <draw:frame draw:style-name="gr717" draw:text-style-name="P93" draw:layer="layout" svg:width="3.292cm" svg:height="0.679cm" draw:transform="rotate (-0.122173047639603) translate (22.514cm 12.387cm)">
          <draw:text-box>
            <text:p text:style-name="P92"><text:span text:style-name="T27">R</text:span><text:span text:style-name="T27">R</text:span><text:span text:style-name="T27">M</text:span><text:span text:style-name="T27"> </text:span><text:span text:style-name="T27">t</text:span><text:span text:style-name="T27">r</text:span><text:span text:style-name="T27">i</text:span><text:span text:style-name="T27">g</text:span><text:span text:style-name="T27">g</text:span><text:span text:style-name="T27">e</text:span><text:span text:style-name="T27">r</text:span></text:p>
          </draw:text-box>
        </draw:frame>
        <draw:g xml:id="id9" draw:id="id9"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718" draw:text-style-name="P43" draw:layer="layout" svg:width="0.19cm" svg:height="0.12cm" svg:x="8.743cm" svg:y="10.342cm" svg:viewBox="0 0 191 121" svg:d="M0 121c48 0 191-40 191-70s-4-51-52-51c0 30-140 30-139 121z">
                <text:p/>
              </draw:path>
              <draw:g>
                <draw:polygon draw:style-name="gr719" draw:text-style-name="P35" draw:layer="layout" svg:width="0.086cm" svg:height="0.101cm" svg:x="8.672cm" svg:y="10.362cm" svg:viewBox="0 0 87 102" draw:points="0,61 17,0 87,40 70,102">
                  <text:p/>
                </draw:polygon>
                <draw:polygon draw:style-name="gr720" draw:text-style-name="P36" draw:layer="layout" svg:width="0.191cm" svg:height="0.11cm" svg:x="8.689cm" svg:y="10.291cm" svg:viewBox="0 0 192 111" draw:points="0,71 35,40 87,10 122,0 192,40 157,51 105,81 70,111">
                  <text:p/>
                </draw:polygon>
                <draw:path draw:style-name="gr721" draw:text-style-name="P37" draw:layer="layout" svg:width="0.156cm" svg:height="0.131cm" svg:x="8.742cm" svg:y="10.332cm" svg:viewBox="0 0 157 132" svg:d="M157 41c0-62-35-41-70-20-35 20-70 20-87 111 0 0 70-41 157-91z">
                  <text:p/>
                </draw:path>
                <draw:path draw:style-name="gr722" draw:text-style-name="P38" draw:layer="layout" svg:width="0.226cm" svg:height="0.171cm" svg:x="8.672cm" svg:y="10.291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723" draw:text-style-name="P43" draw:layer="layout" svg:width="0.313cm" svg:height="0.242cm" svg:x="8.585cm" svg:y="9.856cm" svg:viewBox="0 0 314 243" svg:d="M1 243c48 0 313-10 313-101s-91-142-139-142c0 30-191 21-174 243z">
                <text:p/>
              </draw:path>
              <draw:g>
                <draw:polygon draw:style-name="gr724" draw:text-style-name="P35" draw:layer="layout" svg:width="0.174cm" svg:height="0.141cm" svg:x="8.411cm" svg:y="9.957cm" svg:viewBox="0 0 175 142" draw:points="0,40 0,0 175,102 175,142">
                  <text:p/>
                </draw:polygon>
                <draw:polygon draw:style-name="gr725" draw:text-style-name="P35" draw:layer="layout" svg:width="0.174cm" svg:height="0.171cm" svg:x="8.551cm" svg:y="9.805cm" svg:viewBox="0 0 175 172" draw:points="0,71 0,0 175,102 175,172">
                  <text:p/>
                </draw:polygon>
                <draw:polygon draw:style-name="gr726" draw:text-style-name="P36" draw:layer="layout" svg:width="0.313cm" svg:height="0.182cm" svg:x="8.411cm" svg:y="9.876cm" svg:viewBox="0 0 314 183" draw:points="0,81 140,0 314,102 175,183">
                  <text:p/>
                </draw:polygon>
                <draw:polygon draw:style-name="gr727" draw:text-style-name="P37" draw:layer="layout" svg:width="0.174cm" svg:height="0.171cm" svg:x="8.585cm" svg:y="9.926cm" svg:viewBox="0 0 175 172" draw:points="0,172 0,132 140,51 140,0 175,21 175,71">
                  <text:p/>
                </draw:polygon>
                <draw:polygon draw:style-name="gr728" draw:text-style-name="P35" draw:layer="layout" svg:width="0.557cm" svg:height="0.769cm" svg:x="8.219cm" svg:y="9.188cm" svg:viewBox="0 0 558 770" draw:points="0,446 0,0 558,324 558,770">
                  <text:p/>
                </draw:polygon>
                <draw:polygon draw:style-name="gr729" draw:text-style-name="P39" draw:layer="layout" svg:width="0.522cm" svg:height="0.708cm" svg:x="8.236cm" svg:y="9.218cm" svg:viewBox="0 0 523 709" draw:points="0,406 0,0 523,304 523,709">
                  <text:p/>
                </draw:polygon>
                <draw:polygon draw:style-name="gr730" draw:text-style-name="P36" draw:layer="layout" svg:width="0.592cm" svg:height="0.343cm" svg:x="8.219cm" svg:y="9.167cm" svg:viewBox="0 0 593 344" draw:points="558,344 0,21 35,0 593,324">
                  <text:p/>
                </draw:polygon>
                <draw:polygon draw:style-name="gr731" draw:text-style-name="P37" draw:layer="layout" svg:width="0.034cm" svg:height="0.465cm" svg:x="8.777cm" svg:y="9.49cm" svg:viewBox="0 0 35 466" draw:points="0,466 0,21 35,0 35,446">
                  <text:p/>
                </draw:polygon>
                <draw:polygon draw:style-name="gr732" draw:text-style-name="P38" draw:layer="layout" svg:width="0.592cm" svg:height="0.93cm" svg:x="8.219cm" svg:y="9.167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733" draw:text-style-name="P43" draw:layer="layout" svg:width="0.226cm" svg:height="0.12cm" svg:x="8.515cm" svg:y="10.23cm" svg:viewBox="0 0 227 121" svg:d="M1 121c48 0 226-50 226-81 0-30-4-40-52-40 0 30-191 21-174 121z">
                <text:p/>
              </draw:path>
              <draw:g>
                <draw:polygon draw:style-name="gr734" draw:text-style-name="P36" draw:layer="layout" svg:width="0.749cm" svg:height="0.435cm" svg:x="7.957cm" svg:y="9.886cm" svg:viewBox="0 0 750 436" draw:points="558,436 0,111 192,0 750,324">
                  <text:p/>
                </draw:polygon>
                <draw:polygon draw:style-name="gr735" draw:text-style-name="P40" draw:layer="layout" svg:width="0.505cm" svg:height="0.293cm" svg:x="8.01cm" svg:y="9.917cm" svg:viewBox="0 0 506 294" draw:points="0,81 140,0 506,213 366,294">
                  <text:p/>
                </draw:polygon>
                <draw:polygon draw:style-name="gr736" draw:text-style-name="P40" draw:layer="layout" svg:width="0.244cm" svg:height="0.141cm" svg:x="8.411cm" svg:y="10.149cm" svg:viewBox="0 0 245 142" draw:points="0,81 140,0 245,61 105,142">
                  <text:p/>
                </draw:polygon>
                <draw:polygon draw:style-name="gr737" draw:text-style-name="P37" draw:layer="layout" svg:width="0.191cm" svg:height="0.151cm" svg:x="8.516cm" svg:y="10.21cm" svg:viewBox="0 0 192 152" draw:points="0,152 0,111 192,0 192,40">
                  <text:p/>
                </draw:polygon>
                <draw:line draw:style-name="gr738" draw:text-style-name="P41" draw:layer="layout" svg:x1="8.045cm" svg:y1="9.977cm" svg:x2="8.411cm" svg:y2="10.19cm">
                  <text:p/>
                </draw:line>
                <draw:line draw:style-name="gr739" draw:text-style-name="P41" draw:layer="layout" svg:x1="8.08cm" svg:y1="9.957cm" svg:x2="8.446cm" svg:y2="10.17cm">
                  <text:p/>
                </draw:line>
                <draw:line draw:style-name="gr740" draw:text-style-name="P41" draw:layer="layout" svg:x1="8.115cm" svg:y1="9.937cm" svg:x2="8.481cm" svg:y2="10.15cm">
                  <text:p/>
                </draw:line>
                <draw:line draw:style-name="gr741" draw:text-style-name="P41" draw:layer="layout" svg:x1="8.446cm" svg:y1="10.13cm" svg:x2="8.481cm" svg:y2="10.109cm">
                  <text:p/>
                </draw:line>
                <draw:line draw:style-name="gr742" draw:text-style-name="P41" draw:layer="layout" svg:x1="8.411cm" svg:y1="10.11cm" svg:x2="8.446cm" svg:y2="10.089cm">
                  <text:p/>
                </draw:line>
                <draw:line draw:style-name="gr743" draw:text-style-name="P41" draw:layer="layout" svg:x1="8.376cm" svg:y1="10.089cm" svg:x2="8.411cm" svg:y2="10.068cm">
                  <text:p/>
                </draw:line>
                <draw:line draw:style-name="gr744" draw:text-style-name="P41" draw:layer="layout" svg:x1="8.393cm" svg:y1="10.14cm" svg:x2="8.428cm" svg:y2="10.119cm">
                  <text:p/>
                </draw:line>
                <draw:line draw:style-name="gr745" draw:text-style-name="P41" draw:layer="layout" svg:x1="8.358cm" svg:y1="10.119cm" svg:x2="8.393cm" svg:y2="10.098cm">
                  <text:p/>
                </draw:line>
                <draw:line draw:style-name="gr746" draw:text-style-name="P41" draw:layer="layout" svg:x1="8.323cm" svg:y1="10.1cm" svg:x2="8.358cm" svg:y2="10.079cm">
                  <text:p/>
                </draw:line>
                <draw:line draw:style-name="gr747" draw:text-style-name="P41" draw:layer="layout" svg:x1="8.341cm" svg:y1="10.068cm" svg:x2="8.376cm" svg:y2="10.047cm">
                  <text:p/>
                </draw:line>
                <draw:line draw:style-name="gr748" draw:text-style-name="P41" draw:layer="layout" svg:x1="8.288cm" svg:y1="10.079cm" svg:x2="8.323cm" svg:y2="10.058cm">
                  <text:p/>
                </draw:line>
                <draw:line draw:style-name="gr749" draw:text-style-name="P41" draw:layer="layout" svg:x1="8.306cm" svg:y1="10.049cm" svg:x2="8.341cm" svg:y2="10.028cm">
                  <text:p/>
                </draw:line>
                <draw:line draw:style-name="gr750" draw:text-style-name="P41" draw:layer="layout" svg:x1="8.271cm" svg:y1="10.028cm" svg:x2="8.306cm" svg:y2="10.007cm">
                  <text:p/>
                </draw:line>
                <draw:line draw:style-name="gr751" draw:text-style-name="P41" draw:layer="layout" svg:x1="8.236cm" svg:y1="10.008cm" svg:x2="8.271cm" svg:y2="9.987cm">
                  <text:p/>
                </draw:line>
                <draw:line draw:style-name="gr752" draw:text-style-name="P41" draw:layer="layout" svg:x1="8.253cm" svg:y1="10.059cm" svg:x2="8.288cm" svg:y2="10.038cm">
                  <text:p/>
                </draw:line>
                <draw:line draw:style-name="gr753" draw:text-style-name="P41" draw:layer="layout" svg:x1="8.219cm" svg:y1="10.038cm" svg:x2="8.254cm" svg:y2="10.017cm">
                  <text:p/>
                </draw:line>
                <draw:line draw:style-name="gr754" draw:text-style-name="P41" draw:layer="layout" svg:x1="8.185cm" svg:y1="10.019cm" svg:x2="8.22cm" svg:y2="9.998cm">
                  <text:p/>
                </draw:line>
                <draw:line draw:style-name="gr755" draw:text-style-name="P41" draw:layer="layout" svg:x1="8.202cm" svg:y1="9.989cm" svg:x2="8.237cm" svg:y2="9.968cm">
                  <text:p/>
                </draw:line>
                <draw:line draw:style-name="gr756" draw:text-style-name="P41" draw:layer="layout" svg:x1="8.15cm" svg:y1="9.998cm" svg:x2="8.185cm" svg:y2="9.977cm">
                  <text:p/>
                </draw:line>
                <draw:line draw:style-name="gr757" draw:text-style-name="P41" draw:layer="layout" svg:x1="8.167cm" svg:y1="9.968cm" svg:x2="8.202cm" svg:y2="9.947cm">
                  <text:p/>
                </draw:line>
                <draw:line draw:style-name="gr758" draw:text-style-name="P41" draw:layer="layout" svg:x1="8.132cm" svg:y1="9.947cm" svg:x2="8.167cm" svg:y2="9.926cm">
                  <text:p/>
                </draw:line>
                <draw:line draw:style-name="gr759" draw:text-style-name="P41" draw:layer="layout" svg:x1="8.115cm" svg:y1="9.978cm" svg:x2="8.15cm" svg:y2="9.957cm">
                  <text:p/>
                </draw:line>
                <draw:line draw:style-name="gr760" draw:text-style-name="P41" draw:layer="layout" svg:x1="8.341cm" svg:y1="10.15cm" svg:x2="8.376cm" svg:y2="10.129cm">
                  <text:p/>
                </draw:line>
                <draw:line draw:style-name="gr761" draw:text-style-name="P41" draw:layer="layout" svg:x1="8.306cm" svg:y1="10.13cm" svg:x2="8.341cm" svg:y2="10.109cm">
                  <text:p/>
                </draw:line>
                <draw:line draw:style-name="gr762" draw:text-style-name="P41" draw:layer="layout" svg:x1="8.271cm" svg:y1="10.11cm" svg:x2="8.306cm" svg:y2="10.089cm">
                  <text:p/>
                </draw:line>
                <draw:line draw:style-name="gr763" draw:text-style-name="P41" draw:layer="layout" svg:x1="8.253cm" svg:y1="10.14cm" svg:x2="8.288cm" svg:y2="10.119cm">
                  <text:p/>
                </draw:line>
                <draw:line draw:style-name="gr764" draw:text-style-name="P41" draw:layer="layout" svg:x1="8.219cm" svg:y1="10.119cm" svg:x2="8.254cm" svg:y2="10.098cm">
                  <text:p/>
                </draw:line>
                <draw:line draw:style-name="gr765" draw:text-style-name="P41" draw:layer="layout" svg:x1="8.236cm" svg:y1="10.089cm" svg:x2="8.271cm" svg:y2="10.068cm">
                  <text:p/>
                </draw:line>
                <draw:line draw:style-name="gr766" draw:text-style-name="P41" draw:layer="layout" svg:x1="8.202cm" svg:y1="10.068cm" svg:x2="8.237cm" svg:y2="10.047cm">
                  <text:p/>
                </draw:line>
                <draw:line draw:style-name="gr767" draw:text-style-name="P41" draw:layer="layout" svg:x1="8.167cm" svg:y1="10.049cm" svg:x2="8.202cm" svg:y2="10.028cm">
                  <text:p/>
                </draw:line>
                <draw:line draw:style-name="gr768" draw:text-style-name="P41" draw:layer="layout" svg:x1="8.132cm" svg:y1="10.028cm" svg:x2="8.167cm" svg:y2="10.007cm">
                  <text:p/>
                </draw:line>
                <draw:line draw:style-name="gr769" draw:text-style-name="P41" draw:layer="layout" svg:x1="8.08cm" svg:y1="10.038cm" svg:x2="8.115cm" svg:y2="10.017cm">
                  <text:p/>
                </draw:line>
                <draw:line draw:style-name="gr770" draw:text-style-name="P41" draw:layer="layout" svg:x1="8.097cm" svg:y1="10.008cm" svg:x2="8.132cm" svg:y2="9.987cm">
                  <text:p/>
                </draw:line>
                <draw:line draw:style-name="gr771" draw:text-style-name="P41" draw:layer="layout" svg:x1="8.045cm" svg:y1="10.019cm" svg:x2="8.08cm" svg:y2="9.998cm">
                  <text:p/>
                </draw:line>
                <draw:line draw:style-name="gr772" draw:text-style-name="P41" draw:layer="layout" svg:x1="8.323cm" svg:y1="10.181cm" svg:x2="8.358cm" svg:y2="10.16cm">
                  <text:p/>
                </draw:line>
                <draw:line draw:style-name="gr773" draw:text-style-name="P41" draw:layer="layout" svg:x1="8.288cm" svg:y1="10.16cm" svg:x2="8.323cm" svg:y2="10.139cm">
                  <text:p/>
                </draw:line>
                <draw:line draw:style-name="gr774" draw:text-style-name="P41" draw:layer="layout" svg:x1="8.446cm" svg:y1="10.251cm" svg:x2="8.586cm" svg:y2="10.17cm">
                  <text:p/>
                </draw:line>
                <draw:line draw:style-name="gr775" draw:text-style-name="P41" draw:layer="layout" svg:x1="8.481cm" svg:y1="10.271cm" svg:x2="8.621cm" svg:y2="10.19cm">
                  <text:p/>
                </draw:line>
                <draw:line draw:style-name="gr776" draw:text-style-name="P41" draw:layer="layout" svg:x1="8.516cm" svg:y1="10.17cm" svg:x2="8.621cm" svg:y2="10.231cm">
                  <text:p/>
                </draw:line>
                <draw:line draw:style-name="gr777" draw:text-style-name="P41" draw:layer="layout" svg:x1="8.481cm" svg:y1="10.19cm" svg:x2="8.586cm" svg:y2="10.251cm">
                  <text:p/>
                </draw:line>
                <draw:line draw:style-name="gr778" draw:text-style-name="P41" draw:layer="layout" svg:x1="8.446cm" svg:y1="10.21cm" svg:x2="8.516cm" svg:y2="10.25cm">
                  <text:p/>
                </draw:line>
                <draw:polygon draw:style-name="gr779" draw:text-style-name="P35" draw:layer="layout" svg:width="0.557cm" svg:height="0.364cm" svg:x="7.957cm" svg:y="9.998cm" svg:viewBox="0 0 558 365" draw:points="0,40 0,0 558,324 558,365">
                  <text:p/>
                </draw:polygon>
                <draw:polygon draw:style-name="gr780" draw:text-style-name="P38" draw:layer="layout" svg:width="0.749cm" svg:height="0.475cm" svg:x="7.957cm" svg:y="9.886cm" svg:viewBox="0 0 750 476" draw:points="192,0 750,324 750,365 558,476 0,152 0,111">
                  <text:p/>
                </draw:polygon>
              </draw:g>
            </draw:g>
          </draw:g>
          <draw:frame draw:style-name="gr100" draw:text-style-name="P44" draw:layer="layout" svg:width="2.159cm" svg:height="1.073cm" svg:x="7.366cm" svg:y="10.484cm">
            <draw:text-box>
              <text:p text:style-name="P10"><text:span text:style-name="T7">vi</text:span><text:span text:style-name="T7">si</text:span><text:span text:style-name="T7">to</text:span><text:span text:style-name="T7">r</text:span></text:p>
              <text:p text:style-name="P10"><text:span text:style-name="T28">w</text:span><text:span text:style-name="T28">2</text:span><text:span text:style-name="T28">p</text:span><text:span text:style-name="T28">2</text:span><text:span text:style-name="T28">d</text:span><text:span text:style-name="T28">h</text:span><text:span text:style-name="T28">s</text:span></text:p>
            </draw:text-box>
          </draw:frame>
        </draw:g>
        <draw:g xml:id="id41" draw:id="id41">
          <draw:frame draw:style-name="gr501" draw:text-style-name="P67" draw:layer="layout" svg:width="0.86cm" svg:height="1.25cm" svg:x="1.665cm" svg:y="9.325cm">
            <draw:image xlink:href="Pictures/200000F50000077F00000B085A3BD32B62CA6C7F.svm" xlink:type="simple" xlink:show="embed" xlink:actuate="onLoad" loext:mime-type="image/x-svm">
              <text:p/>
            </draw:image>
            <draw:image xlink:href="Pictures/100002000000005B0000008534D416B2B82039BE.png" xlink:type="simple" xlink:show="embed" xlink:actuate="onLoad" loext:mime-type="image/png"/>
          </draw:frame>
          <draw:frame draw:style-name="gr100" draw:text-style-name="P77" draw:layer="layout" svg:width="2.159cm" svg:height="1.073cm" svg:x="1.016cm" svg:y="10.535cm">
            <draw:text-box>
              <text:p text:style-name="P94"><text:span text:style-name="T18">E</text:span><text:span text:style-name="T18">S</text:span><text:span text:style-name="T18">O</text:span></text:p>
              <text:p text:style-name="P94"><text:span text:style-name="T18">d</text:span><text:span text:style-name="T18">a</text:span><text:span text:style-name="T18">t</text:span><text:span text:style-name="T18">a</text:span><text:span text:style-name="T18">b</text:span><text:span text:style-name="T18">a</text:span><text:span text:style-name="T18">s</text:span><text:span text:style-name="T18">e</text:span></text:p>
            </draw:text-box>
          </draw:frame>
        </draw:g>
        <draw:g>
          <draw:frame draw:style-name="gr715" draw:text-style-name="P95" draw:layer="layout" svg:width="2.895cm" svg:height="0.821cm" svg:x="24.424cm" svg:y="19.354cm">
            <draw:text-box>
              <text:p><text:span text:style-name="T29">s</text:span><text:span text:style-name="T29">o</text:span><text:span text:style-name="T29">u</text:span><text:span text:style-name="T29">n</text:span><text:span text:style-name="T29">d </text:span></text:p>
            </draw:text-box>
          </draw:frame>
          <draw:line draw:style-name="gr781" draw:text-style-name="P96" draw:layer="layout" svg:x1="23.351cm" svg:y1="19.764cm" svg:x2="24.494cm" svg:y2="19.764cm">
            <text:p/>
          </draw:line>
        </draw:g>
        <draw:frame draw:style-name="gr501" draw:text-style-name="P67" xml:id="id38" draw:id="id38" draw:layer="layout" svg:width="0.84cm" svg:height="1.9cm" svg:x="27.658cm" svg:y="1.446cm">
          <draw:image xlink:href="Pictures/10000201000000C8000001C25B7D12A43E0D9889.png" xlink:type="simple" xlink:show="embed" xlink:actuate="onLoad" loext:mime-type="image/png">
            <text:p/>
          </draw:image>
        </draw:frame>
        <draw:connector draw:style-name="gr782" draw:text-style-name="P67" draw:layer="layout" draw:type="curve" draw:line-skew="0.956cm" svg:x1="8.445cm" svg:y1="11.557cm" svg:x2="14.846cm" svg:y2="11.557cm" draw:start-shape="id9" draw:start-glue-point="2" draw:end-shape="id19" draw:end-glue-point="2" svg:d="M8445 11557c0 2184 6401 2184 6401 0" svg:viewBox="0 0 6402 1639">
          <text:p/>
        </draw:connector>
        <draw:frame draw:style-name="gr783" draw:text-style-name="P98" draw:layer="layout" svg:width="5.207cm" svg:height="0.747cm" svg:x="11.049cm" svg:y="16.525cm">
          <draw:text-box>
            <text:p text:style-name="P97"><text:span text:style-name="T30">u</text:span><text:span text:style-name="T30">w</text:span><text:span text:style-name="T30">s</text:span><text:span text:style-name="T30">2</text:span><text:span text:style-name="T30">p</text:span><text:span text:style-name="T30">2 </text:span><text:span text:style-name="T30">(</text:span><text:span text:style-name="T30">vi</text:span><text:span text:style-name="T30">rt</text:span><text:span text:style-name="T30">u</text:span><text:span text:style-name="T30">al</text:span><text:span text:style-name="T30">is</text:span><text:span text:style-name="T30">e</text:span><text:span text:style-name="T30">d</text:span><text:span text:style-name="T30">)</text:span></text:p>
          </draw:text-box>
        </draw:frame>
        <draw:connector draw:style-name="gr576" draw:text-style-name="P67" draw:layer="layout" draw:type="curve" svg:x1="18.279cm" svg:y1="10.362cm" svg:x2="18.279cm" svg:y2="10.362cm" draw:start-shape="id3" draw:start-glue-point="3" draw:end-shape="id3" draw:end-glue-point="3" svg:d="M18279 10362z" svg:viewBox="0 0 1 1">
          <text:p/>
        </draw:connector>
        <draw:connector draw:style-name="gr784" draw:text-style-name="P67" draw:layer="layout" draw:type="curve" draw:line-skew="0.416cm" svg:x1="8.445cm" svg:y1="11.557cm" svg:x2="21.507cm" svg:y2="11.171cm" draw:start-shape="id9" draw:start-glue-point="2" draw:end-shape="id32" draw:end-glue-point="2" svg:d="M8445 11557c0 1374 13062 1567 13062-386" svg:viewBox="0 0 13063 1443">
          <text:p/>
        </draw:connector>
        <draw:connector draw:style-name="gr784" draw:text-style-name="P67" draw:layer="layout" draw:type="curve" svg:x1="6.331cm" svg:y1="11.557cm" svg:x2="8.445cm" svg:y2="11.557cm" draw:start-shape="id20" draw:start-glue-point="2" draw:end-shape="id9" draw:end-glue-point="2" svg:d="M6331 11557c0 750 2114 750 2114 0" svg:viewBox="0 0 2115 564">
          <text:p/>
        </draw:connector>
        <draw:connector draw:style-name="gr784" draw:text-style-name="P67" draw:layer="layout" draw:type="curve" draw:line-skew="0.175cm" svg:x1="14.846cm" svg:y1="11.557cm" svg:x2="8.445cm" svg:y2="11.557cm" draw:start-shape="id19" draw:start-glue-point="2" draw:end-shape="id9" draw:end-glue-point="2" svg:d="M14846 11557c0 1012-6401 1012-6401 0" svg:viewBox="0 0 6402 760">
          <text:p/>
        </draw:connector>
        <draw:connector draw:style-name="gr785" draw:text-style-name="P67" draw:layer="layout" draw:type="curve" draw:line-skew="0.222cm" svg:x1="8.445cm" svg:y1="11.557cm" svg:x2="17.069cm" svg:y2="11.171cm" draw:start-shape="id9" draw:start-glue-point="2" draw:end-shape="id11" draw:end-glue-point="2" svg:d="M8445 11557c0 1083 8624 1276 8624-386" svg:viewBox="0 0 8625 1225">
          <text:p/>
        </draw:connector>
        <draw:g xml:id="id42" draw:id="id42">
          <draw:frame draw:style-name="gr786" draw:text-style-name="P10" draw:layer="layout" svg:width="1.2cm" svg:height="1.25cm" svg:x="1.475cm" svg:y="14.478cm">
            <draw:image xlink:href="Pictures/200001FA000012A000001357A238EE1977B8E5F3.svm" xlink:type="simple" xlink:show="embed" xlink:actuate="onLoad" loext:mime-type="image/x-svm">
              <text:p/>
            </draw:image>
            <draw:image xlink:href="Pictures/10000200000000E1000000EB863099E96B8102EF.png" xlink:type="simple" xlink:show="embed" xlink:actuate="onLoad" loext:mime-type="image/png"/>
          </draw:frame>
          <draw:frame draw:style-name="gr787" draw:text-style-name="P100" draw:layer="layout" svg:width="2.681cm" svg:height="0.662cm" svg:x="0.735cm" svg:y="15.793cm">
            <draw:text-box>
              <text:p text:style-name="P99"><text:span text:style-name="T31">a</text:span><text:span text:style-name="T31">s</text:span><text:span text:style-name="T31">t</text:span><text:span text:style-name="T31">r</text:span><text:span text:style-name="T31">o</text:span><text:span text:style-name="T31">n</text:span><text:span text:style-name="T31">o</text:span><text:span text:style-name="T31">m</text:span><text:span text:style-name="T31">e</text:span><text:span text:style-name="T31">r</text:span></text:p>
            </draw:text-box>
          </draw:frame>
        </draw:g>
        <draw:connector draw:style-name="gr788" draw:text-style-name="P1" draw:layer="layout" draw:type="curve" draw:line-skew="0.209cm 1.331cm" svg:x1="1.016cm" svg:y1="10.466cm" svg:x2="2.075cm" svg:y2="14.478cm" draw:start-shape="id41" draw:start-glue-point="3" draw:end-shape="id42" draw:end-glue-point="0" svg:d="M1016 10466c-436 0-364 1954 10 2918s1049 938 1049 1094" svg:viewBox="0 0 1359 4013">
          <text:p/>
        </draw:connector>
        <draw:connector draw:style-name="gr789" draw:text-style-name="P67" xml:id="id44" draw:id="id44" draw:layer="layout" draw:type="curve" draw:line-skew="1.261cm" svg:x1="2.095cm" svg:y1="11.608cm" svg:x2="8.445cm" svg:y2="11.557cm" draw:end-shape="id9" draw:end-glue-point="2" svg:d="M2095 11608c0 2565 6350 2590 6350-51" svg:viewBox="0 0 6351 1979">
          <text:p/>
        </draw:connector>
        <draw:connector draw:style-name="gr790" draw:text-style-name="P1" draw:layer="layout" draw:line-skew="0.551cm" svg:x1="6.331cm" svg:y1="9.167cm" svg:x2="28.065cm" svg:y2="6.858cm" draw:start-shape="id20" draw:start-glue-point="0" draw:end-shape="id37" draw:end-glue-point="2" svg:d="M6331 9167v-614h21734v-1695" svg:viewBox="0 0 21735 2310">
          <text:p/>
        </draw:connector>
        <draw:connector draw:style-name="gr790" draw:text-style-name="P1" draw:layer="layout" draw:line-skew="0.678cm" svg:x1="14.846cm" svg:y1="9.167cm" svg:x2="28.065cm" svg:y2="6.858cm" draw:start-shape="id19" draw:start-glue-point="0" draw:end-shape="id37" draw:end-glue-point="2" svg:d="M14846 9167v-487h13219v-1822" svg:viewBox="0 0 13220 2310">
          <text:p/>
        </draw:connector>
        <draw:connector draw:style-name="gr790" draw:text-style-name="P1" draw:layer="layout" draw:line-skew="0.828cm" svg:x1="19.271cm" svg:y1="9.167cm" svg:x2="28.065cm" svg:y2="6.858cm" draw:start-shape="id3" draw:start-glue-point="0" draw:end-shape="id37" draw:end-glue-point="2" svg:d="M19271 9167v-337h8794v-1972" svg:viewBox="0 0 8795 2310">
          <text:p/>
        </draw:connector>
        <draw:connector draw:style-name="gr699" draw:text-style-name="P67" draw:layer="layout" draw:type="curve" draw:line-skew="-0.297cm" svg:x1="12.676cm" svg:y1="9.167cm" svg:x2="19.271cm" svg:y2="9.167cm" draw:start-shape="id18" draw:start-glue-point="0" draw:end-shape="id3" draw:end-glue-point="0" svg:d="M12676 9167c0-1227 6595-1227 6595 0" svg:viewBox="0 0 6596 921">
          <text:p/>
        </draw:connector>
        <draw:connector draw:style-name="gr699" draw:text-style-name="P67" draw:layer="layout" draw:type="curve" svg:x1="19.271cm" svg:y1="9.167cm" svg:x2="19.271cm" svg:y2="6.881cm" draw:start-shape="id3" draw:start-glue-point="0" draw:end-shape="id14" draw:end-glue-point="2" svg:d="M19271 9167v-2286" svg:viewBox="0 0 1 2287">
          <text:p/>
        </draw:connector>
        <draw:connector draw:style-name="gr577" draw:text-style-name="P67" draw:layer="layout" draw:type="curve" draw:line-skew="0.491cm" svg:x1="19.271cm" svg:y1="9.167cm" svg:x2="21.507cm" svg:y2="6.881cm" draw:start-shape="id3" draw:start-glue-point="0" draw:end-shape="id16" draw:end-glue-point="2" svg:d="M19271 9167c0-993 2236 150 2236-2286" svg:viewBox="0 0 2237 2287">
          <text:p/>
        </draw:connector>
        <draw:connector draw:style-name="gr791" draw:text-style-name="P1" draw:layer="layout" draw:type="curve" draw:line-skew="0.063cm" svg:x1="23.876cm" svg:y1="14.479cm" svg:x2="12.676cm" svg:y2="11.557cm" draw:start-shape="id43" draw:end-shape="id18" draw:end-glue-point="2" svg:d="M23876 14479c0-2097-11200-636-11200-2922" svg:viewBox="0 0 11201 2923">
          <text:p/>
        </draw:connector>
        <draw:connector draw:style-name="gr792" draw:text-style-name="P1" draw:layer="layout" draw:type="curve" draw:line-skew="0.511cm" svg:x1="6.331cm" svg:y1="11.557cm" svg:x2="2.075cm" svg:y2="14.478cm" draw:start-shape="id20" draw:start-glue-point="2" draw:end-shape="id42" draw:end-glue-point="0" svg:d="M6331 11557c0 2958-4256 1498-4256 2921" svg:viewBox="0 0 4257 2922">
          <text:p/>
        </draw:connector>
        <draw:frame draw:style-name="gr793" draw:text-style-name="P102" draw:layer="layout" svg:width="1.164cm" svg:height="0.791cm" draw:transform="rotate (-1.47096349358082) translate (1.281cm 11.717cm)">
          <draw:text-box>
            <text:p text:style-name="P101"><text:span text:style-name="T32">w</text:span><text:span text:style-name="T32">e</text:span><text:span text:style-name="T32">b</text:span></text:p>
          </draw:text-box>
        </draw:frame>
        <draw:connector draw:style-name="gr789" draw:text-style-name="P67" draw:layer="layout" draw:type="curve" draw:line-skew="0.589cm" svg:x1="2.095cm" svg:y1="11.608cm" svg:x2="2.075cm" svg:y2="14.478cm" draw:start-shape="id44" draw:start-glue-point="2" svg:d="M2095 11608c-52 0-42 2870-20 2870" svg:viewBox="0 0 39 2871">
          <text:p/>
        </draw:connector>
        <draw:frame draw:style-name="gr794" draw:text-style-name="P102" draw:layer="layout" svg:width="1.311cm" svg:height="0.704cm" draw:transform="rotate (0.261799387799149) translate (2.234cm 13.417cm)">
          <draw:text-box>
            <text:p text:style-name="P101"><text:span text:style-name="T32">s</text:span><text:span text:style-name="T32">c</text:span><text:span text:style-name="T32">p</text:span></text:p>
          </draw:text-box>
        </draw:frame>
        <draw:g>
          <draw:frame draw:style-name="gr501" draw:text-style-name="P67" draw:layer="layout" svg:width="0.54cm" svg:height="0.654cm" svg:x="17.284cm" svg:y="14.251cm">
            <draw:image xlink:href="Pictures/2000008B000007AD0000093E228C695C21B07957.svm" xlink:type="simple" xlink:show="embed" xlink:actuate="onLoad" loext:mime-type="image/x-svm">
              <text:p/>
            </draw:image>
            <draw:image xlink:href="Pictures/100002000000005E000000706CB33374AF083807.png" xlink:type="simple" xlink:show="embed" xlink:actuate="onLoad" loext:mime-type="image/png"/>
          </draw:frame>
          <draw:frame draw:style-name="gr16" draw:text-style-name="P74" draw:layer="layout" svg:width="1.58cm" svg:height="0.662cm" svg:x="16.764cm" svg:y="14.905cm">
            <draw:text-box>
              <text:p text:style-name="P10"><text:span text:style-name="T12">QC</text:span></text:p>
            </draw:text-box>
          </draw:frame>
        </draw:g>
        <draw:connector draw:style-name="gr784" draw:text-style-name="P67" draw:layer="layout" draw:type="curve" draw:line-skew="0.345cm" svg:x1="19.271cm" svg:y1="11.557cm" svg:x2="8.445cm" svg:y2="11.557cm" draw:start-shape="id3" draw:start-glue-point="2" draw:end-shape="id9" draw:end-glue-point="2" svg:d="M19271 11557c0 1267-10826 1267-10826 0" svg:viewBox="0 0 10827 951">
          <text:p/>
        </draw:connector>
        <draw:connector draw:style-name="gr791" draw:text-style-name="P1" draw:layer="layout" draw:type="curve" draw:line-skew="0.343cm" svg:x1="8.445cm" svg:y1="11.557cm" svg:x2="2.095cm" svg:y2="11.608cm" draw:start-shape="id9" draw:start-glue-point="2" draw:end-shape="id41" svg:d="M8445 11557c0 1341-6350 1315-6350 51" svg:viewBox="0 0 6351 1003">
          <text:p/>
        </draw:connector>
        <draw:frame draw:style-name="gr795" draw:text-style-name="P104" draw:layer="layout" svg:width="1.887cm" svg:height="0.762cm" svg:x="27.178cm" svg:y="0.635cm">
          <draw:text-box>
            <text:p text:style-name="P103"><text:span text:style-name="T33">N</text:span><text:span text:style-name="T33">O</text:span><text:span text:style-name="T33">B</text:span></text:p>
          </draw:text-box>
        </draw:frame>
        <draw:frame draw:style-name="gr794" draw:text-style-name="P106" draw:layer="layout" svg:width="0.983cm" svg:height="0.704cm" draw:transform="rotate (-1.5707963267949) translate (2.201cm 12.7cm)">
          <draw:text-box>
            <text:p text:style-name="P105"><text:span text:style-name="T18">p</text:span><text:span text:style-name="T18">2</text:span></text:p>
          </draw:text-box>
        </draw:frame>
        <draw:frame draw:style-name="gr796" draw:text-style-name="P106" draw:layer="layout" svg:width="1.761cm" svg:height="0.662cm" draw:transform="rotate (0.414341164423454) translate (6.604cm 13.364cm)">
          <draw:text-box>
            <text:p text:style-name="P105"><text:span text:style-name="T18">vot/p2</text:span></text:p>
          </draw:text-box>
        </draw:frame>
        <draw:frame draw:style-name="gr796" draw:text-style-name="P106" draw:layer="layout" svg:width="1.259cm" svg:height="0.662cm" svg:x="11.619cm" svg:y="13.142cm">
          <draw:text-box>
            <text:p text:style-name="P105"><text:span text:style-name="T18">bob</text:span></text:p>
          </draw:text-box>
        </draw:frame>
        <draw:g xml:id="id35" draw:id="id35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797" draw:text-style-name="P3" draw:layer="layout" svg:width="0.669cm" svg:height="0.393cm" svg:x="25.802cm" svg:y="5.755cm" svg:viewBox="0 0 670 394" svg:d="M0 394c190 0 487-124 616-206 127-82 0-188-65-188z">
              <text:p/>
            </draw:path>
            <draw:g>
              <draw:polygon draw:style-name="gr798" draw:text-style-name="P4" draw:layer="layout" svg:width="0.388cm" svg:height="0.976cm" svg:x="25.413cm" svg:y="5.172cm" svg:viewBox="0 0 389 977" draw:points="0,752 0,0 389,225 389,977">
                <text:p/>
              </draw:polygon>
              <draw:polygon draw:style-name="gr799" draw:text-style-name="P5" draw:layer="layout" svg:width="0.55cm" svg:height="1.07cm" svg:x="25.802cm" svg:y="5.078cm" svg:viewBox="0 0 551 1071" draw:points="0,1071 0,319 551,0 551,752">
                <text:p/>
              </draw:polygon>
              <draw:polygon draw:style-name="gr800" draw:text-style-name="P6" draw:layer="layout" svg:width="0.939cm" svg:height="0.544cm" svg:x="25.413cm" svg:y="4.853cm" svg:viewBox="0 0 940 545" draw:points="389,545 0,319 551,0 940,225">
                <text:p/>
              </draw:polygon>
              <draw:polygon draw:style-name="gr801" draw:text-style-name="P7" draw:layer="layout" svg:width="0.939cm" svg:height="1.296cm" svg:x="25.413cm" svg:y="4.853cm" svg:viewBox="0 0 940 1297" draw:points="0,1071 0,319 551,0 940,225 940,977 389,1297">
                <text:p/>
              </draw:polygon>
              <draw:line draw:style-name="gr802" draw:text-style-name="P8" draw:layer="layout" svg:x1="25.737cm" svg:y1="5.961cm" svg:x2="25.478cm" svg:y2="5.811cm">
                <text:p/>
              </draw:line>
              <draw:line draw:style-name="gr803" draw:text-style-name="P8" draw:layer="layout" svg:x1="25.737cm" svg:y1="6.036cm" svg:x2="25.478cm" svg:y2="5.886cm">
                <text:p/>
              </draw:line>
              <draw:line draw:style-name="gr804" draw:text-style-name="P8" draw:layer="layout" svg:x1="25.737cm" svg:y1="5.999cm" svg:x2="25.478cm" svg:y2="5.849cm">
                <text:p/>
              </draw:line>
              <draw:polyline draw:style-name="gr805" draw:text-style-name="P8" draw:layer="layout" svg:width="0.323cm" svg:height="0.224cm" svg:x="25.445cm" svg:y="5.285cm" svg:viewBox="0 0 324 225" draw:points="324,225 0,37 0,0">
                <text:p/>
              </draw:polyline>
              <draw:polyline draw:style-name="gr806" draw:text-style-name="P8" draw:layer="layout" svg:width="0.318cm" svg:height="0.225cm" svg:x="25.451cm" svg:y="5.284cm" svg:viewBox="0 0 319 226" draw:points="319,226 319,189 0,0">
                <text:p/>
              </draw:polyline>
              <draw:polygon draw:style-name="gr807" draw:text-style-name="P9" draw:layer="layout" svg:width="0.037cm" svg:height="0.065cm" svg:x="25.565cm" svg:y="5.66cm" svg:viewBox="0 0 38 66" draw:points="0,45 0,0 38,22 38,66">
                <text:p/>
              </draw:polygon>
              <draw:line draw:style-name="gr808" draw:text-style-name="P8" draw:layer="layout" svg:x1="25.737cm" svg:y1="5.924cm" svg:x2="25.478cm" svg:y2="5.774cm">
                <text:p/>
              </draw:line>
            </draw:g>
          </draw:g>
          <draw:frame draw:style-name="gr16" draw:text-style-name="P19" draw:layer="layout" svg:width="1.985cm" svg:height="0.662cm" svg:x="24.95cm" svg:y="6.196cm">
            <draw:text-box>
              <text:p text:style-name="P10"><text:span text:style-name="T2">W</text:span><text:span text:style-name="T2">i</text:span><text:span text:style-name="T2">n</text:span><text:span text:style-name="T2">d</text:span><text:span text:style-name="T2">o</text:span><text:span text:style-name="T2">w</text:span><text:span text:style-name="T2">s</text:span></text:p>
            </draw:text-box>
          </draw:frame>
        </draw:g>
        <draw:connector draw:style-name="gr784" draw:text-style-name="P67" draw:layer="layout" draw:type="curve" draw:line-skew="-1.61cm" svg:x1="19.271cm" svg:y1="11.557cm" svg:x2="26.083cm" svg:y2="14.469cm" draw:start-shape="id3" draw:start-glue-point="2" draw:end-shape="id40" draw:end-glue-point="0" svg:d="M19271 11557c0-246 6812-1702 6812 2912" svg:viewBox="0 0 6813 3324">
          <text:p/>
        </draw:connector>
        <draw:frame draw:style-name="gr809" draw:text-style-name="P102" draw:layer="layout" svg:width="2.262cm" svg:height="1.12cm" draw:transform="rotate (0.380481776934764) translate (19.451cm 11.825cm)">
          <draw:text-box>
            <text:p text:style-name="P101"><text:span text:style-name="T32">data</text:span></text:p>
            <text:p text:style-name="P101"><text:span text:style-name="T32">subscribe</text:span><text:span text:style-name="T32">r</text:span></text:p>
          </draw:text-box>
        </draw:frame>
        <draw:frame draw:style-name="gr796" draw:text-style-name="P106" draw:layer="layout" svg:width="1.259cm" svg:height="0.662cm" svg:x="6.858cm" svg:y="11.403cm">
          <draw:text-box>
            <text:p text:style-name="P105"><text:span text:style-name="T18">bob</text:span></text:p>
          </draw:text-box>
        </draw:frame>
        <draw:frame draw:style-name="gr810" draw:text-style-name="P108" draw:layer="layout" svg:width="2.188cm" svg:height="1.116cm" draw:transform="rotate (-0.308050612976999) translate (27.516cm 13.123cm)">
          <draw:text-box>
            <text:p text:style-name="P107"><text:span text:style-name="T34">H</text:span><text:span text:style-name="T34">i</text:span><text:span text:style-name="T34">c </text:span><text:span text:style-name="T34">s</text:span><text:span text:style-name="T34">u</text:span><text:span text:style-name="T34">n</text:span><text:span text:style-name="T34">t </text:span><text:span text:style-name="T34">d</text:span><text:span text:style-name="T34">r</text:span><text:span text:style-name="T34">a</text:span><text:span text:style-name="T34">g</text:span><text:span text:style-name="T34">o</text:span><text:span text:style-name="T34">n</text:span><text:span text:style-name="T34">e</text:span><text:span text:style-name="T34">s</text:span></text:p>
          </draw:text-box>
        </draw:frame>
        <draw:g xml:id="id3" draw:id="id3"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811" draw:text-style-name="P20" draw:layer="layout" svg:width="0.19cm" svg:height="0.12cm" svg:x="19.55cm" svg:y="10.342cm" svg:viewBox="0 0 191 121" svg:d="M0 121c48 0 191-40 191-70s-4-51-52-51c0 30-140 30-139 121z">
                <text:p/>
              </draw:path>
              <draw:g>
                <draw:polygon draw:style-name="gr812" draw:text-style-name="P21" draw:layer="layout" svg:width="0.086cm" svg:height="0.101cm" svg:x="19.479cm" svg:y="10.362cm" svg:viewBox="0 0 87 102" draw:points="0,61 17,0 87,40 70,102">
                  <text:p/>
                </draw:polygon>
                <draw:polygon draw:style-name="gr813" draw:text-style-name="P22" draw:layer="layout" svg:width="0.191cm" svg:height="0.11cm" svg:x="19.496cm" svg:y="10.291cm" svg:viewBox="0 0 192 111" draw:points="0,71 35,40 87,10 122,0 192,40 157,51 105,81 70,111">
                  <text:p/>
                </draw:polygon>
                <draw:path draw:style-name="gr814" draw:text-style-name="P23" draw:layer="layout" svg:width="0.156cm" svg:height="0.131cm" svg:x="19.549cm" svg:y="10.332cm" svg:viewBox="0 0 157 132" svg:d="M157 41c0-62-35-41-70-20-35 20-70 20-87 111 0 0 70-41 157-91z">
                  <text:p/>
                </draw:path>
                <draw:path draw:style-name="gr815" draw:text-style-name="P24" draw:layer="layout" svg:width="0.226cm" svg:height="0.171cm" svg:x="19.479cm" svg:y="10.291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816" draw:text-style-name="P20" draw:layer="layout" svg:width="0.313cm" svg:height="0.242cm" svg:x="19.392cm" svg:y="9.856cm" svg:viewBox="0 0 314 243" svg:d="M1 243c48 0 313-10 313-101s-91-142-139-142c0 30-191 21-174 243z">
                <text:p/>
              </draw:path>
              <draw:g>
                <draw:polygon draw:style-name="gr817" draw:text-style-name="P21" draw:layer="layout" svg:width="0.174cm" svg:height="0.141cm" svg:x="19.218cm" svg:y="9.957cm" svg:viewBox="0 0 175 142" draw:points="0,40 0,0 175,102 175,142">
                  <text:p/>
                </draw:polygon>
                <draw:polygon draw:style-name="gr818" draw:text-style-name="P21" draw:layer="layout" svg:width="0.174cm" svg:height="0.171cm" svg:x="19.358cm" svg:y="9.805cm" svg:viewBox="0 0 175 172" draw:points="0,71 0,0 175,102 175,172">
                  <text:p/>
                </draw:polygon>
                <draw:polygon draw:style-name="gr819" draw:text-style-name="P22" draw:layer="layout" svg:width="0.313cm" svg:height="0.182cm" svg:x="19.218cm" svg:y="9.876cm" svg:viewBox="0 0 314 183" draw:points="0,81 140,0 314,102 175,183">
                  <text:p/>
                </draw:polygon>
                <draw:polygon draw:style-name="gr820" draw:text-style-name="P23" draw:layer="layout" svg:width="0.174cm" svg:height="0.171cm" svg:x="19.392cm" svg:y="9.926cm" svg:viewBox="0 0 175 172" draw:points="0,172 0,132 140,51 140,0 175,21 175,71">
                  <text:p/>
                </draw:polygon>
                <draw:polygon draw:style-name="gr821" draw:text-style-name="P21" draw:layer="layout" svg:width="0.557cm" svg:height="0.769cm" svg:x="19.026cm" svg:y="9.188cm" svg:viewBox="0 0 558 770" draw:points="0,446 0,0 558,324 558,770">
                  <text:p/>
                </draw:polygon>
                <draw:polygon draw:style-name="gr822" draw:text-style-name="P25" draw:layer="layout" svg:width="0.522cm" svg:height="0.708cm" svg:x="19.043cm" svg:y="9.218cm" svg:viewBox="0 0 523 709" draw:points="0,406 0,0 523,304 523,709">
                  <text:p/>
                </draw:polygon>
                <draw:polygon draw:style-name="gr823" draw:text-style-name="P22" draw:layer="layout" svg:width="0.592cm" svg:height="0.343cm" svg:x="19.026cm" svg:y="9.167cm" svg:viewBox="0 0 593 344" draw:points="558,344 0,21 35,0 593,324">
                  <text:p/>
                </draw:polygon>
                <draw:polygon draw:style-name="gr824" draw:text-style-name="P23" draw:layer="layout" svg:width="0.034cm" svg:height="0.465cm" svg:x="19.584cm" svg:y="9.49cm" svg:viewBox="0 0 35 466" draw:points="0,466 0,21 35,0 35,446">
                  <text:p/>
                </draw:polygon>
                <draw:polygon draw:style-name="gr825" draw:text-style-name="P24" draw:layer="layout" svg:width="0.592cm" svg:height="0.93cm" svg:x="19.026cm" svg:y="9.167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826" draw:text-style-name="P20" draw:layer="layout" svg:width="0.226cm" svg:height="0.12cm" svg:x="19.322cm" svg:y="10.23cm" svg:viewBox="0 0 227 121" svg:d="M1 121c48 0 226-50 226-81 0-30-4-40-52-40 0 30-191 21-174 121z">
                <text:p/>
              </draw:path>
              <draw:g>
                <draw:polygon draw:style-name="gr827" draw:text-style-name="P22" draw:layer="layout" svg:width="0.749cm" svg:height="0.435cm" svg:x="18.764cm" svg:y="9.886cm" svg:viewBox="0 0 750 436" draw:points="558,436 0,111 192,0 750,324">
                  <text:p/>
                </draw:polygon>
                <draw:polygon draw:style-name="gr828" draw:text-style-name="P26" draw:layer="layout" svg:width="0.505cm" svg:height="0.293cm" svg:x="18.817cm" svg:y="9.917cm" svg:viewBox="0 0 506 294" draw:points="0,81 140,0 506,213 366,294">
                  <text:p/>
                </draw:polygon>
                <draw:polygon draw:style-name="gr829" draw:text-style-name="P26" draw:layer="layout" svg:width="0.244cm" svg:height="0.141cm" svg:x="19.218cm" svg:y="10.149cm" svg:viewBox="0 0 245 142" draw:points="0,81 140,0 245,61 105,142">
                  <text:p/>
                </draw:polygon>
                <draw:polygon draw:style-name="gr830" draw:text-style-name="P23" draw:layer="layout" svg:width="0.191cm" svg:height="0.151cm" svg:x="19.323cm" svg:y="10.21cm" svg:viewBox="0 0 192 152" draw:points="0,152 0,111 192,0 192,40">
                  <text:p/>
                </draw:polygon>
                <draw:line draw:style-name="gr831" draw:text-style-name="P27" draw:layer="layout" svg:x1="18.852cm" svg:y1="9.977cm" svg:x2="19.218cm" svg:y2="10.19cm">
                  <text:p/>
                </draw:line>
                <draw:line draw:style-name="gr832" draw:text-style-name="P27" draw:layer="layout" svg:x1="18.887cm" svg:y1="9.957cm" svg:x2="19.253cm" svg:y2="10.17cm">
                  <text:p/>
                </draw:line>
                <draw:line draw:style-name="gr833" draw:text-style-name="P27" draw:layer="layout" svg:x1="18.922cm" svg:y1="9.937cm" svg:x2="19.288cm" svg:y2="10.15cm">
                  <text:p/>
                </draw:line>
                <draw:line draw:style-name="gr834" draw:text-style-name="P27" draw:layer="layout" svg:x1="19.253cm" svg:y1="10.13cm" svg:x2="19.288cm" svg:y2="10.109cm">
                  <text:p/>
                </draw:line>
                <draw:line draw:style-name="gr835" draw:text-style-name="P27" draw:layer="layout" svg:x1="19.218cm" svg:y1="10.11cm" svg:x2="19.253cm" svg:y2="10.089cm">
                  <text:p/>
                </draw:line>
                <draw:line draw:style-name="gr836" draw:text-style-name="P27" draw:layer="layout" svg:x1="19.183cm" svg:y1="10.089cm" svg:x2="19.218cm" svg:y2="10.068cm">
                  <text:p/>
                </draw:line>
                <draw:line draw:style-name="gr837" draw:text-style-name="P27" draw:layer="layout" svg:x1="19.2cm" svg:y1="10.14cm" svg:x2="19.235cm" svg:y2="10.119cm">
                  <text:p/>
                </draw:line>
                <draw:line draw:style-name="gr838" draw:text-style-name="P27" draw:layer="layout" svg:x1="19.165cm" svg:y1="10.119cm" svg:x2="19.2cm" svg:y2="10.098cm">
                  <text:p/>
                </draw:line>
                <draw:line draw:style-name="gr839" draw:text-style-name="P27" draw:layer="layout" svg:x1="19.13cm" svg:y1="10.1cm" svg:x2="19.165cm" svg:y2="10.079cm">
                  <text:p/>
                </draw:line>
                <draw:line draw:style-name="gr840" draw:text-style-name="P27" draw:layer="layout" svg:x1="19.148cm" svg:y1="10.068cm" svg:x2="19.183cm" svg:y2="10.047cm">
                  <text:p/>
                </draw:line>
                <draw:line draw:style-name="gr841" draw:text-style-name="P27" draw:layer="layout" svg:x1="19.095cm" svg:y1="10.079cm" svg:x2="19.13cm" svg:y2="10.058cm">
                  <text:p/>
                </draw:line>
                <draw:line draw:style-name="gr842" draw:text-style-name="P27" draw:layer="layout" svg:x1="19.113cm" svg:y1="10.049cm" svg:x2="19.148cm" svg:y2="10.028cm">
                  <text:p/>
                </draw:line>
                <draw:line draw:style-name="gr843" draw:text-style-name="P27" draw:layer="layout" svg:x1="19.078cm" svg:y1="10.028cm" svg:x2="19.113cm" svg:y2="10.007cm">
                  <text:p/>
                </draw:line>
                <draw:line draw:style-name="gr844" draw:text-style-name="P27" draw:layer="layout" svg:x1="19.043cm" svg:y1="10.008cm" svg:x2="19.078cm" svg:y2="9.987cm">
                  <text:p/>
                </draw:line>
                <draw:line draw:style-name="gr845" draw:text-style-name="P27" draw:layer="layout" svg:x1="19.06cm" svg:y1="10.059cm" svg:x2="19.095cm" svg:y2="10.038cm">
                  <text:p/>
                </draw:line>
                <draw:line draw:style-name="gr846" draw:text-style-name="P27" draw:layer="layout" svg:x1="19.026cm" svg:y1="10.038cm" svg:x2="19.061cm" svg:y2="10.017cm">
                  <text:p/>
                </draw:line>
                <draw:line draw:style-name="gr847" draw:text-style-name="P27" draw:layer="layout" svg:x1="18.992cm" svg:y1="10.019cm" svg:x2="19.027cm" svg:y2="9.998cm">
                  <text:p/>
                </draw:line>
                <draw:line draw:style-name="gr848" draw:text-style-name="P27" draw:layer="layout" svg:x1="19.009cm" svg:y1="9.989cm" svg:x2="19.044cm" svg:y2="9.968cm">
                  <text:p/>
                </draw:line>
                <draw:line draw:style-name="gr849" draw:text-style-name="P27" draw:layer="layout" svg:x1="18.957cm" svg:y1="9.998cm" svg:x2="18.992cm" svg:y2="9.977cm">
                  <text:p/>
                </draw:line>
                <draw:line draw:style-name="gr850" draw:text-style-name="P27" draw:layer="layout" svg:x1="18.974cm" svg:y1="9.968cm" svg:x2="19.009cm" svg:y2="9.947cm">
                  <text:p/>
                </draw:line>
                <draw:line draw:style-name="gr851" draw:text-style-name="P27" draw:layer="layout" svg:x1="18.939cm" svg:y1="9.947cm" svg:x2="18.974cm" svg:y2="9.926cm">
                  <text:p/>
                </draw:line>
                <draw:line draw:style-name="gr852" draw:text-style-name="P27" draw:layer="layout" svg:x1="18.922cm" svg:y1="9.978cm" svg:x2="18.957cm" svg:y2="9.957cm">
                  <text:p/>
                </draw:line>
                <draw:line draw:style-name="gr853" draw:text-style-name="P27" draw:layer="layout" svg:x1="19.148cm" svg:y1="10.15cm" svg:x2="19.183cm" svg:y2="10.129cm">
                  <text:p/>
                </draw:line>
                <draw:line draw:style-name="gr854" draw:text-style-name="P27" draw:layer="layout" svg:x1="19.113cm" svg:y1="10.13cm" svg:x2="19.148cm" svg:y2="10.109cm">
                  <text:p/>
                </draw:line>
                <draw:line draw:style-name="gr855" draw:text-style-name="P27" draw:layer="layout" svg:x1="19.078cm" svg:y1="10.11cm" svg:x2="19.113cm" svg:y2="10.089cm">
                  <text:p/>
                </draw:line>
                <draw:line draw:style-name="gr856" draw:text-style-name="P27" draw:layer="layout" svg:x1="19.06cm" svg:y1="10.14cm" svg:x2="19.095cm" svg:y2="10.119cm">
                  <text:p/>
                </draw:line>
                <draw:line draw:style-name="gr857" draw:text-style-name="P27" draw:layer="layout" svg:x1="19.026cm" svg:y1="10.119cm" svg:x2="19.061cm" svg:y2="10.098cm">
                  <text:p/>
                </draw:line>
                <draw:line draw:style-name="gr858" draw:text-style-name="P27" draw:layer="layout" svg:x1="19.043cm" svg:y1="10.089cm" svg:x2="19.078cm" svg:y2="10.068cm">
                  <text:p/>
                </draw:line>
                <draw:line draw:style-name="gr859" draw:text-style-name="P27" draw:layer="layout" svg:x1="19.009cm" svg:y1="10.068cm" svg:x2="19.044cm" svg:y2="10.047cm">
                  <text:p/>
                </draw:line>
                <draw:line draw:style-name="gr860" draw:text-style-name="P27" draw:layer="layout" svg:x1="18.974cm" svg:y1="10.049cm" svg:x2="19.009cm" svg:y2="10.028cm">
                  <text:p/>
                </draw:line>
                <draw:line draw:style-name="gr861" draw:text-style-name="P27" draw:layer="layout" svg:x1="18.939cm" svg:y1="10.028cm" svg:x2="18.974cm" svg:y2="10.007cm">
                  <text:p/>
                </draw:line>
                <draw:line draw:style-name="gr862" draw:text-style-name="P27" draw:layer="layout" svg:x1="18.887cm" svg:y1="10.038cm" svg:x2="18.922cm" svg:y2="10.017cm">
                  <text:p/>
                </draw:line>
                <draw:line draw:style-name="gr863" draw:text-style-name="P27" draw:layer="layout" svg:x1="18.904cm" svg:y1="10.008cm" svg:x2="18.939cm" svg:y2="9.987cm">
                  <text:p/>
                </draw:line>
                <draw:line draw:style-name="gr864" draw:text-style-name="P27" draw:layer="layout" svg:x1="18.852cm" svg:y1="10.019cm" svg:x2="18.887cm" svg:y2="9.998cm">
                  <text:p/>
                </draw:line>
                <draw:line draw:style-name="gr865" draw:text-style-name="P27" draw:layer="layout" svg:x1="19.13cm" svg:y1="10.181cm" svg:x2="19.165cm" svg:y2="10.16cm">
                  <text:p/>
                </draw:line>
                <draw:line draw:style-name="gr866" draw:text-style-name="P27" draw:layer="layout" svg:x1="19.095cm" svg:y1="10.16cm" svg:x2="19.13cm" svg:y2="10.139cm">
                  <text:p/>
                </draw:line>
                <draw:line draw:style-name="gr867" draw:text-style-name="P27" draw:layer="layout" svg:x1="19.253cm" svg:y1="10.251cm" svg:x2="19.393cm" svg:y2="10.17cm">
                  <text:p/>
                </draw:line>
                <draw:line draw:style-name="gr868" draw:text-style-name="P27" draw:layer="layout" svg:x1="19.288cm" svg:y1="10.271cm" svg:x2="19.428cm" svg:y2="10.19cm">
                  <text:p/>
                </draw:line>
                <draw:line draw:style-name="gr869" draw:text-style-name="P27" draw:layer="layout" svg:x1="19.323cm" svg:y1="10.17cm" svg:x2="19.428cm" svg:y2="10.231cm">
                  <text:p/>
                </draw:line>
                <draw:line draw:style-name="gr870" draw:text-style-name="P27" draw:layer="layout" svg:x1="19.288cm" svg:y1="10.19cm" svg:x2="19.393cm" svg:y2="10.251cm">
                  <text:p/>
                </draw:line>
                <draw:line draw:style-name="gr871" draw:text-style-name="P27" draw:layer="layout" svg:x1="19.253cm" svg:y1="10.21cm" svg:x2="19.323cm" svg:y2="10.25cm">
                  <text:p/>
                </draw:line>
                <draw:polygon draw:style-name="gr872" draw:text-style-name="P21" draw:layer="layout" svg:width="0.557cm" svg:height="0.364cm" svg:x="18.764cm" svg:y="9.998cm" svg:viewBox="0 0 558 365" draw:points="0,40 0,0 558,324 558,365">
                  <text:p/>
                </draw:polygon>
                <draw:polygon draw:style-name="gr873" draw:text-style-name="P24" draw:layer="layout" svg:width="0.749cm" svg:height="0.475cm" svg:x="18.764cm" svg:y="9.886cm" svg:viewBox="0 0 750 476" draw:points="192,0 750,324 750,365 558,476 0,152 0,111">
                  <text:p/>
                </draw:polygon>
              </draw:g>
            </draw:g>
          </draw:g>
          <draw:frame draw:style-name="gr100" draw:text-style-name="P109" draw:layer="layout" svg:width="1.985cm" svg:height="1.073cm" svg:x="18.279cm" svg:y="10.484cm">
            <draw:text-box>
              <text:p text:style-name="P10"><text:span text:style-name="T35">g</text:span><text:span text:style-name="T35">r</text:span><text:span text:style-name="T35">o</text:span><text:span text:style-name="T35">n</text:span><text:span text:style-name="T35">d</text:span></text:p>
              <text:p text:style-name="P10"><text:span text:style-name="T36">w</text:span><text:span text:style-name="T36">g</text:span><text:span text:style-name="T36">r</text:span><text:span text:style-name="T36">o</text:span><text:span text:style-name="T36">n</text:span><text:span text:style-name="T36">d</text:span></text:p>
            </draw:text-box>
          </draw:frame>
        </draw:g>
        <draw:frame draw:style-name="gr874" draw:text-style-name="P111" draw:layer="layout" svg:width="3.139cm" svg:height="1.895cm" svg:x="26.071cm" svg:y="11.567cm">
          <draw:text-box>
            <text:p text:style-name="P110"><text:span text:style-name="T18">M</text:span><text:span text:style-name="T18">i</text:span><text:span text:style-name="T18">s</text:span><text:span text:style-name="T18">s</text:span><text:span text:style-name="T18">i</text:span><text:span text:style-name="T18">n</text:span><text:span text:style-name="T18">g</text:span><text:span text:style-name="T18">: </text:span><text:span text:style-name="T18">G</text:span><text:span text:style-name="T18">R</text:span><text:span text:style-name="T18">O</text:span><text:span text:style-name="T18">N</text:span><text:span text:style-name="T18">D</text:span><text:span text:style-name="T18"> </text:span><text:span text:style-name="T18">d</text:span><text:span text:style-name="T18">e</text:span><text:span text:style-name="T18">v</text:span><text:span text:style-name="T18">i</text:span><text:span text:style-name="T18">c</text:span><text:span text:style-name="T18">e</text:span><text:span text:style-name="T18">s </text:span><text:span text:style-name="T18">o</text:span><text:span text:style-name="T18">g</text:span><text:span text:style-name="T18">r</text:span><text:span text:style-name="T18">d</text:span><text:span text:style-name="T18">s</text:span><text:span text:style-name="T18">1</text:span><text:span text:style-name="T18">, </text:span><text:span text:style-name="T18">o</text:span><text:span text:style-name="T18">g</text:span><text:span text:style-name="T18">r</text:span><text:span text:style-name="T18">d</text:span><text:span text:style-name="T18">s</text:span><text:span text:style-name="T18">2</text:span><text:span text:style-name="T18">, </text:span><text:span text:style-name="T18">o</text:span><text:span text:style-name="T18">g</text:span><text:span text:style-name="T18">r</text:span><text:span text:style-name="T18">c</text:span><text:span text:style-name="T18">c</text:span><text:span text:style-name="T18">c</text:span><text:span text:style-name="T18">, </text:span><text:span text:style-name="T18">W</text:span><text:span text:style-name="T18">S </text:span><text:span text:style-name="T18">w</text:span><text:span text:style-name="T18">g</text:span><text:span text:style-name="T18">r</text:span><text:span text:style-name="T18">p</text:span><text:span text:style-name="T18">i</text:span><text:span text:style-name="T18">p</text:span><text:span text:style-name="T18">e</text:span><text:span text:style-name="T18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B" draw:display-name="Dark Grey Linear B" draw:style="linear" draw:start-color="#666666" draw:end-color="#999999" draw:start-intensity="100%" draw:end-intensity="100%" draw:angle="1800" draw:border="10%"/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hatch draw:name="Hatching_20_2" draw:display-name="Hatching 2" draw:style="single" draw:color="#3465a4" draw:distance="0.02cm" draw:rotation="0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ouble_20_Arrow" draw:display-name="Double Arrow" svg:viewBox="0 0 1131 1918" svg:d="M737 1131h394l-564-1131-567 1131h398l-398 787h1131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2T22:42:32.500181410</meta:creation-date>
    <dc:date>2020-02-18T00:29:38.042875006</dc:date>
    <meta:editing-duration>PT10H20M31S</meta:editing-duration>
    <meta:editing-cycles>41</meta:editing-cycles>
    <meta:generator>LibreOffice/6.1.6.3$Linux_X86_64 LibreOffice_project/10$Build-3</meta:generator>
    <meta:document-statistic meta:object-count="1138"/>
  </office:meta>
</office:document-meta>
</file>